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141.99pt"/>
    </style:style>
    <style:style style:name="co5" style:family="table-column">
      <style:table-column-properties fo:break-before="auto" style:column-width="114.24pt"/>
    </style:style>
    <style:style style:name="co6" style:family="table-column">
      <style:table-column-properties fo:break-before="auto" style:column-width="151.3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54.35pt"/>
    </style:style>
    <style:style style:name="co9" style:family="table-column">
      <style:table-column-properties fo:break-before="auto" style:column-width="118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897bb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none" style:country-asian="none" style:font-style-asian="normal" style:font-weight-asian="normal" style:font-name-complex="DejaVu Sans Mono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DejaVu Sans Mono" fo:font-size="9pt" fo:language="none" fo:country="none" style:font-name-asian="DejaVu Sans Mono" style:font-size-asian="9pt" style:language-asian="none" style:country-asian="none" style:font-name-complex="DejaVu Sans Mono" style:font-size-complex="9pt" style:language-complex="none" style:country-complex="none"/>
    </style:style>
    <style:style style:name="T1" style:family="text">
      <style:text-properties style:font-style-asian="normal" fo:color="#6897bb" style:font-weight-complex="normal" style:font-size-complex="9pt" style:font-size-asian="9pt" style:font-name-complex="DejaVu Sans Mono" style:font-name-asian="DejaVu Sans Mono" fo:font-style="normal" style:text-emphasize="none" style:font-relief="none" style:text-overline-style="none" style:text-overline-color="font-color" style:font-style-complex="normal" style:font-weight-asian="normal" fo:font-weight="normal" fo:language="none" fo:country="none" style:text-underline-style="none" style:text-underline-color="font-color" style:text-line-through-type="none" style:text-outline="false" fo:text-shadow="none" style:text-line-through-mode="continuous" style:language-asian="none" style:country-asian="none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data-logist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w1 * x1 +w2 * x2 </text:p>
          </table:table-cell>
          <table:table-cell office:value-type="string" calcext:value-type="string">
            <text:p>Y * (w1 * x1 +w2 * x2)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1-sigmoid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663826536825" calcext:value-type="float">
            <text:p>-0.663826536825</text:p>
          </table:table-cell>
          <table:table-cell office:value-type="float" office:value="-0.138525716794" calcext:value-type="float">
            <text:p>-0.138525716794</text:p>
          </table:table-cell>
          <table:table-cell table:formula="of:=[.B2] * [.$I$2] + [.C2] * [.$J$2]" office:value-type="float" office:value="-0.0282159058318208" calcext:value-type="float">
            <text:p>-0.028215905831821</text:p>
          </table:table-cell>
          <table:table-cell table:formula="of:=[.D2] * [.A2]" office:value-type="float" office:value="0.0282159058318208" calcext:value-type="float">
            <text:p>0.028215905831821</text:p>
          </table:table-cell>
          <table:table-cell table:formula="of:=1/(1 + EXP(-[.E2]))" office:value-type="float" office:value="0.507053508500705" calcext:value-type="float">
            <text:p>0.507053508500705</text:p>
          </table:table-cell>
          <table:table-cell table:formula="of:=1-[.F2]" office:value-type="float" office:value="0.492946491499295" calcext:value-type="float">
            <text:p>0.492946491499295</text:p>
          </table:table-cell>
          <table:table-cell/>
          <table:table-cell table:style-name="ce1" office:value-type="float" office:value="0.03573127" calcext:value-type="float">
            <text:p>0.03573127</text:p>
          </table:table-cell>
          <table:table-cell table:style-name="ce2" office:value-type="string" calcext:value-type="string">
            <text:p><text:span text:style-name="T1">0.03245997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9459550128" calcext:value-type="float">
            <text:p>1.99459550128</text:p>
          </table:table-cell>
          <table:table-cell office:value-type="float" office:value="2.46802467614" calcext:value-type="float">
            <text:p>2.46802467614</text:p>
          </table:table-cell>
          <table:table-cell table:formula="of:=[.B3] * [.$I$2] + [.C3] * [.$J$2]" office:value-type="float" office:value="0.151381437343785" calcext:value-type="float">
            <text:p>0.151381437343785</text:p>
          </table:table-cell>
          <table:table-cell table:formula="of:=[.D3] * [.A3]" office:value-type="float" office:value="0.151381437343785" calcext:value-type="float">
            <text:p>0.151381437343785</text:p>
          </table:table-cell>
          <table:table-cell table:formula="of:=1/(1 + EXP(-[.E3]))" office:value-type="float" office:value="0.537773251484093" calcext:value-type="float">
            <text:p>0.537773251484093</text:p>
          </table:table-cell>
          <table:table-cell table:formula="of:=1-[.F3]" office:value-type="float" office:value="0.462226748515907" calcext:value-type="float">
            <text:p>0.462226748515907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1.24739491636" calcext:value-type="float">
            <text:p>-1.24739491636</text:p>
          </table:table-cell>
          <table:table-cell office:value-type="float" office:value="0.749424636303" calcext:value-type="float">
            <text:p>0.749424636303</text:p>
          </table:table-cell>
          <table:table-cell table:formula="of:=[.B4] * [.$I$2] + [.C4] * [.$J$2]" office:value-type="float" office:value="-0.0202447033414303" calcext:value-type="float">
            <text:p>-0.02024470334143</text:p>
          </table:table-cell>
          <table:table-cell table:formula="of:=[.D4] * [.A4]" office:value-type="float" office:value="0.0202447033414303" calcext:value-type="float">
            <text:p>0.02024470334143</text:p>
          </table:table-cell>
          <table:table-cell table:formula="of:=1/(1 + EXP(-[.E4]))" office:value-type="float" office:value="0.505061002983037" calcext:value-type="float">
            <text:p>0.505061002983037</text:p>
          </table:table-cell>
          <table:table-cell table:formula="of:=1-[.F4]" office:value-type="float" office:value="0.494938997016963" calcext:value-type="float">
            <text:p>0.49493899701696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0937424866" calcext:value-type="float">
            <text:p>2.30937424866</text:p>
          </table:table-cell>
          <table:table-cell office:value-type="float" office:value="1.89983555937" calcext:value-type="float">
            <text:p>1.89983555937</text:p>
          </table:table-cell>
          <table:table-cell table:formula="of:=[.B5] * [.$I$2] + [.C5] * [.$J$2]" office:value-type="float" office:value="0.144185480072001" calcext:value-type="float">
            <text:p>0.144185480072001</text:p>
          </table:table-cell>
          <table:table-cell table:formula="of:=[.D5] * [.A5]" office:value-type="float" office:value="0.144185480072001" calcext:value-type="float">
            <text:p>0.144185480072001</text:p>
          </table:table-cell>
          <table:table-cell table:formula="of:=1/(1 + EXP(-[.E5]))" office:value-type="float" office:value="0.535984050880938" calcext:value-type="float">
            <text:p>0.535984050880938</text:p>
          </table:table-cell>
          <table:table-cell table:formula="of:=1-[.F5]" office:value-type="float" office:value="0.464015949119062" calcext:value-type="float">
            <text:p>0.46401594911906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49143314149" calcext:value-type="float">
            <text:p>0.849143314149</text:p>
          </table:table-cell>
          <table:table-cell office:value-type="float" office:value="2.40774982339" calcext:value-type="float">
            <text:p>2.40774982339</text:p>
          </table:table-cell>
          <table:table-cell table:formula="of:=[.B6] * [.$I$2] + [.C6] * [.$J$2]" office:value-type="float" office:value="0.108496456061297" calcext:value-type="float">
            <text:p>0.108496456061297</text:p>
          </table:table-cell>
          <table:table-cell table:formula="of:=[.D6] * [.A6]" office:value-type="float" office:value="0.108496456061297" calcext:value-type="float">
            <text:p>0.108496456061297</text:p>
          </table:table-cell>
          <table:table-cell table:formula="of:=1/(1 + EXP(-[.E6]))" office:value-type="float" office:value="0.527097537716445" calcext:value-type="float">
            <text:p>0.527097537716445</text:p>
          </table:table-cell>
          <table:table-cell table:formula="of:=1-[.F6]" office:value-type="float" office:value="0.472902462283555" calcext:value-type="float">
            <text:p>0.47290246228355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542709504" calcext:value-type="float">
            <text:p>1.4542709504</text:p>
          </table:table-cell>
          <table:table-cell office:value-type="float" office:value="-0.665415709003" calcext:value-type="float">
            <text:p>-0.665415709003</text:p>
          </table:table-cell>
          <table:table-cell table:formula="of:=[.B7] * [.$I$2] + [.C7] * [.$J$2]" office:value-type="float" office:value="0.0303635740301329" calcext:value-type="float">
            <text:p>0.030363574030133</text:p>
          </table:table-cell>
          <table:table-cell table:formula="of:=[.D7] * [.A7]" office:value-type="float" office:value="0.0303635740301329" calcext:value-type="float">
            <text:p>0.030363574030133</text:p>
          </table:table-cell>
          <table:table-cell table:formula="of:=1/(1 + EXP(-[.E7]))" office:value-type="float" office:value="0.507590310361407" calcext:value-type="float">
            <text:p>0.507590310361407</text:p>
          </table:table-cell>
          <table:table-cell table:formula="of:=1-[.F7]" office:value-type="float" office:value="0.492409689638593" calcext:value-type="float">
            <text:p>0.49240968963859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5422743269" calcext:value-type="float">
            <text:p>2.25422743269</text:p>
          </table:table-cell>
          <table:table-cell office:value-type="float" office:value="2.2637858535" calcext:value-type="float">
            <text:p>2.2637858535</text:p>
          </table:table-cell>
          <table:table-cell table:formula="of:=[.B8] * [.$I$2] + [.C8] * [.$J$2]" office:value-type="float" office:value="0.154028829929888" calcext:value-type="float">
            <text:p>0.154028829929888</text:p>
          </table:table-cell>
          <table:table-cell table:formula="of:=[.D8] * [.A8]" office:value-type="float" office:value="0.154028829929888" calcext:value-type="float">
            <text:p>0.154028829929888</text:p>
          </table:table-cell>
          <table:table-cell table:formula="of:=1/(1 + EXP(-[.E8]))" office:value-type="float" office:value="0.538431256096641" calcext:value-type="float">
            <text:p>0.538431256096641</text:p>
          </table:table-cell>
          <table:table-cell table:formula="of:=1-[.F8]" office:value-type="float" office:value="0.461568743903359" calcext:value-type="float">
            <text:p>0.461568743903359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0675795166056" calcext:value-type="float">
            <text:p>-0.0675795166056</text:p>
          </table:table-cell>
          <table:table-cell office:value-type="float" office:value="1.46914109556" calcext:value-type="float">
            <text:p>1.46914109556</text:p>
          </table:table-cell>
          <table:table-cell table:formula="of:=[.B9] * [.$I$2] + [.C9] * [.$J$2]" office:value-type="float" office:value="0.0452735739333406" calcext:value-type="float">
            <text:p>0.045273573933341</text:p>
          </table:table-cell>
          <table:table-cell table:formula="of:=[.D9] * [.A9]" office:value-type="float" office:value="-0.0452735739333406" calcext:value-type="float">
            <text:p>-0.045273573933341</text:p>
          </table:table-cell>
          <table:table-cell table:formula="of:=1/(1 + EXP(-[.E9]))" office:value-type="float" office:value="0.488683539393107" calcext:value-type="float">
            <text:p>0.488683539393107</text:p>
          </table:table-cell>
          <table:table-cell table:formula="of:=1-[.F9]" office:value-type="float" office:value="0.511316460606893" calcext:value-type="float">
            <text:p>0.511316460606893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861960913075" calcext:value-type="float">
            <text:p>-0.861960913075</text:p>
          </table:table-cell>
          <table:table-cell office:value-type="float" office:value="-0.824855578346" calcext:value-type="float">
            <text:p>-0.824855578346</text:p>
          </table:table-cell>
          <table:table-cell table:formula="of:=[.B10] * [.$I$2] + [.C10] * [.$J$2]" office:value-type="float" office:value="-0.0575737454419732" calcext:value-type="float">
            <text:p>-0.057573745441973</text:p>
          </table:table-cell>
          <table:table-cell table:formula="of:=[.D10] * [.A10]" office:value-type="float" office:value="0.0575737454419732" calcext:value-type="float">
            <text:p>0.057573745441973</text:p>
          </table:table-cell>
          <table:table-cell table:formula="of:=1/(1 + EXP(-[.E10]))" office:value-type="float" office:value="0.514389461807612" calcext:value-type="float">
            <text:p>0.514389461807612</text:p>
          </table:table-cell>
          <table:table-cell table:formula="of:=1-[.F10]" office:value-type="float" office:value="0.485610538192388" calcext:value-type="float">
            <text:p>0.48561053819238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9178929108" calcext:value-type="float">
            <text:p>0.699178929108</text:p>
          </table:table-cell>
          <table:table-cell office:value-type="float" office:value="2.03248760563" calcext:value-type="float">
            <text:p>2.03248760563</text:p>
          </table:table-cell>
          <table:table-cell table:formula="of:=[.B11] * [.$I$2] + [.C11] * [.$J$2]" office:value-type="float" office:value="0.0909570377983904" calcext:value-type="float">
            <text:p>0.090957037798391</text:p>
          </table:table-cell>
          <table:table-cell table:formula="of:=[.D11] * [.A11]" office:value-type="float" office:value="0.0909570377983904" calcext:value-type="float">
            <text:p>0.090957037798391</text:p>
          </table:table-cell>
          <table:table-cell table:formula="of:=1/(1 + EXP(-[.E11]))" office:value-type="float" office:value="0.522723595238053" calcext:value-type="float">
            <text:p>0.522723595238053</text:p>
          </table:table-cell>
          <table:table-cell table:formula="of:=1-[.F11]" office:value-type="float" office:value="0.477276404761947" calcext:value-type="float">
            <text:p>0.477276404761947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161479961036" calcext:value-type="float">
            <text:p>-0.161479961036</text:p>
          </table:table-cell>
          <table:table-cell office:value-type="float" office:value="0.495461854788" calcext:value-type="float">
            <text:p>0.495461854788</text:p>
          </table:table-cell>
          <table:table-cell table:formula="of:=[.B12] * [.$I$2] + [.C12] * [.$J$2]" office:value-type="float" office:value="0.010312792855196" calcext:value-type="float">
            <text:p>0.010312792855196</text:p>
          </table:table-cell>
          <table:table-cell table:formula="of:=[.D12] * [.A12]" office:value-type="float" office:value="-0.010312792855196" calcext:value-type="float">
            <text:p>-0.010312792855196</text:p>
          </table:table-cell>
          <table:table-cell table:formula="of:=1/(1 + EXP(-[.E12]))" office:value-type="float" office:value="0.497421824636034" calcext:value-type="float">
            <text:p>0.497421824636034</text:p>
          </table:table-cell>
          <table:table-cell table:formula="of:=1-[.F12]" office:value-type="float" office:value="0.502578175363966" calcext:value-type="float">
            <text:p>0.502578175363966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147102261366" calcext:value-type="float">
            <text:p>-0.147102261366</text:p>
          </table:table-cell>
          <table:table-cell office:value-type="float" office:value="0.419646539293" calcext:value-type="float">
            <text:p>0.419646539293</text:p>
          </table:table-cell>
          <table:table-cell table:formula="of:=[.B13] * [.$I$2] + [.C13] * [.$J$2]" office:value-type="float" office:value="0.00836556345757549" calcext:value-type="float">
            <text:p>0.008365563457575</text:p>
          </table:table-cell>
          <table:table-cell table:formula="of:=[.D13] * [.A13]" office:value-type="float" office:value="-0.00836556345757549" calcext:value-type="float">
            <text:p>-0.008365563457575</text:p>
          </table:table-cell>
          <table:table-cell table:formula="of:=1/(1 + EXP(-[.E13]))" office:value-type="float" office:value="0.497908621332277" calcext:value-type="float">
            <text:p>0.497908621332277</text:p>
          </table:table-cell>
          <table:table-cell table:formula="of:=1-[.F13]" office:value-type="float" office:value="0.502091378667723" calcext:value-type="float">
            <text:p>0.502091378667723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0802959559549" calcext:value-type="float">
            <text:p>0.0802959559549</text:p>
          </table:table-cell>
          <table:table-cell office:value-type="float" office:value="-1.1560970761" calcext:value-type="float">
            <text:p>-1.1560970761</text:p>
          </table:table-cell>
          <table:table-cell table:formula="of:=[.B14] * [.$I$2] + [.C14] * [.$J$2]" office:value-type="float" office:value="-0.0346577999251611" calcext:value-type="float">
            <text:p>-0.034657799925161</text:p>
          </table:table-cell>
          <table:table-cell table:formula="of:=[.D14] * [.A14]" office:value-type="float" office:value="0.0346577999251611" calcext:value-type="float">
            <text:p>0.034657799925161</text:p>
          </table:table-cell>
          <table:table-cell table:formula="of:=1/(1 + EXP(-[.E14]))" office:value-type="float" office:value="0.508663582800656" calcext:value-type="float">
            <text:p>0.508663582800656</text:p>
          </table:table-cell>
          <table:table-cell table:formula="of:=1-[.F14]" office:value-type="float" office:value="0.491336417199344" calcext:value-type="float">
            <text:p>0.491336417199344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.72065543353" calcext:value-type="float">
            <text:p>1.72065543353</text:p>
          </table:table-cell>
          <table:table-cell office:value-type="float" office:value="-1.08066154412" calcext:value-type="float">
            <text:p>-1.08066154412</text:p>
          </table:table-cell>
          <table:table-cell table:formula="of:=[.B15] * [.$I$2] + [.C15] * [.$J$2]" office:value-type="float" office:value="0.0264029625701386" calcext:value-type="float">
            <text:p>0.026402962570139</text:p>
          </table:table-cell>
          <table:table-cell table:formula="of:=[.D15] * [.A15]" office:value-type="float" office:value="-0.0264029625701386" calcext:value-type="float">
            <text:p>-0.026402962570139</text:p>
          </table:table-cell>
          <table:table-cell table:formula="of:=1/(1 + EXP(-[.E15]))" office:value-type="float" office:value="0.4933996427878" calcext:value-type="float">
            <text:p>0.4933996427878</text:p>
          </table:table-cell>
          <table:table-cell table:formula="of:=1-[.F15]" office:value-type="float" office:value="0.5066003572122" calcext:value-type="float">
            <text:p>0.50660035721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7395764659" calcext:value-type="float">
            <text:p>1.57395764659</text:p>
          </table:table-cell>
          <table:table-cell office:value-type="float" office:value="1.7854335648" calcext:value-type="float">
            <text:p>1.7854335648</text:p>
          </table:table-cell>
          <table:table-cell table:formula="of:=[.B16] * [.$I$2] + [.C16] * [.$J$2]" office:value-type="float" office:value="0.114194625589273" calcext:value-type="float">
            <text:p>0.114194625589273</text:p>
          </table:table-cell>
          <table:table-cell table:formula="of:=[.D16] * [.A16]" office:value-type="float" office:value="0.114194625589273" calcext:value-type="float">
            <text:p>0.114194625589273</text:p>
          </table:table-cell>
          <table:table-cell table:formula="of:=1/(1 + EXP(-[.E16]))" office:value-type="float" office:value="0.528517672945713" calcext:value-type="float">
            <text:p>0.528517672945713</text:p>
          </table:table-cell>
          <table:table-cell table:formula="of:=1-[.F16]" office:value-type="float" office:value="0.471482327054287" calcext:value-type="float">
            <text:p>0.471482327054287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.16844517782" calcext:value-type="float">
            <text:p>1.16844517782</text:p>
          </table:table-cell>
          <table:table-cell office:value-type="float" office:value="-0.645619241065" calcext:value-type="float">
            <text:p>-0.645619241065</text:p>
          </table:table-cell>
          <table:table-cell table:formula="of:=[.B17] * [.$I$2] + [.C17] * [.$J$2]" office:value-type="float" office:value="0.0207932489324918" calcext:value-type="float">
            <text:p>0.020793248932492</text:p>
          </table:table-cell>
          <table:table-cell table:formula="of:=[.D17] * [.A17]" office:value-type="float" office:value="-0.0207932489324918" calcext:value-type="float">
            <text:p>-0.020793248932492</text:p>
          </table:table-cell>
          <table:table-cell table:formula="of:=1/(1 + EXP(-[.E17]))" office:value-type="float" office:value="0.494801875053623" calcext:value-type="float">
            <text:p>0.494801875053623</text:p>
          </table:table-cell>
          <table:table-cell table:formula="of:=1-[.F17]" office:value-type="float" office:value="0.505198124946377" calcext:value-type="float">
            <text:p>0.505198124946377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06662736015" calcext:value-type="float">
            <text:p>-0.06662736015</text:p>
          </table:table-cell>
          <table:table-cell office:value-type="float" office:value="-1.05974658502" calcext:value-type="float">
            <text:p>-1.05974658502</text:p>
          </table:table-cell>
          <table:table-cell table:formula="of:=[.B18] * [.$I$2] + [.C18] * [.$J$2]" office:value-type="float" office:value="-0.0367800225522585" calcext:value-type="float">
            <text:p>-0.036780022552259</text:p>
          </table:table-cell>
          <table:table-cell table:formula="of:=[.D18] * [.A18]" office:value-type="float" office:value="0.0367800225522585" calcext:value-type="float">
            <text:p>0.036780022552259</text:p>
          </table:table-cell>
          <table:table-cell table:formula="of:=1/(1 + EXP(-[.E18]))" office:value-type="float" office:value="0.509193969217575" calcext:value-type="float">
            <text:p>0.509193969217575</text:p>
          </table:table-cell>
          <table:table-cell table:formula="of:=1-[.F18]" office:value-type="float" office:value="0.490806030782425" calcext:value-type="float">
            <text:p>0.49080603078242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633547323" calcext:value-type="float">
            <text:p>1.1633547323</text:p>
          </table:table-cell>
          <table:table-cell office:value-type="float" office:value="1.74588675611" calcext:value-type="float">
            <text:p>1.74588675611</text:p>
          </table:table-cell>
          <table:table-cell table:formula="of:=[.B19] * [.$I$2] + [.C19] * [.$J$2]" office:value-type="float" office:value="0.0982395737723169" calcext:value-type="float">
            <text:p>0.098239573772317</text:p>
          </table:table-cell>
          <table:table-cell table:formula="of:=[.D19] * [.A19]" office:value-type="float" office:value="0.0982395737723169" calcext:value-type="float">
            <text:p>0.098239573772317</text:p>
          </table:table-cell>
          <table:table-cell table:formula="of:=1/(1 + EXP(-[.E19]))" office:value-type="float" office:value="0.524540160164817" calcext:value-type="float">
            <text:p>0.524540160164817</text:p>
          </table:table-cell>
          <table:table-cell table:formula="of:=1-[.F19]" office:value-type="float" office:value="0.475459839835183" calcext:value-type="float">
            <text:p>0.47545983983518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09696978734" calcext:value-type="float">
            <text:p>2.09696978734</text:p>
          </table:table-cell>
          <table:table-cell office:value-type="float" office:value="1.12963765866" calcext:value-type="float">
            <text:p>1.12963765866</text:p>
          </table:table-cell>
          <table:table-cell table:formula="of:=[.B20] * [.$I$2] + [.C20] * [.$J$2]" office:value-type="float" office:value="0.111595398164262" calcext:value-type="float">
            <text:p>0.111595398164262</text:p>
          </table:table-cell>
          <table:table-cell table:formula="of:=[.D20] * [.A20]" office:value-type="float" office:value="0.111595398164262" calcext:value-type="float">
            <text:p>0.111595398164262</text:p>
          </table:table-cell>
          <table:table-cell table:formula="of:=1/(1 + EXP(-[.E20]))" office:value-type="float" office:value="0.527869932282702" calcext:value-type="float">
            <text:p>0.527869932282702</text:p>
          </table:table-cell>
          <table:table-cell table:formula="of:=1-[.F20]" office:value-type="float" office:value="0.472130067717298" calcext:value-type="float">
            <text:p>0.47213006771729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03570513408" calcext:value-type="float">
            <text:p>3.03570513408</text:p>
          </table:table-cell>
          <table:table-cell office:value-type="float" office:value="2.14283779581" calcext:value-type="float">
            <text:p>2.14283779581</text:p>
          </table:table-cell>
          <table:table-cell table:formula="of:=[.B21] * [.$I$2] + [.C21] * [.$J$2]" office:value-type="float" office:value="0.178026050353057" calcext:value-type="float">
            <text:p>0.178026050353057</text:p>
          </table:table-cell>
          <table:table-cell table:formula="of:=[.D21] * [.A21]" office:value-type="float" office:value="0.178026050353057" calcext:value-type="float">
            <text:p>0.178026050353057</text:p>
          </table:table-cell>
          <table:table-cell table:formula="of:=1/(1 + EXP(-[.E21]))" office:value-type="float" office:value="0.544389337513345" calcext:value-type="float">
            <text:p>0.544389337513345</text:p>
          </table:table-cell>
          <table:table-cell table:formula="of:=1-[.F21]" office:value-type="float" office:value="0.455610662486655" calcext:value-type="float">
            <text:p>0.455610662486655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831852058628" calcext:value-type="float">
            <text:p>0.831852058628</text:p>
          </table:table-cell>
          <table:table-cell office:value-type="float" office:value="-0.606776832016" calcext:value-type="float">
            <text:p>-0.606776832016</text:p>
          </table:table-cell>
          <table:table-cell table:formula="of:=[.B22] * [.$I$2] + [.C22] * [.$J$2]" office:value-type="float" office:value="0.0100271727429585" calcext:value-type="float">
            <text:p>0.010027172742959</text:p>
          </table:table-cell>
          <table:table-cell table:formula="of:=[.D22] * [.A22]" office:value-type="float" office:value="-0.0100271727429585" calcext:value-type="float">
            <text:p>-0.010027172742959</text:p>
          </table:table-cell>
          <table:table-cell table:formula="of:=1/(1 + EXP(-[.E22]))" office:value-type="float" office:value="0.497493227817674" calcext:value-type="float">
            <text:p>0.497493227817674</text:p>
          </table:table-cell>
          <table:table-cell table:formula="of:=1-[.F22]" office:value-type="float" office:value="0.502506772182326" calcext:value-type="float">
            <text:p>0.50250677218232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2.977800215" calcext:value-type="float">
            <text:p>-12.977800215</text:p>
          </table:table-cell>
          <table:table-cell office:value-type="float" office:value="-4.57305579231" calcext:value-type="float">
            <text:p>-4.57305579231</text:p>
          </table:table-cell>
          <table:table-cell table:formula="of:=[.B23] * [.$I$2] + [.C23] * [.$J$2]" office:value-type="float" office:value="-0.612154537314932" calcext:value-type="float">
            <text:p>-0.612154537314932</text:p>
          </table:table-cell>
          <table:table-cell table:formula="of:=[.D23] * [.A23]" office:value-type="float" office:value="-0.612154537314932" calcext:value-type="float">
            <text:p>-0.612154537314932</text:p>
          </table:table-cell>
          <table:table-cell table:formula="of:=1/(1 + EXP(-[.E23]))" office:value-type="float" office:value="0.351567875626535" calcext:value-type="float">
            <text:p>0.351567875626535</text:p>
          </table:table-cell>
          <table:table-cell table:formula="of:=1-[.F23]" office:value-type="float" office:value="0.648432124373465" calcext:value-type="float">
            <text:p>0.648432124373465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842603085438" calcext:value-type="float">
            <text:p>-0.842603085438</text:p>
          </table:table-cell>
          <table:table-cell office:value-type="float" office:value="-1.07628156079" calcext:value-type="float">
            <text:p>-1.07628156079</text:p>
          </table:table-cell>
          <table:table-cell table:formula="of:=[.B24] * [.$I$2] + [.C24] * [.$J$2]" office:value-type="float" office:value="-0.0650433455234148" calcext:value-type="float">
            <text:p>-0.065043345523415</text:p>
          </table:table-cell>
          <table:table-cell table:formula="of:=[.D24] * [.A24]" office:value-type="float" office:value="0.0650433455234148" calcext:value-type="float">
            <text:p>0.065043345523415</text:p>
          </table:table-cell>
          <table:table-cell table:formula="of:=1/(1 + EXP(-[.E24]))" office:value-type="float" office:value="0.51625510599743" calcext:value-type="float">
            <text:p>0.51625510599743</text:p>
          </table:table-cell>
          <table:table-cell table:formula="of:=1-[.F24]" office:value-type="float" office:value="0.48374489400257" calcext:value-type="float">
            <text:p>0.48374489400257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473536723423" calcext:value-type="float">
            <text:p>-0.473536723423</text:p>
          </table:table-cell>
          <table:table-cell office:value-type="float" office:value="-0.734473330818" calcext:value-type="float">
            <text:p>-0.734473330818</text:p>
          </table:table-cell>
          <table:table-cell table:formula="of:=[.B25] * [.$I$2] + [.C25] * [.$J$2]" office:value-type="float" office:value="-0.0407610508036949" calcext:value-type="float">
            <text:p>-0.040761050803695</text:p>
          </table:table-cell>
          <table:table-cell table:formula="of:=[.D25] * [.A25]" office:value-type="float" office:value="0.0407610508036949" calcext:value-type="float">
            <text:p>0.040761050803695</text:p>
          </table:table-cell>
          <table:table-cell table:formula="of:=1/(1 + EXP(-[.E25]))" office:value-type="float" office:value="0.510188852039707" calcext:value-type="float">
            <text:p>0.510188852039707</text:p>
          </table:table-cell>
          <table:table-cell table:formula="of:=1-[.F25]" office:value-type="float" office:value="0.489811147960293" calcext:value-type="float">
            <text:p>0.489811147960293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.54037312571" calcext:value-type="float">
            <text:p>1.54037312571</text:p>
          </table:table-cell>
          <table:table-cell office:value-type="float" office:value="0.167920517521" calcext:value-type="float">
            <text:p>0.167920517521</text:p>
          </table:table-cell>
          <table:table-cell table:formula="of:=[.B26] * [.$I$2] + [.C26] * [.$J$2]" office:value-type="float" office:value="0.0604901830166041" calcext:value-type="float">
            <text:p>0.060490183016604</text:p>
          </table:table-cell>
          <table:table-cell table:formula="of:=[.D26] * [.A26]" office:value-type="float" office:value="-0.0604901830166041" calcext:value-type="float">
            <text:p>-0.060490183016604</text:p>
          </table:table-cell>
          <table:table-cell table:formula="of:=1/(1 + EXP(-[.E26]))" office:value-type="float" office:value="0.484882063753889" calcext:value-type="float">
            <text:p>0.484882063753889</text:p>
          </table:table-cell>
          <table:table-cell table:formula="of:=1-[.F26]" office:value-type="float" office:value="0.515117936246111" calcext:value-type="float">
            <text:p>0.515117936246111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495341113263" calcext:value-type="float">
            <text:p>0.495341113263</text:p>
          </table:table-cell>
          <table:table-cell office:value-type="float" office:value="0.0667507236575" calcext:value-type="float">
            <text:p>0.0667507236575</text:p>
          </table:table-cell>
          <table:table-cell table:formula="of:=[.B27] * [.$I$2] + [.C27] * [.$J$2]" office:value-type="float" office:value="0.0198658935475016" calcext:value-type="float">
            <text:p>0.019865893547502</text:p>
          </table:table-cell>
          <table:table-cell table:formula="of:=[.D27] * [.A27]" office:value-type="float" office:value="-0.0198658935475016" calcext:value-type="float">
            <text:p>-0.019865893547502</text:p>
          </table:table-cell>
          <table:table-cell table:formula="of:=1/(1 + EXP(-[.E27]))" office:value-type="float" office:value="0.495033689943115" calcext:value-type="float">
            <text:p>0.495033689943115</text:p>
          </table:table-cell>
          <table:table-cell table:formula="of:=1-[.F27]" office:value-type="float" office:value="0.504966310056885" calcext:value-type="float">
            <text:p>0.50496631005688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0914860395" calcext:value-type="float">
            <text:p>2.0914860395</text:p>
          </table:table-cell>
          <table:table-cell office:value-type="float" office:value="2.55000483607" calcext:value-type="float">
            <text:p>2.55000483607</text:p>
          </table:table-cell>
          <table:table-cell table:formula="of:=[.B28] * [.$I$2] + [.C28] * [.$J$2]" office:value-type="float" office:value="0.157504532857292" calcext:value-type="float">
            <text:p>0.157504532857292</text:p>
          </table:table-cell>
          <table:table-cell table:formula="of:=[.D28] * [.A28]" office:value-type="float" office:value="0.157504532857292" calcext:value-type="float">
            <text:p>0.157504532857292</text:p>
          </table:table-cell>
          <table:table-cell table:formula="of:=1/(1 + EXP(-[.E28]))" office:value-type="float" office:value="0.539294932113736" calcext:value-type="float">
            <text:p>0.539294932113736</text:p>
          </table:table-cell>
          <table:table-cell table:formula="of:=1-[.F28]" office:value-type="float" office:value="0.460705067886264" calcext:value-type="float">
            <text:p>0.46070506788626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9370546101" calcext:value-type="float">
            <text:p>2.9370546101</text:p>
          </table:table-cell>
          <table:table-cell office:value-type="float" office:value="3.26080036446" calcext:value-type="float">
            <text:p>3.26080036446</text:p>
          </table:table-cell>
          <table:table-cell table:formula="of:=[.B29] * [.$I$2] + [.C29] * [.$J$2]" office:value-type="float" office:value="0.210790173284588" calcext:value-type="float">
            <text:p>0.210790173284588</text:p>
          </table:table-cell>
          <table:table-cell table:formula="of:=[.D29] * [.A29]" office:value-type="float" office:value="0.210790173284588" calcext:value-type="float">
            <text:p>0.210790173284588</text:p>
          </table:table-cell>
          <table:table-cell table:formula="of:=1/(1 + EXP(-[.E29]))" office:value-type="float" office:value="0.552503282803203" calcext:value-type="float">
            <text:p>0.552503282803203</text:p>
          </table:table-cell>
          <table:table-cell table:formula="of:=1-[.F29]" office:value-type="float" office:value="0.447496717196797" calcext:value-type="float">
            <text:p>0.447496717196797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501666814497" calcext:value-type="float">
            <text:p>-0.501666814497</text:p>
          </table:table-cell>
          <table:table-cell office:value-type="float" office:value="0.318888672551" calcext:value-type="float">
            <text:p>0.318888672551</text:p>
          </table:table-cell>
          <table:table-cell table:formula="of:=[.B30] * [.$I$2] + [.C30] * [.$J$2]" office:value-type="float" office:value="-0.00757407565448694" calcext:value-type="float">
            <text:p>-0.007574075654487</text:p>
          </table:table-cell>
          <table:table-cell table:formula="of:=[.D30] * [.A30]" office:value-type="float" office:value="0.00757407565448694" calcext:value-type="float">
            <text:p>0.007574075654487</text:p>
          </table:table-cell>
          <table:table-cell table:formula="of:=1/(1 + EXP(-[.E30]))" office:value-type="float" office:value="0.501893509861608" calcext:value-type="float">
            <text:p>0.501893509861608</text:p>
          </table:table-cell>
          <table:table-cell table:formula="of:=1-[.F30]" office:value-type="float" office:value="0.498106490138392" calcext:value-type="float">
            <text:p>0.498106490138392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830206648453" calcext:value-type="float">
            <text:p>0.830206648453</text:p>
          </table:table-cell>
          <table:table-cell office:value-type="float" office:value="1.23462069508" calcext:value-type="float">
            <text:p>1.23462069508</text:p>
          </table:table-cell>
          <table:table-cell table:formula="of:=[.B31] * [.$I$2] + [.C31] * [.$J$2]" office:value-type="float" office:value="0.0697400886353452" calcext:value-type="float">
            <text:p>0.069740088635345</text:p>
          </table:table-cell>
          <table:table-cell table:formula="of:=[.D31] * [.A31]" office:value-type="float" office:value="-0.0697400886353452" calcext:value-type="float">
            <text:p>-0.069740088635345</text:p>
          </table:table-cell>
          <table:table-cell table:formula="of:=1/(1 + EXP(-[.E31]))" office:value-type="float" office:value="0.482572040936581" calcext:value-type="float">
            <text:p>0.482572040936581</text:p>
          </table:table-cell>
          <table:table-cell table:formula="of:=1-[.F31]" office:value-type="float" office:value="0.517427959063419" calcext:value-type="float">
            <text:p>0.517427959063419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390148299661" calcext:value-type="float">
            <text:p>-0.390148299661</text:p>
          </table:table-cell>
          <table:table-cell office:value-type="float" office:value="-0.436249303137" calcext:value-type="float">
            <text:p>-0.436249303137</text:p>
          </table:table-cell>
          <table:table-cell table:formula="of:=[.B32] * [.$I$2] + [.C32] * [.$J$2]" office:value-type="float" office:value="-0.028101133527576" calcext:value-type="float">
            <text:p>-0.028101133527576</text:p>
          </table:table-cell>
          <table:table-cell table:formula="of:=[.D32] * [.A32]" office:value-type="float" office:value="0.028101133527576" calcext:value-type="float">
            <text:p>0.028101133527576</text:p>
          </table:table-cell>
          <table:table-cell table:formula="of:=1/(1 + EXP(-[.E32]))" office:value-type="float" office:value="0.507024821111602" calcext:value-type="float">
            <text:p>0.507024821111602</text:p>
          </table:table-cell>
          <table:table-cell table:formula="of:=1-[.F32]" office:value-type="float" office:value="0.492975178888398" calcext:value-type="float">
            <text:p>0.492975178888398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527212710025" calcext:value-type="float">
            <text:p>-0.527212710025</text:p>
          </table:table-cell>
          <table:table-cell office:value-type="float" office:value="1.00717622223" calcext:value-type="float">
            <text:p>1.00717622223</text:p>
          </table:table-cell>
          <table:table-cell table:formula="of:=[.B33] * [.$I$2] + [.C33] * [.$J$2]" office:value-type="float" office:value="0.0138549302689642" calcext:value-type="float">
            <text:p>0.013854930268964</text:p>
          </table:table-cell>
          <table:table-cell table:formula="of:=[.D33] * [.A33]" office:value-type="float" office:value="-0.0138549302689642" calcext:value-type="float">
            <text:p>-0.013854930268964</text:p>
          </table:table-cell>
          <table:table-cell table:formula="of:=1/(1 + EXP(-[.E33]))" office:value-type="float" office:value="0.496536322839609" calcext:value-type="float">
            <text:p>0.496536322839609</text:p>
          </table:table-cell>
          <table:table-cell table:formula="of:=1-[.F33]" office:value-type="float" office:value="0.503463677160391" calcext:value-type="float">
            <text:p>0.50346367716039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37816843065" calcext:value-type="float">
            <text:p>3.37816843065</text:p>
          </table:table-cell>
          <table:table-cell office:value-type="float" office:value="3.55385229033" calcext:value-type="float">
            <text:p>3.55385229033</text:p>
          </table:table-cell>
          <table:table-cell table:formula="of:=[.B34] * [.$I$2] + [.C34] * [.$J$2]" office:value-type="float" office:value="0.236064187029574" calcext:value-type="float">
            <text:p>0.236064187029574</text:p>
          </table:table-cell>
          <table:table-cell table:formula="of:=[.D34] * [.A34]" office:value-type="float" office:value="0.236064187029574" calcext:value-type="float">
            <text:p>0.236064187029574</text:p>
          </table:table-cell>
          <table:table-cell table:formula="of:=1/(1 + EXP(-[.E34]))" office:value-type="float" office:value="0.558743503278186" calcext:value-type="float">
            <text:p>0.558743503278186</text:p>
          </table:table-cell>
          <table:table-cell table:formula="of:=1-[.F34]" office:value-type="float" office:value="0.441256496721814" calcext:value-type="float">
            <text:p>0.44125649672181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37315299707" calcext:value-type="float">
            <text:p>3.37315299707</text:p>
          </table:table-cell>
          <table:table-cell office:value-type="float" office:value="1.38557248344" calcext:value-type="float">
            <text:p>1.38557248344</text:p>
          </table:table-cell>
          <table:table-cell table:formula="of:=[.B35] * [.$I$2] + [.C35] * [.$J$2]" office:value-type="float" office:value="0.165502681734905" calcext:value-type="float">
            <text:p>0.165502681734905</text:p>
          </table:table-cell>
          <table:table-cell table:formula="of:=[.D35] * [.A35]" office:value-type="float" office:value="0.165502681734905" calcext:value-type="float">
            <text:p>0.165502681734905</text:p>
          </table:table-cell>
          <table:table-cell table:formula="of:=1/(1 + EXP(-[.E35]))" office:value-type="float" office:value="0.541281484520856" calcext:value-type="float">
            <text:p>0.541281484520856</text:p>
          </table:table-cell>
          <table:table-cell table:formula="of:=1-[.F35]" office:value-type="float" office:value="0.458718515479144" calcext:value-type="float">
            <text:p>0.458718515479144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210285721111" calcext:value-type="float">
            <text:p>-0.210285721111</text:p>
          </table:table-cell>
          <table:table-cell office:value-type="float" office:value="1.43528078995" calcext:value-type="float">
            <text:p>1.43528078995</text:p>
          </table:table-cell>
          <table:table-cell table:formula="of:=[.B36] * [.$I$2] + [.C36] * [.$J$2]" office:value-type="float" office:value="0.0390753955051915" calcext:value-type="float">
            <text:p>0.039075395505192</text:p>
          </table:table-cell>
          <table:table-cell table:formula="of:=[.D36] * [.A36]" office:value-type="float" office:value="-0.0390753955051915" calcext:value-type="float">
            <text:p>-0.039075395505192</text:p>
          </table:table-cell>
          <table:table-cell table:formula="of:=1/(1 + EXP(-[.E36]))" office:value-type="float" office:value="0.490232393927591" calcext:value-type="float">
            <text:p>0.490232393927591</text:p>
          </table:table-cell>
          <table:table-cell table:formula="of:=1-[.F36]" office:value-type="float" office:value="0.509767606072409" calcext:value-type="float">
            <text:p>0.509767606072409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.54252027021" calcext:value-type="float">
            <text:p>2.54252027021</text:p>
          </table:table-cell>
          <table:table-cell office:value-type="float" office:value="-0.704410753258" calcext:value-type="float">
            <text:p>-0.704410753258</text:p>
          </table:table-cell>
          <table:table-cell table:formula="of:=[.B37] * [.$I$2] + [.C37] * [.$J$2]" office:value-type="float" office:value="0.0679823263369144" calcext:value-type="float">
            <text:p>0.067982326336914</text:p>
          </table:table-cell>
          <table:table-cell table:formula="of:=[.D37] * [.A37]" office:value-type="float" office:value="-0.0679823263369144" calcext:value-type="float">
            <text:p>-0.067982326336914</text:p>
          </table:table-cell>
          <table:table-cell table:formula="of:=1/(1 + EXP(-[.E37]))" office:value-type="float" office:value="0.483010960952397" calcext:value-type="float">
            <text:p>0.483010960952397</text:p>
          </table:table-cell>
          <table:table-cell table:formula="of:=1-[.F37]" office:value-type="float" office:value="0.516989039047603" calcext:value-type="float">
            <text:p>0.51698903904760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949689445" calcext:value-type="float">
            <text:p>1.9949689445</text:p>
          </table:table-cell>
          <table:table-cell office:value-type="float" office:value="3.22612344901" calcext:value-type="float">
            <text:p>3.22612344901</text:p>
          </table:table-cell>
          <table:table-cell table:formula="of:=[.B38] * [.$I$2] + [.C38] * [.$J$2]" office:value-type="float" office:value="0.176002644368706" calcext:value-type="float">
            <text:p>0.176002644368706</text:p>
          </table:table-cell>
          <table:table-cell table:formula="of:=[.D38] * [.A38]" office:value-type="float" office:value="0.176002644368706" calcext:value-type="float">
            <text:p>0.176002644368706</text:p>
          </table:table-cell>
          <table:table-cell table:formula="of:=1/(1 + EXP(-[.E38]))" office:value-type="float" office:value="0.543887428054203" calcext:value-type="float">
            <text:p>0.543887428054203</text:p>
          </table:table-cell>
          <table:table-cell table:formula="of:=1-[.F38]" office:value-type="float" office:value="0.456112571945797" calcext:value-type="float">
            <text:p>0.45611257194579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4828753859" calcext:value-type="float">
            <text:p>1.94828753859</text:p>
          </table:table-cell>
          <table:table-cell office:value-type="float" office:value="1.47147779573" calcext:value-type="float">
            <text:p>1.47147779573</text:p>
          </table:table-cell>
          <table:table-cell table:formula="of:=[.B39] * [.$I$2] + [.C39] * [.$J$2]" office:value-type="float" office:value="0.117378913184057" calcext:value-type="float">
            <text:p>0.117378913184057</text:p>
          </table:table-cell>
          <table:table-cell table:formula="of:=[.D39] * [.A39]" office:value-type="float" office:value="0.117378913184057" calcext:value-type="float">
            <text:p>0.117378913184057</text:p>
          </table:table-cell>
          <table:table-cell table:formula="of:=1/(1 + EXP(-[.E39]))" office:value-type="float" office:value="0.52931108247938" calcext:value-type="float">
            <text:p>0.52931108247938</text:p>
          </table:table-cell>
          <table:table-cell table:formula="of:=1-[.F39]" office:value-type="float" office:value="0.47068891752062" calcext:value-type="float">
            <text:p>0.47068891752062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.26893595527" calcext:value-type="float">
            <text:p>1.26893595527</text:p>
          </table:table-cell>
          <table:table-cell office:value-type="float" office:value="-0.299608481166" calcext:value-type="float">
            <text:p>-0.299608481166</text:p>
          </table:table-cell>
          <table:table-cell table:formula="of:=[.B40] * [.$I$2] + [.C40] * [.$J$2]" office:value-type="float" office:value="0.0356154109200664" calcext:value-type="float">
            <text:p>0.035615410920066</text:p>
          </table:table-cell>
          <table:table-cell table:formula="of:=[.D40] * [.A40]" office:value-type="float" office:value="-0.0356154109200664" calcext:value-type="float">
            <text:p>-0.035615410920066</text:p>
          </table:table-cell>
          <table:table-cell table:formula="of:=1/(1 + EXP(-[.E40]))" office:value-type="float" office:value="0.491097088330508" calcext:value-type="float">
            <text:p>0.491097088330508</text:p>
          </table:table-cell>
          <table:table-cell table:formula="of:=1-[.F40]" office:value-type="float" office:value="0.508902911669492" calcext:value-type="float">
            <text:p>0.50890291166949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1003333046" calcext:value-type="float">
            <text:p>2.61003333046</text:p>
          </table:table-cell>
          <table:table-cell office:value-type="float" office:value="0.841576592469" calcext:value-type="float">
            <text:p>0.841576592469</text:p>
          </table:table-cell>
          <table:table-cell table:formula="of:=[.B41] * [.$I$2] + [.C41] * [.$J$2]" office:value-type="float" office:value="0.120577356583911" calcext:value-type="float">
            <text:p>0.120577356583911</text:p>
          </table:table-cell>
          <table:table-cell table:formula="of:=[.D41] * [.A41]" office:value-type="float" office:value="0.120577356583911" calcext:value-type="float">
            <text:p>0.120577356583911</text:p>
          </table:table-cell>
          <table:table-cell table:formula="of:=1/(1 + EXP(-[.E41]))" office:value-type="float" office:value="0.530107870042132" calcext:value-type="float">
            <text:p>0.530107870042132</text:p>
          </table:table-cell>
          <table:table-cell table:formula="of:=1-[.F41]" office:value-type="float" office:value="0.469892129957868" calcext:value-type="float">
            <text:p>0.46989212995786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5952947188" calcext:value-type="float">
            <text:p>1.85952947188</text:p>
          </table:table-cell>
          <table:table-cell office:value-type="float" office:value="0.809009517683" calcext:value-type="float">
            <text:p>0.809009517683</text:p>
          </table:table-cell>
          <table:table-cell table:formula="of:=[.B42] * [.$I$2] + [.C42] * [.$J$2]" office:value-type="float" office:value="0.0927037743064063" calcext:value-type="float">
            <text:p>0.092703774306406</text:p>
          </table:table-cell>
          <table:table-cell table:formula="of:=[.D42] * [.A42]" office:value-type="float" office:value="0.0927037743064063" calcext:value-type="float">
            <text:p>0.092703774306406</text:p>
          </table:table-cell>
          <table:table-cell table:formula="of:=1/(1 + EXP(-[.E42]))" office:value-type="float" office:value="0.523159360009854" calcext:value-type="float">
            <text:p>0.523159360009854</text:p>
          </table:table-cell>
          <table:table-cell table:formula="of:=1-[.F42]" office:value-type="float" office:value="0.476840639990146" calcext:value-type="float">
            <text:p>0.476840639990146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1.08183553816" calcext:value-type="float">
            <text:p>-1.08183553816</text:p>
          </table:table-cell>
          <table:table-cell office:value-type="float" office:value="0.770091530238" calcext:value-type="float">
            <text:p>0.770091530238</text:p>
          </table:table-cell>
          <table:table-cell table:formula="of:=[.B43] * [.$I$2] + [.C43] * [.$J$2]" office:value-type="float" office:value="-0.0136582097408107" calcext:value-type="float">
            <text:p>-0.013658209740811</text:p>
          </table:table-cell>
          <table:table-cell table:formula="of:=[.D43] * [.A43]" office:value-type="float" office:value="0.0136582097408107" calcext:value-type="float">
            <text:p>0.013658209740811</text:p>
          </table:table-cell>
          <table:table-cell table:formula="of:=1/(1 + EXP(-[.E43]))" office:value-type="float" office:value="0.503414499355071" calcext:value-type="float">
            <text:p>0.503414499355071</text:p>
          </table:table-cell>
          <table:table-cell table:formula="of:=1-[.F43]" office:value-type="float" office:value="0.496585500644929" calcext:value-type="float">
            <text:p>0.49658550064492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7128284436" calcext:value-type="float">
            <text:p>1.07128284436</text:p>
          </table:table-cell>
          <table:table-cell office:value-type="float" office:value="0.816012683328" calcext:value-type="float">
            <text:p>0.816012683328</text:p>
          </table:table-cell>
          <table:table-cell table:formula="of:=[.B44] * [.$I$2] + [.C44] * [.$J$2]" office:value-type="float" office:value="0.0647660437786415" calcext:value-type="float">
            <text:p>0.064766043778642</text:p>
          </table:table-cell>
          <table:table-cell table:formula="of:=[.D44] * [.A44]" office:value-type="float" office:value="0.0647660437786415" calcext:value-type="float">
            <text:p>0.064766043778642</text:p>
          </table:table-cell>
          <table:table-cell table:formula="of:=1/(1 + EXP(-[.E44]))" office:value-type="float" office:value="0.516185853520536" calcext:value-type="float">
            <text:p>0.516185853520536</text:p>
          </table:table-cell>
          <table:table-cell table:formula="of:=1-[.F44]" office:value-type="float" office:value="0.483814146479464" calcext:value-type="float">
            <text:p>0.483814146479464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256858396377" calcext:value-type="float">
            <text:p>-0.256858396377</text:p>
          </table:table-cell>
          <table:table-cell office:value-type="float" office:value="-0.933380504633" calcext:value-type="float">
            <text:p>-0.933380504633</text:p>
          </table:table-cell>
          <table:table-cell table:formula="of:=[.B45] * [.$I$2] + [.C45] * [.$J$2]" office:value-type="float" office:value="-0.0394753798916856" calcext:value-type="float">
            <text:p>-0.039475379891686</text:p>
          </table:table-cell>
          <table:table-cell table:formula="of:=[.D45] * [.A45]" office:value-type="float" office:value="0.0394753798916856" calcext:value-type="float">
            <text:p>0.039475379891686</text:p>
          </table:table-cell>
          <table:table-cell table:formula="of:=1/(1 + EXP(-[.E45]))" office:value-type="float" office:value="0.509867563616216" calcext:value-type="float">
            <text:p>0.509867563616216</text:p>
          </table:table-cell>
          <table:table-cell table:formula="of:=1-[.F45]" office:value-type="float" office:value="0.490132436383784" calcext:value-type="float">
            <text:p>0.490132436383784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0938829977999" calcext:value-type="float">
            <text:p>0.0938829977999</text:p>
          </table:table-cell>
          <table:table-cell office:value-type="float" office:value="1.02713851857" calcext:value-type="float">
            <text:p>1.02713851857</text:p>
          </table:table-cell>
          <table:table-cell table:formula="of:=[.B46] * [.$I$2] + [.C46] * [.$J$2]" office:value-type="float" office:value="0.0366954442414243" calcext:value-type="float">
            <text:p>0.036695444241424</text:p>
          </table:table-cell>
          <table:table-cell table:formula="of:=[.D46] * [.A46]" office:value-type="float" office:value="-0.0366954442414243" calcext:value-type="float">
            <text:p>-0.036695444241424</text:p>
          </table:table-cell>
          <table:table-cell table:formula="of:=1/(1 + EXP(-[.E46]))" office:value-type="float" office:value="0.490827168227232" calcext:value-type="float">
            <text:p>0.490827168227232</text:p>
          </table:table-cell>
          <table:table-cell table:formula="of:=1-[.F46]" office:value-type="float" office:value="0.509172831772768" calcext:value-type="float">
            <text:p>0.50917283177276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0243555346" calcext:value-type="float">
            <text:p>1.60243555346</text:p>
          </table:table-cell>
          <table:table-cell office:value-type="float" office:value="1.3393508135" calcext:value-type="float">
            <text:p>1.3393508135</text:p>
          </table:table-cell>
          <table:table-cell table:formula="of:=[.B47] * [.$I$2] + [.C47] * [.$J$2]" office:value-type="float" office:value="0.100732344643964" calcext:value-type="float">
            <text:p>0.100732344643964</text:p>
          </table:table-cell>
          <table:table-cell table:formula="of:=[.D47] * [.A47]" office:value-type="float" office:value="0.100732344643964" calcext:value-type="float">
            <text:p>0.100732344643964</text:p>
          </table:table-cell>
          <table:table-cell table:formula="of:=1/(1 + EXP(-[.E47]))" office:value-type="float" office:value="0.525161813337303" calcext:value-type="float">
            <text:p>0.525161813337303</text:p>
          </table:table-cell>
          <table:table-cell table:formula="of:=1-[.F47]" office:value-type="float" office:value="0.474838186662697" calcext:value-type="float">
            <text:p>0.47483818666269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791735147" calcext:value-type="float">
            <text:p>4.1791735147</text:p>
          </table:table-cell>
          <table:table-cell office:value-type="float" office:value="2.28541783421" calcext:value-type="float">
            <text:p>2.28541783421</text:p>
          </table:table-cell>
          <table:table-cell table:formula="of:=[.B48] * [.$I$2] + [.C48] * [.$J$2]" office:value-type="float" office:value="0.223511771566516" calcext:value-type="float">
            <text:p>0.223511771566516</text:p>
          </table:table-cell>
          <table:table-cell table:formula="of:=[.D48] * [.A48]" office:value-type="float" office:value="0.223511771566516" calcext:value-type="float">
            <text:p>0.223511771566516</text:p>
          </table:table-cell>
          <table:table-cell table:formula="of:=1/(1 + EXP(-[.E48]))" office:value-type="float" office:value="0.55564647227549" calcext:value-type="float">
            <text:p>0.55564647227549</text:p>
          </table:table-cell>
          <table:table-cell table:formula="of:=1-[.F48]" office:value-type="float" office:value="0.44435352772451" calcext:value-type="float">
            <text:p>0.44435352772451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387270460021" calcext:value-type="float">
            <text:p>-0.387270460021</text:p>
          </table:table-cell>
          <table:table-cell office:value-type="float" office:value="0.00540855726457" calcext:value-type="float">
            <text:p>0.00540855726457</text:p>
          </table:table-cell>
          <table:table-cell table:formula="of:=[.B49] * [.$I$2] + [.C49] * [.$J$2]" office:value-type="float" office:value="-0.0136621037634833" calcext:value-type="float">
            <text:p>-0.013662103763483</text:p>
          </table:table-cell>
          <table:table-cell table:formula="of:=[.D49] * [.A49]" office:value-type="float" office:value="0.0136621037634833" calcext:value-type="float">
            <text:p>0.013662103763483</text:p>
          </table:table-cell>
          <table:table-cell table:formula="of:=1/(1 + EXP(-[.E49]))" office:value-type="float" office:value="0.503415472815326" calcext:value-type="float">
            <text:p>0.503415472815326</text:p>
          </table:table-cell>
          <table:table-cell table:formula="of:=1-[.F49]" office:value-type="float" office:value="0.496584527184674" calcext:value-type="float">
            <text:p>0.496584527184674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708176077044" calcext:value-type="float">
            <text:p>0.708176077044</text:p>
          </table:table-cell>
          <table:table-cell office:value-type="float" office:value="0.101057810795" calcext:value-type="float">
            <text:p>0.101057810795</text:p>
          </table:table-cell>
          <table:table-cell table:formula="of:=[.B50] * [.$I$2] + [.C50] * [.$J$2]" office:value-type="float" office:value="0.0285843641230713" calcext:value-type="float">
            <text:p>0.028584364123071</text:p>
          </table:table-cell>
          <table:table-cell table:formula="of:=[.D50] * [.A50]" office:value-type="float" office:value="-0.0285843641230713" calcext:value-type="float">
            <text:p>-0.028584364123071</text:p>
          </table:table-cell>
          <table:table-cell table:formula="of:=1/(1 + EXP(-[.E50]))" office:value-type="float" office:value="0.492854395498405" calcext:value-type="float">
            <text:p>0.492854395498405</text:p>
          </table:table-cell>
          <table:table-cell table:formula="of:=1-[.F50]" office:value-type="float" office:value="0.507145604501595" calcext:value-type="float">
            <text:p>0.50714560450159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94512322469" calcext:value-type="float">
            <text:p>0.0394512322469</text:p>
          </table:table-cell>
          <table:table-cell office:value-type="float" office:value="2.27389350198" calcext:value-type="float">
            <text:p>2.27389350198</text:p>
          </table:table-cell>
          <table:table-cell table:formula="of:=[.B51] * [.$I$2] + [.C51] * [.$J$2]" office:value-type="float" office:value="0.0752201574887124" calcext:value-type="float">
            <text:p>0.075220157488713</text:p>
          </table:table-cell>
          <table:table-cell table:formula="of:=[.D51] * [.A51]" office:value-type="float" office:value="0.0752201574887124" calcext:value-type="float">
            <text:p>0.075220157488713</text:p>
          </table:table-cell>
          <table:table-cell table:formula="of:=1/(1 + EXP(-[.E51]))" office:value-type="float" office:value="0.518796177697105" calcext:value-type="float">
            <text:p>0.518796177697105</text:p>
          </table:table-cell>
          <table:table-cell table:formula="of:=1-[.F51]" office:value-type="float" office:value="0.481203822302895" calcext:value-type="float">
            <text:p>0.48120382230289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9654827286" calcext:value-type="float">
            <text:p>1.89654827286</text:p>
          </table:table-cell>
          <table:table-cell office:value-type="float" office:value="0.841476526715" calcext:value-type="float">
            <text:p>0.841476526715</text:p>
          </table:table-cell>
          <table:table-cell table:formula="of:=[.B52] * [.$I$2] + [.C52] * [.$J$2]" office:value-type="float" office:value="0.0950803812184674" calcext:value-type="float">
            <text:p>0.095080381218468</text:p>
          </table:table-cell>
          <table:table-cell table:formula="of:=[.D52] * [.A52]" office:value-type="float" office:value="0.0950803812184674" calcext:value-type="float">
            <text:p>0.095080381218468</text:p>
          </table:table-cell>
          <table:table-cell table:formula="of:=1/(1 + EXP(-[.E52]))" office:value-type="float" office:value="0.523752204121" calcext:value-type="float">
            <text:p>0.523752204121</text:p>
          </table:table-cell>
          <table:table-cell table:formula="of:=1-[.F52]" office:value-type="float" office:value="0.476247795879" calcext:value-type="float">
            <text:p>0.47624779587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65671264888" calcext:value-type="float">
            <text:p>0.265671264888</text:p>
          </table:table-cell>
          <table:table-cell office:value-type="float" office:value="2.92917715191" calcext:value-type="float">
            <text:p>2.92917715191</text:p>
          </table:table-cell>
          <table:table-cell table:formula="of:=[.B53] * [.$I$2] + [.C53] * [.$J$2]" office:value-type="float" office:value="0.104573774172639" calcext:value-type="float">
            <text:p>0.104573774172639</text:p>
          </table:table-cell>
          <table:table-cell table:formula="of:=[.D53] * [.A53]" office:value-type="float" office:value="0.104573774172639" calcext:value-type="float">
            <text:p>0.104573774172639</text:p>
          </table:table-cell>
          <table:table-cell table:formula="of:=1/(1 + EXP(-[.E53]))" office:value-type="float" office:value="0.526119644886405" calcext:value-type="float">
            <text:p>0.526119644886405</text:p>
          </table:table-cell>
          <table:table-cell table:formula="of:=1-[.F53]" office:value-type="float" office:value="0.473880355113595" calcext:value-type="float">
            <text:p>0.473880355113595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.20339278475" calcext:value-type="float">
            <text:p>1.20339278475</text:p>
          </table:table-cell>
          <table:table-cell office:value-type="float" office:value="-0.489676380909" calcext:value-type="float">
            <text:p>-0.489676380909</text:p>
          </table:table-cell>
          <table:table-cell table:formula="of:=[.B54] * [.$I$2] + [.C54] * [.$J$2]" office:value-type="float" office:value="0.0271038718739394" calcext:value-type="float">
            <text:p>0.02710387187394</text:p>
          </table:table-cell>
          <table:table-cell table:formula="of:=[.D54] * [.A54]" office:value-type="float" office:value="-0.0271038718739394" calcext:value-type="float">
            <text:p>-0.02710387187394</text:p>
          </table:table-cell>
          <table:table-cell table:formula="of:=1/(1 + EXP(-[.E54]))" office:value-type="float" office:value="0.493224446814437" calcext:value-type="float">
            <text:p>0.493224446814437</text:p>
          </table:table-cell>
          <table:table-cell table:formula="of:=1-[.F54]" office:value-type="float" office:value="0.506775553185563" calcext:value-type="float">
            <text:p>0.50677555318556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40419642266" calcext:value-type="float">
            <text:p>2.40419642266</text:p>
          </table:table-cell>
          <table:table-cell office:value-type="float" office:value="2.13209893174" calcext:value-type="float">
            <text:p>2.13209893174</text:p>
          </table:table-cell>
          <table:table-cell table:formula="of:=[.B55] * [.$I$2] + [.C55] * [.$J$2]" office:value-type="float" office:value="0.155112858872411" calcext:value-type="float">
            <text:p>0.155112858872411</text:p>
          </table:table-cell>
          <table:table-cell table:formula="of:=[.D55] * [.A55]" office:value-type="float" office:value="0.155112858872411" calcext:value-type="float">
            <text:p>0.155112858872411</text:p>
          </table:table-cell>
          <table:table-cell table:formula="of:=1/(1 + EXP(-[.E55]))" office:value-type="float" office:value="0.538700651013786" calcext:value-type="float">
            <text:p>0.538700651013786</text:p>
          </table:table-cell>
          <table:table-cell table:formula="of:=1-[.F55]" office:value-type="float" office:value="0.461299348986215" calcext:value-type="float">
            <text:p>0.461299348986215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550876105579" calcext:value-type="float">
            <text:p>-0.550876105579</text:p>
          </table:table-cell>
          <table:table-cell office:value-type="float" office:value="-1.13289074458" calcext:value-type="float">
            <text:p>-1.13289074458</text:p>
          </table:table-cell>
          <table:table-cell table:formula="of:=[.B56] * [.$I$2] + [.C56] * [.$J$2]" office:value-type="float" office:value="-0.0564571024473362" calcext:value-type="float">
            <text:p>-0.056457102447336</text:p>
          </table:table-cell>
          <table:table-cell table:formula="of:=[.D56] * [.A56]" office:value-type="float" office:value="0.0564571024473362" calcext:value-type="float">
            <text:p>0.056457102447336</text:p>
          </table:table-cell>
          <table:table-cell table:formula="of:=1/(1 + EXP(-[.E56]))" office:value-type="float" office:value="0.514110527814369" calcext:value-type="float">
            <text:p>0.514110527814369</text:p>
          </table:table-cell>
          <table:table-cell table:formula="of:=1-[.F56]" office:value-type="float" office:value="0.485889472185631" calcext:value-type="float">
            <text:p>0.485889472185631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1.11009469329" calcext:value-type="float">
            <text:p>-1.11009469329</text:p>
          </table:table-cell>
          <table:table-cell office:value-type="float" office:value="2.21005264383" calcext:value-type="float">
            <text:p>2.21005264383</text:p>
          </table:table-cell>
          <table:table-cell table:formula="of:=[.B57] * [.$I$2] + [.C57] * [.$J$2]" office:value-type="float" office:value="0.0320731493056303" calcext:value-type="float">
            <text:p>0.03207314930563</text:p>
          </table:table-cell>
          <table:table-cell table:formula="of:=[.D57] * [.A57]" office:value-type="float" office:value="-0.0320731493056303" calcext:value-type="float">
            <text:p>-0.03207314930563</text:p>
          </table:table-cell>
          <table:table-cell table:formula="of:=1/(1 + EXP(-[.E57]))" office:value-type="float" office:value="0.491982399961824" calcext:value-type="float">
            <text:p>0.491982399961824</text:p>
          </table:table-cell>
          <table:table-cell table:formula="of:=1-[.F57]" office:value-type="float" office:value="0.508017600038176" calcext:value-type="float">
            <text:p>0.508017600038176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371144417499" calcext:value-type="float">
            <text:p>-0.371144417499</text:p>
          </table:table-cell>
          <table:table-cell office:value-type="float" office:value="1.32417867659" calcext:value-type="float">
            <text:p>1.32417867659</text:p>
          </table:table-cell>
          <table:table-cell table:formula="of:=[.B58] * [.$I$2] + [.C58] * [.$J$2]" office:value-type="float" office:value="0.0297213387261016" calcext:value-type="float">
            <text:p>0.029721338726102</text:p>
          </table:table-cell>
          <table:table-cell table:formula="of:=[.D58] * [.A58]" office:value-type="float" office:value="-0.0297213387261016" calcext:value-type="float">
            <text:p>-0.029721338726102</text:p>
          </table:table-cell>
          <table:table-cell table:formula="of:=1/(1 + EXP(-[.E58]))" office:value-type="float" office:value="0.492570212240612" calcext:value-type="float">
            <text:p>0.492570212240612</text:p>
          </table:table-cell>
          <table:table-cell table:formula="of:=1-[.F58]" office:value-type="float" office:value="0.507429787759388" calcext:value-type="float">
            <text:p>0.50742978775938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9443793001" calcext:value-type="float">
            <text:p>2.29443793001</text:p>
          </table:table-cell>
          <table:table-cell office:value-type="float" office:value="2.49908206559" calcext:value-type="float">
            <text:p>2.49908206559</text:p>
          </table:table-cell>
          <table:table-cell table:formula="of:=[.B59] * [.$I$2] + [.C59] * [.$J$2]" office:value-type="float" office:value="0.163103310052018" calcext:value-type="float">
            <text:p>0.163103310052018</text:p>
          </table:table-cell>
          <table:table-cell table:formula="of:=[.D59] * [.A59]" office:value-type="float" office:value="0.163103310052018" calcext:value-type="float">
            <text:p>0.163103310052018</text:p>
          </table:table-cell>
          <table:table-cell table:formula="of:=1/(1 + EXP(-[.E59]))" office:value-type="float" office:value="0.540685671786508" calcext:value-type="float">
            <text:p>0.540685671786508</text:p>
          </table:table-cell>
          <table:table-cell table:formula="of:=1-[.F59]" office:value-type="float" office:value="0.459314328213492" calcext:value-type="float">
            <text:p>0.45931432821349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67412549289" calcext:value-type="float">
            <text:p>0.867412549289</text:p>
          </table:table-cell>
          <table:table-cell office:value-type="float" office:value="0.390125061591" calcext:value-type="float">
            <text:p>0.390125061591</text:p>
          </table:table-cell>
          <table:table-cell table:formula="of:=[.B60] * [.$I$2] + [.C60] * [.$J$2]" office:value-type="float" office:value="0.0436571997955256" calcext:value-type="float">
            <text:p>0.043657199795526</text:p>
          </table:table-cell>
          <table:table-cell table:formula="of:=[.D60] * [.A60]" office:value-type="float" office:value="0.0436571997955256" calcext:value-type="float">
            <text:p>0.043657199795526</text:p>
          </table:table-cell>
          <table:table-cell table:formula="of:=1/(1 + EXP(-[.E60]))" office:value-type="float" office:value="0.510912566769056" calcext:value-type="float">
            <text:p>0.510912566769056</text:p>
          </table:table-cell>
          <table:table-cell table:formula="of:=1-[.F60]" office:value-type="float" office:value="0.489087433230944" calcext:value-type="float">
            <text:p>0.48908743323094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141895566" calcext:value-type="float">
            <text:p>2.1141895566</text:p>
          </table:table-cell>
          <table:table-cell office:value-type="float" office:value="2.72049044425" calcext:value-type="float">
            <text:p>2.72049044425</text:p>
          </table:table-cell>
          <table:table-cell table:formula="of:=[.B61] * [.$I$2] + [.C61] * [.$J$2]" office:value-type="float" office:value="0.163849716083697" calcext:value-type="float">
            <text:p>0.163849716083697</text:p>
          </table:table-cell>
          <table:table-cell table:formula="of:=[.D61] * [.A61]" office:value-type="float" office:value="0.163849716083697" calcext:value-type="float">
            <text:p>0.163849716083697</text:p>
          </table:table-cell>
          <table:table-cell table:formula="of:=1/(1 + EXP(-[.E61]))" office:value-type="float" office:value="0.540871032113059" calcext:value-type="float">
            <text:p>0.540871032113059</text:p>
          </table:table-cell>
          <table:table-cell table:formula="of:=1-[.F61]" office:value-type="float" office:value="0.459128967886941" calcext:value-type="float">
            <text:p>0.45912896788694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6583789335" calcext:value-type="float">
            <text:p>1.86583789335</text:p>
          </table:table-cell>
          <table:table-cell office:value-type="float" office:value="1.82278976341" calcext:value-type="float">
            <text:p>1.82278976341</text:p>
          </table:table-cell>
          <table:table-cell table:formula="of:=[.B62] * [.$I$2] + [.C62] * [.$J$2]" office:value-type="float" office:value="0.125836458580116" calcext:value-type="float">
            <text:p>0.125836458580116</text:p>
          </table:table-cell>
          <table:table-cell table:formula="of:=[.D62] * [.A62]" office:value-type="float" office:value="0.125836458580116" calcext:value-type="float">
            <text:p>0.125836458580116</text:p>
          </table:table-cell>
          <table:table-cell table:formula="of:=1/(1 + EXP(-[.E62]))" office:value-type="float" office:value="0.531417667837484" calcext:value-type="float">
            <text:p>0.531417667837484</text:p>
          </table:table-cell>
          <table:table-cell table:formula="of:=1-[.F62]" office:value-type="float" office:value="0.468582332162516" calcext:value-type="float">
            <text:p>0.46858233216251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2230562434" calcext:value-type="float">
            <text:p>2.22230562434</text:p>
          </table:table-cell>
          <table:table-cell office:value-type="float" office:value="-0.0756035747865" calcext:value-type="float">
            <text:p>-0.0756035747865</text:p>
          </table:table-cell>
          <table:table-cell table:formula="of:=[.B63] * [.$I$2] + [.C63] * [.$J$2]" office:value-type="float" office:value="0.0769517125163486" calcext:value-type="float">
            <text:p>0.076951712516349</text:p>
          </table:table-cell>
          <table:table-cell table:formula="of:=[.D63] * [.A63]" office:value-type="float" office:value="0.0769517125163486" calcext:value-type="float">
            <text:p>0.076951712516349</text:p>
          </table:table-cell>
          <table:table-cell table:formula="of:=1/(1 + EXP(-[.E63]))" office:value-type="float" office:value="0.51922844052534" calcext:value-type="float">
            <text:p>0.51922844052534</text:p>
          </table:table-cell>
          <table:table-cell table:formula="of:=1-[.F63]" office:value-type="float" office:value="0.48077155947466" calcext:value-type="float">
            <text:p>0.4807715594746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4713284626" calcext:value-type="float">
            <text:p>2.24713284626</text:p>
          </table:table-cell>
          <table:table-cell office:value-type="float" office:value="2.02113384764" calcext:value-type="float">
            <text:p>2.02113384764</text:p>
          </table:table-cell>
          <table:table-cell table:formula="of:=[.B64] * [.$I$2] + [.C64] * [.$J$2]" office:value-type="float" office:value="0.145898854515964" calcext:value-type="float">
            <text:p>0.145898854515964</text:p>
          </table:table-cell>
          <table:table-cell table:formula="of:=[.D64] * [.A64]" office:value-type="float" office:value="0.145898854515964" calcext:value-type="float">
            <text:p>0.145898854515964</text:p>
          </table:table-cell>
          <table:table-cell table:formula="of:=1/(1 + EXP(-[.E64]))" office:value-type="float" office:value="0.536410149550751" calcext:value-type="float">
            <text:p>0.536410149550751</text:p>
          </table:table-cell>
          <table:table-cell table:formula="of:=1-[.F64]" office:value-type="float" office:value="0.463589850449249" calcext:value-type="float">
            <text:p>0.46358985044924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81581553645" calcext:value-type="float">
            <text:p>2.81581553645</text:p>
          </table:table-cell>
          <table:table-cell office:value-type="float" office:value="1.78753447063" calcext:value-type="float">
            <text:p>1.78753447063</text:p>
          </table:table-cell>
          <table:table-cell table:formula="of:=[.B65] * [.$I$2] + [.C65] * [.$J$2]" office:value-type="float" office:value="0.158635980493705" calcext:value-type="float">
            <text:p>0.158635980493705</text:p>
          </table:table-cell>
          <table:table-cell table:formula="of:=[.D65] * [.A65]" office:value-type="float" office:value="0.158635980493705" calcext:value-type="float">
            <text:p>0.158635980493705</text:p>
          </table:table-cell>
          <table:table-cell table:formula="of:=1/(1 + EXP(-[.E65]))" office:value-type="float" office:value="0.539576034436105" calcext:value-type="float">
            <text:p>0.539576034436105</text:p>
          </table:table-cell>
          <table:table-cell table:formula="of:=1-[.F65]" office:value-type="float" office:value="0.460423965563896" calcext:value-type="float">
            <text:p>0.460423965563896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397399894804" calcext:value-type="float">
            <text:p>0.397399894804</text:p>
          </table:table-cell>
          <table:table-cell office:value-type="float" office:value="0.145490846269" calcext:value-type="float">
            <text:p>0.145490846269</text:p>
          </table:table-cell>
          <table:table-cell table:formula="of:=[.B66] * [.$I$2] + [.C66] * [.$J$2]" office:value-type="float" office:value="0.0189222314443797" calcext:value-type="float">
            <text:p>0.01892223144438</text:p>
          </table:table-cell>
          <table:table-cell table:formula="of:=[.D66] * [.A66]" office:value-type="float" office:value="-0.0189222314443797" calcext:value-type="float">
            <text:p>-0.01892223144438</text:p>
          </table:table-cell>
          <table:table-cell table:formula="of:=1/(1 + EXP(-[.E66]))" office:value-type="float" office:value="0.495269583282204" calcext:value-type="float">
            <text:p>0.495269583282204</text:p>
          </table:table-cell>
          <table:table-cell table:formula="of:=1-[.F66]" office:value-type="float" office:value="0.504730416717796" calcext:value-type="float">
            <text:p>0.50473041671779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0375277405" calcext:value-type="float">
            <text:p>1.20375277405</text:p>
          </table:table-cell>
          <table:table-cell office:value-type="float" office:value="2.79761434073" calcext:value-type="float">
            <text:p>2.79761434073</text:p>
          </table:table-cell>
          <table:table-cell table:formula="of:=[.B67] * [.$I$2] + [.C67] * [.$J$2]" office:value-type="float" office:value="0.133822092954495" calcext:value-type="float">
            <text:p>0.133822092954495</text:p>
          </table:table-cell>
          <table:table-cell table:formula="of:=[.D67] * [.A67]" office:value-type="float" office:value="0.133822092954495" calcext:value-type="float">
            <text:p>0.133822092954495</text:p>
          </table:table-cell>
          <table:table-cell table:formula="of:=1/(1 + EXP(-[.E67]))" office:value-type="float" office:value="0.533405684713865" calcext:value-type="float">
            <text:p>0.533405684713865</text:p>
          </table:table-cell>
          <table:table-cell table:formula="of:=1-[.F67]" office:value-type="float" office:value="0.466594315286135" calcext:value-type="float">
            <text:p>0.466594315286135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429881276476" calcext:value-type="float">
            <text:p>0.429881276476</text:p>
          </table:table-cell>
          <table:table-cell office:value-type="float" office:value="0.247941799034" calcext:value-type="float">
            <text:p>0.247941799034</text:p>
          </table:table-cell>
          <table:table-cell table:formula="of:=[.B68] * [.$I$2] + [.C68] * [.$J$2]" office:value-type="float" office:value="0.0234083873160983" calcext:value-type="float">
            <text:p>0.023408387316098</text:p>
          </table:table-cell>
          <table:table-cell table:formula="of:=[.D68] * [.A68]" office:value-type="float" office:value="-0.0234083873160983" calcext:value-type="float">
            <text:p>-0.023408387316098</text:p>
          </table:table-cell>
          <table:table-cell table:formula="of:=1/(1 + EXP(-[.E68]))" office:value-type="float" office:value="0.494148170378971" calcext:value-type="float">
            <text:p>0.494148170378971</text:p>
          </table:table-cell>
          <table:table-cell table:formula="of:=1-[.F68]" office:value-type="float" office:value="0.505851829621029" calcext:value-type="float">
            <text:p>0.50585182962102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2.9559397335" calcext:value-type="float">
            <text:p>-12.9559397335</text:p>
          </table:table-cell>
          <table:table-cell office:value-type="float" office:value="-15.9583169507" calcext:value-type="float">
            <text:p>-15.9583169507</text:p>
          </table:table-cell>
          <table:table-cell table:formula="of:=[.B69] * [.$I$2] + [.C69] * [.$J$2]" office:value-type="float" office:value="-0.98093867019163" calcext:value-type="float">
            <text:p>-0.98093867019163</text:p>
          </table:table-cell>
          <table:table-cell table:formula="of:=[.D69] * [.A69]" office:value-type="float" office:value="-0.98093867019163" calcext:value-type="float">
            <text:p>-0.98093867019163</text:p>
          </table:table-cell>
          <table:table-cell table:formula="of:=1/(1 + EXP(-[.E69]))" office:value-type="float" office:value="0.272705570685833" calcext:value-type="float">
            <text:p>0.272705570685833</text:p>
          </table:table-cell>
          <table:table-cell table:formula="of:=1-[.F69]" office:value-type="float" office:value="0.727294429314167" calcext:value-type="float">
            <text:p>0.727294429314167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73308122691" calcext:value-type="float">
            <text:p>0.73308122691</text:p>
          </table:table-cell>
          <table:table-cell office:value-type="float" office:value="0.490361733145" calcext:value-type="float">
            <text:p>0.490361733145</text:p>
          </table:table-cell>
          <table:table-cell table:formula="of:=[.B70] * [.$I$2] + [.C70] * [.$J$2]" office:value-type="float" office:value="0.0421110503976872" calcext:value-type="float">
            <text:p>0.042111050397687</text:p>
          </table:table-cell>
          <table:table-cell table:formula="of:=[.D70] * [.A70]" office:value-type="float" office:value="-0.0421110503976872" calcext:value-type="float">
            <text:p>-0.042111050397687</text:p>
          </table:table-cell>
          <table:table-cell table:formula="of:=1/(1 + EXP(-[.E70]))" office:value-type="float" office:value="0.489473792900442" calcext:value-type="float">
            <text:p>0.489473792900442</text:p>
          </table:table-cell>
          <table:table-cell table:formula="of:=1-[.F70]" office:value-type="float" office:value="0.510526207099558" calcext:value-type="float">
            <text:p>0.51052620709955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7932959856" calcext:value-type="float">
            <text:p>1.27932959856</text:p>
          </table:table-cell>
          <table:table-cell office:value-type="float" office:value="3.48021607579" calcext:value-type="float">
            <text:p>3.48021607579</text:p>
          </table:table-cell>
          <table:table-cell table:formula="of:=[.B71] * [.$I$2] + [.C71] * [.$J$2]" office:value-type="float" office:value="0.1586797807188" calcext:value-type="float">
            <text:p>0.1586797807188</text:p>
          </table:table-cell>
          <table:table-cell table:formula="of:=[.D71] * [.A71]" office:value-type="float" office:value="0.1586797807188" calcext:value-type="float">
            <text:p>0.1586797807188</text:p>
          </table:table-cell>
          <table:table-cell table:formula="of:=1/(1 + EXP(-[.E71]))" office:value-type="float" office:value="0.539586915870864" calcext:value-type="float">
            <text:p>0.539586915870864</text:p>
          </table:table-cell>
          <table:table-cell table:formula="of:=1-[.F71]" office:value-type="float" office:value="0.460413084129136" calcext:value-type="float">
            <text:p>0.46041308412913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6065351891" calcext:value-type="float">
            <text:p>2.26065351891</text:p>
          </table:table-cell>
          <table:table-cell office:value-type="float" office:value="-0.695975456356" calcext:value-type="float">
            <text:p>-0.695975456356</text:p>
          </table:table-cell>
          <table:table-cell table:formula="of:=[.B72] * [.$I$2] + [.C72] * [.$J$2]" office:value-type="float" office:value="0.0581846788265712" calcext:value-type="float">
            <text:p>0.058184678826571</text:p>
          </table:table-cell>
          <table:table-cell table:formula="of:=[.D72] * [.A72]" office:value-type="float" office:value="0.0581846788265712" calcext:value-type="float">
            <text:p>0.058184678826571</text:p>
          </table:table-cell>
          <table:table-cell table:formula="of:=1/(1 + EXP(-[.E72]))" office:value-type="float" office:value="0.514542067309663" calcext:value-type="float">
            <text:p>0.514542067309663</text:p>
          </table:table-cell>
          <table:table-cell table:formula="of:=1-[.F72]" office:value-type="float" office:value="0.485457932690337" calcext:value-type="float">
            <text:p>0.485457932690337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430549441458" calcext:value-type="float">
            <text:p>-0.430549441458</text:p>
          </table:table-cell>
          <table:table-cell office:value-type="float" office:value="1.93875383062" calcext:value-type="float">
            <text:p>1.93875383062</text:p>
          </table:table-cell>
          <table:table-cell table:formula="of:=[.B73] * [.$I$2] + [.C73] * [.$J$2]" office:value-type="float" office:value="0.0475478128382253" calcext:value-type="float">
            <text:p>0.047547812838225</text:p>
          </table:table-cell>
          <table:table-cell table:formula="of:=[.D73] * [.A73]" office:value-type="float" office:value="-0.0475478128382253" calcext:value-type="float">
            <text:p>-0.047547812838225</text:p>
          </table:table-cell>
          <table:table-cell table:formula="of:=1/(1 + EXP(-[.E73]))" office:value-type="float" office:value="0.488115285780797" calcext:value-type="float">
            <text:p>0.488115285780797</text:p>
          </table:table-cell>
          <table:table-cell table:formula="of:=1-[.F73]" office:value-type="float" office:value="0.511884714219203" calcext:value-type="float">
            <text:p>0.51188471421920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85124455465" calcext:value-type="float">
            <text:p>2.85124455465</text:p>
          </table:table-cell>
          <table:table-cell office:value-type="float" office:value="3.21144933636" calcext:value-type="float">
            <text:p>3.21144933636</text:p>
          </table:table-cell>
          <table:table-cell table:formula="of:=[.B74] * [.$I$2] + [.C74] * [.$J$2]" office:value-type="float" office:value="0.206122138132994" calcext:value-type="float">
            <text:p>0.206122138132994</text:p>
          </table:table-cell>
          <table:table-cell table:formula="of:=[.D74] * [.A74]" office:value-type="float" office:value="0.206122138132994" calcext:value-type="float">
            <text:p>0.206122138132994</text:p>
          </table:table-cell>
          <table:table-cell table:formula="of:=1/(1 + EXP(-[.E74]))" office:value-type="float" office:value="0.551348861058619" calcext:value-type="float">
            <text:p>0.551348861058619</text:p>
          </table:table-cell>
          <table:table-cell table:formula="of:=1-[.F74]" office:value-type="float" office:value="0.448651138941381" calcext:value-type="float">
            <text:p>0.448651138941381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380480007234" calcext:value-type="float">
            <text:p>-0.380480007234</text:p>
          </table:table-cell>
          <table:table-cell office:value-type="float" office:value="-0.690717370289" calcext:value-type="float">
            <text:p>-0.690717370289</text:p>
          </table:table-cell>
          <table:table-cell table:formula="of:=[.B75] * [.$I$2] + [.C75] * [.$J$2]" office:value-type="float" office:value="-0.0360156989861398" calcext:value-type="float">
            <text:p>-0.03601569898614</text:p>
          </table:table-cell>
          <table:table-cell table:formula="of:=[.D75] * [.A75]" office:value-type="float" office:value="0.0360156989861398" calcext:value-type="float">
            <text:p>0.03601569898614</text:p>
          </table:table-cell>
          <table:table-cell table:formula="of:=1/(1 + EXP(-[.E75]))" office:value-type="float" office:value="0.509002951600592" calcext:value-type="float">
            <text:p>0.509002951600592</text:p>
          </table:table-cell>
          <table:table-cell table:formula="of:=1-[.F75]" office:value-type="float" office:value="0.490997048399408" calcext:value-type="float">
            <text:p>0.490997048399408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633888971014" calcext:value-type="float">
            <text:p>-0.633888971014</text:p>
          </table:table-cell>
          <table:table-cell office:value-type="float" office:value="-0.949733358736" calcext:value-type="float">
            <text:p>-0.949733358736</text:p>
          </table:table-cell>
          <table:table-cell table:formula="of:=[.B76] * [.$I$2] + [.C76] * [.$J$2]" office:value-type="float" office:value="-0.0534779743058932" calcext:value-type="float">
            <text:p>-0.053477974305893</text:p>
          </table:table-cell>
          <table:table-cell table:formula="of:=[.D76] * [.A76]" office:value-type="float" office:value="0.0534779743058932" calcext:value-type="float">
            <text:p>0.053477974305893</text:p>
          </table:table-cell>
          <table:table-cell table:formula="of:=1/(1 + EXP(-[.E76]))" office:value-type="float" office:value="0.513366308209874" calcext:value-type="float">
            <text:p>0.513366308209874</text:p>
          </table:table-cell>
          <table:table-cell table:formula="of:=1-[.F76]" office:value-type="float" office:value="0.486633691790126" calcext:value-type="float">
            <text:p>0.486633691790126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1.02020059226" calcext:value-type="float">
            <text:p>-1.02020059226</text:p>
          </table:table-cell>
          <table:table-cell office:value-type="float" office:value="0.728701682377" calcext:value-type="float">
            <text:p>0.728701682377</text:p>
          </table:table-cell>
          <table:table-cell table:formula="of:=[.B77] * [.$I$2] + [.C77] * [.$J$2]" office:value-type="float" office:value="-0.012799428067295" calcext:value-type="float">
            <text:p>-0.012799428067295</text:p>
          </table:table-cell>
          <table:table-cell table:formula="of:=[.D77] * [.A77]" office:value-type="float" office:value="0.012799428067295" calcext:value-type="float">
            <text:p>0.012799428067295</text:p>
          </table:table-cell>
          <table:table-cell table:formula="of:=1/(1 + EXP(-[.E77]))" office:value-type="float" office:value="0.503199813332729" calcext:value-type="float">
            <text:p>0.503199813332729</text:p>
          </table:table-cell>
          <table:table-cell table:formula="of:=1-[.F77]" office:value-type="float" office:value="0.496800186667271" calcext:value-type="float">
            <text:p>0.49680018666727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7979658896" calcext:value-type="float">
            <text:p>2.57979658896</text:p>
          </table:table-cell>
          <table:table-cell office:value-type="float" office:value="1.51833172616" calcext:value-type="float">
            <text:p>1.51833172616</text:p>
          </table:table-cell>
          <table:table-cell table:formula="of:=[.B78] * [.$I$2] + [.C78] * [.$J$2]" office:value-type="float" office:value="0.141464410746411" calcext:value-type="float">
            <text:p>0.141464410746411</text:p>
          </table:table-cell>
          <table:table-cell table:formula="of:=[.D78] * [.A78]" office:value-type="float" office:value="0.141464410746411" calcext:value-type="float">
            <text:p>0.141464410746411</text:p>
          </table:table-cell>
          <table:table-cell table:formula="of:=1/(1 + EXP(-[.E78]))" office:value-type="float" office:value="0.535307241079081" calcext:value-type="float">
            <text:p>0.535307241079081</text:p>
          </table:table-cell>
          <table:table-cell table:formula="of:=1-[.F78]" office:value-type="float" office:value="0.464692758920919" calcext:value-type="float">
            <text:p>0.464692758920919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.90950029409" calcext:value-type="float">
            <text:p>1.90950029409</text:p>
          </table:table-cell>
          <table:table-cell office:value-type="float" office:value="-0.281915670017" calcext:value-type="float">
            <text:p>-0.281915670017</text:p>
          </table:table-cell>
          <table:table-cell table:formula="of:=[.B79] * [.$I$2] + [.C79] * [.$J$2]" office:value-type="float" office:value="0.0590778963819275" calcext:value-type="float">
            <text:p>0.059077896381928</text:p>
          </table:table-cell>
          <table:table-cell table:formula="of:=[.D79] * [.A79]" office:value-type="float" office:value="-0.0590778963819275" calcext:value-type="float">
            <text:p>-0.059077896381928</text:p>
          </table:table-cell>
          <table:table-cell table:formula="of:=1/(1 + EXP(-[.E79]))" office:value-type="float" office:value="0.485234820104647" calcext:value-type="float">
            <text:p>0.485234820104647</text:p>
          </table:table-cell>
          <table:table-cell table:formula="of:=1-[.F79]" office:value-type="float" office:value="0.514765179895353" calcext:value-type="float">
            <text:p>0.51476517989535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106758401" calcext:value-type="float">
            <text:p>2.1106758401</text:p>
          </table:table-cell>
          <table:table-cell office:value-type="float" office:value="2.67522109927" calcext:value-type="float">
            <text:p>2.67522109927</text:p>
          </table:table-cell>
          <table:table-cell table:formula="of:=[.B80] * [.$I$2] + [.C80] * [.$J$2]" office:value-type="float" office:value="0.162254724950761" calcext:value-type="float">
            <text:p>0.162254724950761</text:p>
          </table:table-cell>
          <table:table-cell table:formula="of:=[.D80] * [.A80]" office:value-type="float" office:value="0.162254724950761" calcext:value-type="float">
            <text:p>0.162254724950761</text:p>
          </table:table-cell>
          <table:table-cell table:formula="of:=1/(1 + EXP(-[.E80]))" office:value-type="float" office:value="0.540474922930872" calcext:value-type="float">
            <text:p>0.540474922930872</text:p>
          </table:table-cell>
          <table:table-cell table:formula="of:=1-[.F80]" office:value-type="float" office:value="0.459525077069128" calcext:value-type="float">
            <text:p>0.459525077069128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429530129351" calcext:value-type="float">
            <text:p>0.429530129351</text:p>
          </table:table-cell>
          <table:table-cell office:value-type="float" office:value="1.2712908733" calcext:value-type="float">
            <text:p>1.2712908733</text:p>
          </table:table-cell>
          <table:table-cell table:formula="of:=[.B81] * [.$I$2] + [.C81] * [.$J$2]" office:value-type="float" office:value="0.0566137206335673" calcext:value-type="float">
            <text:p>0.056613720633567</text:p>
          </table:table-cell>
          <table:table-cell table:formula="of:=[.D81] * [.A81]" office:value-type="float" office:value="-0.0566137206335673" calcext:value-type="float">
            <text:p>-0.056613720633567</text:p>
          </table:table-cell>
          <table:table-cell table:formula="of:=1/(1 + EXP(-[.E81]))" office:value-type="float" office:value="0.485850348909391" calcext:value-type="float">
            <text:p>0.485850348909391</text:p>
          </table:table-cell>
          <table:table-cell table:formula="of:=1-[.F81]" office:value-type="float" office:value="0.514149651090609" calcext:value-type="float">
            <text:p>0.51414965109060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72885956413" calcext:value-type="float">
            <text:p>2.72885956413</text:p>
          </table:table-cell>
          <table:table-cell office:value-type="float" office:value="2.64527935834" calcext:value-type="float">
            <text:p>2.64527935834</text:p>
          </table:table-cell>
          <table:table-cell table:formula="of:=[.B82] * [.$I$2] + [.C82] * [.$J$2]" office:value-type="float" office:value="0.183371306491347" calcext:value-type="float">
            <text:p>0.183371306491347</text:p>
          </table:table-cell>
          <table:table-cell table:formula="of:=[.D82] * [.A82]" office:value-type="float" office:value="0.183371306491347" calcext:value-type="float">
            <text:p>0.183371306491347</text:p>
          </table:table-cell>
          <table:table-cell table:formula="of:=1/(1 + EXP(-[.E82]))" office:value-type="float" office:value="0.545714801532309" calcext:value-type="float">
            <text:p>0.545714801532309</text:p>
          </table:table-cell>
          <table:table-cell table:formula="of:=1-[.F82]" office:value-type="float" office:value="0.454285198467691" calcext:value-type="float">
            <text:p>0.454285198467691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1.46890995228" calcext:value-type="float">
            <text:p>-1.46890995228</text:p>
          </table:table-cell>
          <table:table-cell office:value-type="float" office:value="-0.235894038089" calcext:value-type="float">
            <text:p>-0.235894038089</text:p>
          </table:table-cell>
          <table:table-cell table:formula="of:=[.B83] * [.$I$2] + [.C83] * [.$J$2]" office:value-type="float" office:value="-0.0601431315101516" calcext:value-type="float">
            <text:p>-0.060143131510152</text:p>
          </table:table-cell>
          <table:table-cell table:formula="of:=[.D83] * [.A83]" office:value-type="float" office:value="0.0601431315101516" calcext:value-type="float">
            <text:p>0.060143131510152</text:p>
          </table:table-cell>
          <table:table-cell table:formula="of:=1/(1 + EXP(-[.E83]))" office:value-type="float" office:value="0.515031252234877" calcext:value-type="float">
            <text:p>0.515031252234877</text:p>
          </table:table-cell>
          <table:table-cell table:formula="of:=1-[.F83]" office:value-type="float" office:value="0.484968747765123" calcext:value-type="float">
            <text:p>0.48496874776512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8766056164" calcext:value-type="float">
            <text:p>2.28766056164</text:p>
          </table:table-cell>
          <table:table-cell office:value-type="float" office:value="1.41854202741" calcext:value-type="float">
            <text:p>1.41854202741</text:p>
          </table:table-cell>
          <table:table-cell table:formula="of:=[.B84] * [.$I$2] + [.C84] * [.$J$2]" office:value-type="float" office:value="0.127786848849778" calcext:value-type="float">
            <text:p>0.127786848849778</text:p>
          </table:table-cell>
          <table:table-cell table:formula="of:=[.D84] * [.A84]" office:value-type="float" office:value="0.127786848849778" calcext:value-type="float">
            <text:p>0.127786848849778</text:p>
          </table:table-cell>
          <table:table-cell table:formula="of:=1/(1 + EXP(-[.E84]))" office:value-type="float" office:value="0.531903310320939" calcext:value-type="float">
            <text:p>0.531903310320939</text:p>
          </table:table-cell>
          <table:table-cell table:formula="of:=1-[.F84]" office:value-type="float" office:value="0.468096689679061" calcext:value-type="float">
            <text:p>0.46809668967906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7811148547" calcext:value-type="float">
            <text:p>1.67811148547</text:p>
          </table:table-cell>
          <table:table-cell office:value-type="float" office:value="2.0910809135" calcext:value-type="float">
            <text:p>2.0910809135</text:p>
          </table:table-cell>
          <table:table-cell table:formula="of:=[.B85] * [.$I$2] + [.C85] * [.$J$2]" office:value-type="float" office:value="0.127837478297212" calcext:value-type="float">
            <text:p>0.127837478297212</text:p>
          </table:table-cell>
          <table:table-cell table:formula="of:=[.D85] * [.A85]" office:value-type="float" office:value="0.127837478297212" calcext:value-type="float">
            <text:p>0.127837478297212</text:p>
          </table:table-cell>
          <table:table-cell table:formula="of:=1/(1 + EXP(-[.E85]))" office:value-type="float" office:value="0.531915916130708" calcext:value-type="float">
            <text:p>0.531915916130708</text:p>
          </table:table-cell>
          <table:table-cell table:formula="of:=1-[.F85]" office:value-type="float" office:value="0.468084083869292" calcext:value-type="float">
            <text:p>0.468084083869292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.01434797537" calcext:value-type="float">
            <text:p>1.01434797537</text:p>
          </table:table-cell>
          <table:table-cell office:value-type="float" office:value="0.491369741164" calcext:value-type="float">
            <text:p>0.491369741164</text:p>
          </table:table-cell>
          <table:table-cell table:formula="of:=[.B86] * [.$I$2] + [.C86] * [.$J$2]" office:value-type="float" office:value="0.05219378843899" calcext:value-type="float">
            <text:p>0.05219378843899</text:p>
          </table:table-cell>
          <table:table-cell table:formula="of:=[.D86] * [.A86]" office:value-type="float" office:value="-0.05219378843899" calcext:value-type="float">
            <text:p>-0.05219378843899</text:p>
          </table:table-cell>
          <table:table-cell table:formula="of:=1/(1 + EXP(-[.E86]))" office:value-type="float" office:value="0.486954514289295" calcext:value-type="float">
            <text:p>0.486954514289295</text:p>
          </table:table-cell>
          <table:table-cell table:formula="of:=1-[.F86]" office:value-type="float" office:value="0.513045485710705" calcext:value-type="float">
            <text:p>0.51304548571070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90428924819" calcext:value-type="float">
            <text:p>2.90428924819</text:p>
          </table:table-cell>
          <table:table-cell office:value-type="float" office:value="3.39879218714" calcext:value-type="float">
            <text:p>3.39879218714</text:p>
          </table:table-cell>
          <table:table-cell table:formula="of:=[.B87] * [.$I$2] + [.C87] * [.$J$2]" office:value-type="float" office:value="0.214098635715973" calcext:value-type="float">
            <text:p>0.214098635715973</text:p>
          </table:table-cell>
          <table:table-cell table:formula="of:=[.D87] * [.A87]" office:value-type="float" office:value="0.214098635715973" calcext:value-type="float">
            <text:p>0.214098635715973</text:p>
          </table:table-cell>
          <table:table-cell table:formula="of:=1/(1 + EXP(-[.E87]))" office:value-type="float" office:value="0.553321135509798" calcext:value-type="float">
            <text:p>0.553321135509798</text:p>
          </table:table-cell>
          <table:table-cell table:formula="of:=1-[.F87]" office:value-type="float" office:value="0.446678864490202" calcext:value-type="float">
            <text:p>0.44667886449020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47516987973" calcext:value-type="float">
            <text:p>0.247516987973</text:p>
          </table:table-cell>
          <table:table-cell office:value-type="float" office:value="1.66716317109" calcext:value-type="float">
            <text:p>1.66716317109</text:p>
          </table:table-cell>
          <table:table-cell table:formula="of:=[.B88] * [.$I$2] + [.C88] * [.$J$2]" office:value-type="float" office:value="0.0629601628455363" calcext:value-type="float">
            <text:p>0.062960162845536</text:p>
          </table:table-cell>
          <table:table-cell table:formula="of:=[.D88] * [.A88]" office:value-type="float" office:value="0.0629601628455363" calcext:value-type="float">
            <text:p>0.062960162845536</text:p>
          </table:table-cell>
          <table:table-cell table:formula="of:=1/(1 + EXP(-[.E88]))" office:value-type="float" office:value="0.515734843334962" calcext:value-type="float">
            <text:p>0.515734843334962</text:p>
          </table:table-cell>
          <table:table-cell table:formula="of:=1-[.F88]" office:value-type="float" office:value="0.484265156665038" calcext:value-type="float">
            <text:p>0.484265156665038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539257339664" calcext:value-type="float">
            <text:p>-0.539257339664</text:p>
          </table:table-cell>
          <table:table-cell office:value-type="float" office:value="1.26508815608" calcext:value-type="float">
            <text:p>1.26508815608</text:p>
          </table:table-cell>
          <table:table-cell table:formula="of:=[.B89] * [.$I$2] + [.C89] * [.$J$2]" office:value-type="float" office:value="0.021796373990696" calcext:value-type="float">
            <text:p>0.021796373990696</text:p>
          </table:table-cell>
          <table:table-cell table:formula="of:=[.D89] * [.A89]" office:value-type="float" office:value="-0.021796373990696" calcext:value-type="float">
            <text:p>-0.021796373990696</text:p>
          </table:table-cell>
          <table:table-cell table:formula="of:=1/(1 + EXP(-[.E89]))" office:value-type="float" office:value="0.494551122222561" calcext:value-type="float">
            <text:p>0.494551122222561</text:p>
          </table:table-cell>
          <table:table-cell table:formula="of:=1-[.F89]" office:value-type="float" office:value="0.50544887777744" calcext:value-type="float">
            <text:p>0.5054488777774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994917514247" calcext:value-type="float">
            <text:p>0.0994917514247</text:p>
          </table:table-cell>
          <table:table-cell office:value-type="float" office:value="0.767692459452" calcext:value-type="float">
            <text:p>0.767692459452</text:p>
          </table:table-cell>
          <table:table-cell table:formula="of:=[.B90] * [.$I$2] + [.C90] * [.$J$2]" office:value-type="float" office:value="0.028474240835967" calcext:value-type="float">
            <text:p>0.028474240835967</text:p>
          </table:table-cell>
          <table:table-cell table:formula="of:=[.D90] * [.A90]" office:value-type="float" office:value="0.028474240835967" calcext:value-type="float">
            <text:p>0.028474240835967</text:p>
          </table:table-cell>
          <table:table-cell table:formula="of:=1/(1 + EXP(-[.E90]))" office:value-type="float" office:value="0.507118079281045" calcext:value-type="float">
            <text:p>0.507118079281045</text:p>
          </table:table-cell>
          <table:table-cell table:formula="of:=1-[.F90]" office:value-type="float" office:value="0.492881920718955" calcext:value-type="float">
            <text:p>0.492881920718955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816907122638" calcext:value-type="float">
            <text:p>0.816907122638</text:p>
          </table:table-cell>
          <table:table-cell office:value-type="float" office:value="-1.87894630165" calcext:value-type="float">
            <text:p>-1.87894630165</text:p>
          </table:table-cell>
          <table:table-cell table:formula="of:=[.B91] * [.$I$2] + [.C91] * [.$J$2]" office:value-type="float" office:value="-0.0318014116192685" calcext:value-type="float">
            <text:p>-0.031801411619269</text:p>
          </table:table-cell>
          <table:table-cell table:formula="of:=[.D91] * [.A91]" office:value-type="float" office:value="0.0318014116192685" calcext:value-type="float">
            <text:p>0.031801411619269</text:p>
          </table:table-cell>
          <table:table-cell table:formula="of:=1/(1 + EXP(-[.E91]))" office:value-type="float" office:value="0.507949682936851" calcext:value-type="float">
            <text:p>0.507949682936851</text:p>
          </table:table-cell>
          <table:table-cell table:formula="of:=1-[.F91]" office:value-type="float" office:value="0.492050317063149" calcext:value-type="float">
            <text:p>0.492050317063149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.13143727039" calcext:value-type="float">
            <text:p>1.13143727039</text:p>
          </table:table-cell>
          <table:table-cell office:value-type="float" office:value="0.779531834662" calcext:value-type="float">
            <text:p>0.779531834662</text:p>
          </table:table-cell>
          <table:table-cell table:formula="of:=[.B92] * [.$I$2] + [.C92] * [.$J$2]" office:value-type="float" office:value="0.0657312705635416" calcext:value-type="float">
            <text:p>0.065731270563542</text:p>
          </table:table-cell>
          <table:table-cell table:formula="of:=[.D92] * [.A92]" office:value-type="float" office:value="-0.0657312705635416" calcext:value-type="float">
            <text:p>-0.065731270563542</text:p>
          </table:table-cell>
          <table:table-cell table:formula="of:=1/(1 + EXP(-[.E92]))" office:value-type="float" office:value="0.483573096439786" calcext:value-type="float">
            <text:p>0.483573096439786</text:p>
          </table:table-cell>
          <table:table-cell table:formula="of:=1-[.F92]" office:value-type="float" office:value="0.516426903560214" calcext:value-type="float">
            <text:p>0.516426903560214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556055161118" calcext:value-type="float">
            <text:p>0.556055161118</text:p>
          </table:table-cell>
          <table:table-cell office:value-type="float" office:value="-1.78241136647" calcext:value-type="float">
            <text:p>-1.78241136647</text:p>
          </table:table-cell>
          <table:table-cell table:formula="of:=[.B93] * [.$I$2] + [.C93] * [.$J$2]" office:value-type="float" office:value="-0.0379884623864744" calcext:value-type="float">
            <text:p>-0.037988462386475</text:p>
          </table:table-cell>
          <table:table-cell table:formula="of:=[.D93] * [.A93]" office:value-type="float" office:value="0.0379884623864744" calcext:value-type="float">
            <text:p>0.037988462386475</text:p>
          </table:table-cell>
          <table:table-cell table:formula="of:=1/(1 + EXP(-[.E93]))" office:value-type="float" office:value="0.509495973635704" calcext:value-type="float">
            <text:p>0.509495973635704</text:p>
          </table:table-cell>
          <table:table-cell table:formula="of:=1-[.F93]" office:value-type="float" office:value="0.490504026364296" calcext:value-type="float">
            <text:p>0.49050402636429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371518786" calcext:value-type="float">
            <text:p>1.8371518786</text:p>
          </table:table-cell>
          <table:table-cell office:value-type="float" office:value="2.03211463165" calcext:value-type="float">
            <text:p>2.03211463165</text:p>
          </table:table-cell>
          <table:table-cell table:formula="of:=[.B94] * [.$I$2] + [.C94] * [.$J$2]" office:value-type="float" office:value="0.131606149785184" calcext:value-type="float">
            <text:p>0.131606149785184</text:p>
          </table:table-cell>
          <table:table-cell table:formula="of:=[.D94] * [.A94]" office:value-type="float" office:value="0.131606149785184" calcext:value-type="float">
            <text:p>0.131606149785184</text:p>
          </table:table-cell>
          <table:table-cell table:formula="of:=1/(1 + EXP(-[.E94]))" office:value-type="float" office:value="0.532854131177541" calcext:value-type="float">
            <text:p>0.532854131177541</text:p>
          </table:table-cell>
          <table:table-cell table:formula="of:=1-[.F94]" office:value-type="float" office:value="0.467145868822459" calcext:value-type="float">
            <text:p>0.467145868822459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623357772465" calcext:value-type="float">
            <text:p>0.623357772465</text:p>
          </table:table-cell>
          <table:table-cell office:value-type="float" office:value="0.219793322086" calcext:value-type="float">
            <text:p>0.219793322086</text:p>
          </table:table-cell>
          <table:table-cell table:formula="of:=[.B95] * [.$I$2] + [.C95] * [.$J$2]" office:value-type="float" office:value="0.0294078495156574" calcext:value-type="float">
            <text:p>0.029407849515657</text:p>
          </table:table-cell>
          <table:table-cell table:formula="of:=[.D95] * [.A95]" office:value-type="float" office:value="-0.0294078495156574" calcext:value-type="float">
            <text:p>-0.029407849515657</text:p>
          </table:table-cell>
          <table:table-cell table:formula="of:=1/(1 + EXP(-[.E95]))" office:value-type="float" office:value="0.492648567419931" calcext:value-type="float">
            <text:p>0.492648567419931</text:p>
          </table:table-cell>
          <table:table-cell table:formula="of:=1-[.F95]" office:value-type="float" office:value="0.507351432580069" calcext:value-type="float">
            <text:p>0.507351432580069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67491100615" calcext:value-type="float">
            <text:p>-0.67491100615</text:p>
          </table:table-cell>
          <table:table-cell office:value-type="float" office:value="-0.49013790428" calcext:value-type="float">
            <text:p>-0.49013790428</text:p>
          </table:table-cell>
          <table:table-cell table:formula="of:=[.B96] * [.$I$2] + [.C96] * [.$J$2]" office:value-type="float" office:value="-0.040025289055509" calcext:value-type="float">
            <text:p>-0.040025289055509</text:p>
          </table:table-cell>
          <table:table-cell table:formula="of:=[.D96] * [.A96]" office:value-type="float" office:value="0.040025289055509" calcext:value-type="float">
            <text:p>0.040025289055509</text:p>
          </table:table-cell>
          <table:table-cell table:formula="of:=1/(1 + EXP(-[.E96]))" office:value-type="float" office:value="0.510004986614013" calcext:value-type="float">
            <text:p>0.510004986614013</text:p>
          </table:table-cell>
          <table:table-cell table:formula="of:=1-[.F96]" office:value-type="float" office:value="0.489995013385987" calcext:value-type="float">
            <text:p>0.48999501338598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44981013719" calcext:value-type="float">
            <text:p>0.844981013719</text:p>
          </table:table-cell>
          <table:table-cell office:value-type="float" office:value="2.88917951139" calcext:value-type="float">
            <text:p>2.88917951139</text:p>
          </table:table-cell>
          <table:table-cell table:formula="of:=[.B97] * [.$I$2] + [.C97] * [.$J$2]" office:value-type="float" office:value="0.123974925010401" calcext:value-type="float">
            <text:p>0.123974925010401</text:p>
          </table:table-cell>
          <table:table-cell table:formula="of:=[.D97] * [.A97]" office:value-type="float" office:value="0.123974925010401" calcext:value-type="float">
            <text:p>0.123974925010401</text:p>
          </table:table-cell>
          <table:table-cell table:formula="of:=1/(1 + EXP(-[.E97]))" office:value-type="float" office:value="0.530954094930508" calcext:value-type="float">
            <text:p>0.530954094930508</text:p>
          </table:table-cell>
          <table:table-cell table:formula="of:=1-[.F97]" office:value-type="float" office:value="0.469045905069492" calcext:value-type="float">
            <text:p>0.46904590506949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587642038" calcext:value-type="float">
            <text:p>1.7587642038</text:p>
          </table:table-cell>
          <table:table-cell office:value-type="float" office:value="0.00957648549281" calcext:value-type="float">
            <text:p>0.00957648549281</text:p>
          </table:table-cell>
          <table:table-cell table:formula="of:=[.B98] * [.$I$2] + [.C98] * [.$J$2]" office:value-type="float" office:value="0.0631537310641149" calcext:value-type="float">
            <text:p>0.063153731064115</text:p>
          </table:table-cell>
          <table:table-cell table:formula="of:=[.D98] * [.A98]" office:value-type="float" office:value="0.0631537310641149" calcext:value-type="float">
            <text:p>0.063153731064115</text:p>
          </table:table-cell>
          <table:table-cell table:formula="of:=1/(1 + EXP(-[.E98]))" office:value-type="float" office:value="0.515783187317567" calcext:value-type="float">
            <text:p>0.515783187317567</text:p>
          </table:table-cell>
          <table:table-cell table:formula="of:=1-[.F98]" office:value-type="float" office:value="0.484216812682433" calcext:value-type="float">
            <text:p>0.484216812682433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1.12604705026" calcext:value-type="float">
            <text:p>-1.12604705026</text:p>
          </table:table-cell>
          <table:table-cell office:value-type="float" office:value="1.17503847686" calcext:value-type="float">
            <text:p>1.17503847686</text:p>
          </table:table-cell>
          <table:table-cell table:formula="of:=[.B99] * [.$I$2] + [.C99] * [.$J$2]" office:value-type="float" office:value="-0.00209337747782234" calcext:value-type="float">
            <text:p>-0.002093377477822</text:p>
          </table:table-cell>
          <table:table-cell table:formula="of:=[.D99] * [.A99]" office:value-type="float" office:value="0.00209337747782234" calcext:value-type="float">
            <text:p>0.002093377477822</text:p>
          </table:table-cell>
          <table:table-cell table:formula="of:=1/(1 + EXP(-[.E99]))" office:value-type="float" office:value="0.500523344178338" calcext:value-type="float">
            <text:p>0.500523344178338</text:p>
          </table:table-cell>
          <table:table-cell table:formula="of:=1-[.F99]" office:value-type="float" office:value="0.499476655821662" calcext:value-type="float">
            <text:p>0.499476655821662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558989073802" calcext:value-type="float">
            <text:p>-0.558989073802</text:p>
          </table:table-cell>
          <table:table-cell office:value-type="float" office:value="-0.408036044973" calcext:value-type="float">
            <text:p>-0.408036044973</text:p>
          </table:table-cell>
          <table:table-cell table:formula="of:=[.B100] * [.$I$2] + [.C100] * [.$J$2]" office:value-type="float" office:value="-0.0332182273018114" calcext:value-type="float">
            <text:p>-0.033218227301812</text:p>
          </table:table-cell>
          <table:table-cell table:formula="of:=[.D100] * [.A100]" office:value-type="float" office:value="0.0332182273018114" calcext:value-type="float">
            <text:p>0.033218227301812</text:p>
          </table:table-cell>
          <table:table-cell table:formula="of:=1/(1 + EXP(-[.E100]))" office:value-type="float" office:value="0.508303793270672" calcext:value-type="float">
            <text:p>0.508303793270672</text:p>
          </table:table-cell>
          <table:table-cell table:formula="of:=1-[.F100]" office:value-type="float" office:value="0.491696206729328" calcext:value-type="float">
            <text:p>0.491696206729328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.27370523325" calcext:value-type="float">
            <text:p>1.27370523325</text:p>
          </table:table-cell>
          <table:table-cell office:value-type="float" office:value="1.86969155422" calcext:value-type="float">
            <text:p>1.86969155422</text:p>
          </table:table-cell>
          <table:table-cell table:formula="of:=[.B101] * [.$I$2] + [.C101] * [.$J$2]" office:value-type="float" office:value="0.106201237348903" calcext:value-type="float">
            <text:p>0.106201237348903</text:p>
          </table:table-cell>
          <table:table-cell table:formula="of:=[.D101] * [.A101]" office:value-type="float" office:value="-0.106201237348903" calcext:value-type="float">
            <text:p>-0.106201237348903</text:p>
          </table:table-cell>
          <table:table-cell table:formula="of:=1/(1 + EXP(-[.E101]))" office:value-type="float" office:value="0.473474616970231" calcext:value-type="float">
            <text:p>0.473474616970231</text:p>
          </table:table-cell>
          <table:table-cell table:formula="of:=1-[.F101]" office:value-type="float" office:value="0.526525383029769" calcext:value-type="float">
            <text:p>0.52652538302976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3321077871" calcext:value-type="float">
            <text:p>2.23321077871</text:p>
          </table:table-cell>
          <table:table-cell office:value-type="float" office:value="1.86686825431" calcext:value-type="float">
            <text:p>1.86686825431</text:p>
          </table:table-cell>
          <table:table-cell table:formula="of:=[.B102] * [.$I$2] + [.C102] * [.$J$2]" office:value-type="float" office:value="0.140393944829852" calcext:value-type="float">
            <text:p>0.140393944829852</text:p>
          </table:table-cell>
          <table:table-cell table:formula="of:=[.D102] * [.A102]" office:value-type="float" office:value="0.140393944829852" calcext:value-type="float">
            <text:p>0.140393944829852</text:p>
          </table:table-cell>
          <table:table-cell table:formula="of:=1/(1 + EXP(-[.E102]))" office:value-type="float" office:value="0.535040949004982" calcext:value-type="float">
            <text:p>0.535040949004982</text:p>
          </table:table-cell>
          <table:table-cell table:formula="of:=1-[.F102]" office:value-type="float" office:value="0.464959050995018" calcext:value-type="float">
            <text:p>0.46495905099501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32680346704" calcext:value-type="float">
            <text:p>0.932680346704</text:p>
          </table:table-cell>
          <table:table-cell office:value-type="float" office:value="1.54632699002" calcext:value-type="float">
            <text:p>1.54632699002</text:p>
          </table:table-cell>
          <table:table-cell table:formula="of:=[.B103] * [.$I$2] + [.C103] * [.$J$2]" office:value-type="float" office:value="0.0835195809980137" calcext:value-type="float">
            <text:p>0.083519580998014</text:p>
          </table:table-cell>
          <table:table-cell table:formula="of:=[.D103] * [.A103]" office:value-type="float" office:value="0.0835195809980137" calcext:value-type="float">
            <text:p>0.083519580998014</text:p>
          </table:table-cell>
          <table:table-cell table:formula="of:=1/(1 + EXP(-[.E103]))" office:value-type="float" office:value="0.520867766365338" calcext:value-type="float">
            <text:p>0.520867766365338</text:p>
          </table:table-cell>
          <table:table-cell table:formula="of:=1-[.F103]" office:value-type="float" office:value="0.479132233634662" calcext:value-type="float">
            <text:p>0.479132233634662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838851497492" calcext:value-type="float">
            <text:p>-0.838851497492</text:p>
          </table:table-cell>
          <table:table-cell office:value-type="float" office:value="0.207051584551" calcext:value-type="float">
            <text:p>0.207051584551</text:p>
          </table:table-cell>
          <table:table-cell table:formula="of:=[.B104] * [.$I$2] + [.C104] * [.$J$2]" office:value-type="float" office:value="-0.0232523411238131" calcext:value-type="float">
            <text:p>-0.023252341123813</text:p>
          </table:table-cell>
          <table:table-cell table:formula="of:=[.D104] * [.A104]" office:value-type="float" office:value="0.0232523411238131" calcext:value-type="float">
            <text:p>0.023252341123813</text:p>
          </table:table-cell>
          <table:table-cell table:formula="of:=1/(1 + EXP(-[.E104]))" office:value-type="float" office:value="0.505812823381049" calcext:value-type="float">
            <text:p>0.505812823381049</text:p>
          </table:table-cell>
          <table:table-cell table:formula="of:=1-[.F104]" office:value-type="float" office:value="0.494187176618951" calcext:value-type="float">
            <text:p>0.494187176618951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960556155592" calcext:value-type="float">
            <text:p>0.960556155592</text:p>
          </table:table-cell>
          <table:table-cell office:value-type="float" office:value="-0.206878757833" calcext:value-type="float">
            <text:p>-0.206878757833</text:p>
          </table:table-cell>
          <table:table-cell table:formula="of:=[.B105] * [.$I$2] + [.C105] * [.$J$2]" office:value-type="float" office:value="0.0276066130727233" calcext:value-type="float">
            <text:p>0.027606613072723</text:p>
          </table:table-cell>
          <table:table-cell table:formula="of:=[.D105] * [.A105]" office:value-type="float" office:value="-0.0276066130727233" calcext:value-type="float">
            <text:p>-0.027606613072723</text:p>
          </table:table-cell>
          <table:table-cell table:formula="of:=1/(1 + EXP(-[.E105]))" office:value-type="float" office:value="0.49309878502534" calcext:value-type="float">
            <text:p>0.49309878502534</text:p>
          </table:table-cell>
          <table:table-cell table:formula="of:=1-[.F105]" office:value-type="float" office:value="0.50690121497466" calcext:value-type="float">
            <text:p>0.50690121497466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318371785439" calcext:value-type="float">
            <text:p>0.318371785439</text:p>
          </table:table-cell>
          <table:table-cell office:value-type="float" office:value="-2.52041079395" calcext:value-type="float">
            <text:p>-2.52041079395</text:p>
          </table:table-cell>
          <table:table-cell table:formula="of:=[.B106] * [.$I$2] + [.C106] * [.$J$2]" office:value-type="float" office:value="-0.0704366305333902" calcext:value-type="float">
            <text:p>-0.07043663053339</text:p>
          </table:table-cell>
          <table:table-cell table:formula="of:=[.D106] * [.A106]" office:value-type="float" office:value="0.0704366305333902" calcext:value-type="float">
            <text:p>0.07043663053339</text:p>
          </table:table-cell>
          <table:table-cell table:formula="of:=1/(1 + EXP(-[.E106]))" office:value-type="float" office:value="0.517601880856322" calcext:value-type="float">
            <text:p>0.517601880856322</text:p>
          </table:table-cell>
          <table:table-cell table:formula="of:=1-[.F106]" office:value-type="float" office:value="0.482398119143678" calcext:value-type="float">
            <text:p>0.48239811914367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579711035843" calcext:value-type="float">
            <text:p>-0.0579711035843</text:p>
          </table:table-cell>
          <table:table-cell office:value-type="float" office:value="1.28007822413" calcext:value-type="float">
            <text:p>1.28007822413</text:p>
          </table:table-cell>
          <table:table-cell table:formula="of:=[.B107] * [.$I$2] + [.C107] * [.$J$2]" office:value-type="float" office:value="0.0394799195985445" calcext:value-type="float">
            <text:p>0.039479919598545</text:p>
          </table:table-cell>
          <table:table-cell table:formula="of:=[.D107] * [.A107]" office:value-type="float" office:value="0.0394799195985445" calcext:value-type="float">
            <text:p>0.039479919598545</text:p>
          </table:table-cell>
          <table:table-cell table:formula="of:=1/(1 + EXP(-[.E107]))" office:value-type="float" office:value="0.509868698100854" calcext:value-type="float">
            <text:p>0.509868698100854</text:p>
          </table:table-cell>
          <table:table-cell table:formula="of:=1-[.F107]" office:value-type="float" office:value="0.490131301899146" calcext:value-type="float">
            <text:p>0.49013130189914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9069297712" calcext:value-type="float">
            <text:p>1.59069297712</text:p>
          </table:table-cell>
          <table:table-cell office:value-type="float" office:value="1.16557207662" calcext:value-type="float">
            <text:p>1.16557207662</text:p>
          </table:table-cell>
          <table:table-cell table:formula="of:=[.B108] * [.$I$2] + [.C108] * [.$J$2]" office:value-type="float" office:value="0.0946719148925014" calcext:value-type="float">
            <text:p>0.094671914892502</text:p>
          </table:table-cell>
          <table:table-cell table:formula="of:=[.D108] * [.A108]" office:value-type="float" office:value="0.0946719148925014" calcext:value-type="float">
            <text:p>0.094671914892502</text:p>
          </table:table-cell>
          <table:table-cell table:formula="of:=1/(1 + EXP(-[.E108]))" office:value-type="float" office:value="0.523650316995723" calcext:value-type="float">
            <text:p>0.523650316995723</text:p>
          </table:table-cell>
          <table:table-cell table:formula="of:=1-[.F108]" office:value-type="float" office:value="0.476349683004277" calcext:value-type="float">
            <text:p>0.47634968300427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874861068" calcext:value-type="float">
            <text:p>2.2874861068</text:p>
          </table:table-cell>
          <table:table-cell office:value-type="float" office:value="3.1750127893" calcext:value-type="float">
            <text:p>3.1750127893</text:p>
          </table:table-cell>
          <table:table-cell table:formula="of:=[.B109] * [.$I$2] + [.C109] * [.$J$2]" office:value-type="float" office:value="0.184795603593614" calcext:value-type="float">
            <text:p>0.184795603593614</text:p>
          </table:table-cell>
          <table:table-cell table:formula="of:=[.D109] * [.A109]" office:value-type="float" office:value="0.184795603593614" calcext:value-type="float">
            <text:p>0.184795603593614</text:p>
          </table:table-cell>
          <table:table-cell table:formula="of:=1/(1 + EXP(-[.E109]))" office:value-type="float" office:value="0.546067876201539" calcext:value-type="float">
            <text:p>0.546067876201539</text:p>
          </table:table-cell>
          <table:table-cell table:formula="of:=1-[.F109]" office:value-type="float" office:value="0.453932123798461" calcext:value-type="float">
            <text:p>0.45393212379846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1275800896" calcext:value-type="float">
            <text:p>1.11275800896</text:p>
          </table:table-cell>
          <table:table-cell office:value-type="float" office:value="2.47511525715" calcext:value-type="float">
            <text:p>2.47511525715</text:p>
          </table:table-cell>
          <table:table-cell table:formula="of:=[.B110] * [.$I$2] + [.C110] * [.$J$2]" office:value-type="float" office:value="0.120102423856443" calcext:value-type="float">
            <text:p>0.120102423856443</text:p>
          </table:table-cell>
          <table:table-cell table:formula="of:=[.D110] * [.A110]" office:value-type="float" office:value="0.120102423856443" calcext:value-type="float">
            <text:p>0.120102423856443</text:p>
          </table:table-cell>
          <table:table-cell table:formula="of:=1/(1 + EXP(-[.E110]))" office:value-type="float" office:value="0.529989565689671" calcext:value-type="float">
            <text:p>0.529989565689671</text:p>
          </table:table-cell>
          <table:table-cell table:formula="of:=1-[.F110]" office:value-type="float" office:value="0.470010434310329" calcext:value-type="float">
            <text:p>0.470010434310329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245411545137" calcext:value-type="float">
            <text:p>-0.245411545137</text:p>
          </table:table-cell>
          <table:table-cell office:value-type="float" office:value="-0.180444910555" calcext:value-type="float">
            <text:p>-0.180444910555</text:p>
          </table:table-cell>
          <table:table-cell table:formula="of:=[.B111] * [.$I$2] + [.C111] * [.$J$2]" office:value-type="float" office:value="-0.0146261025636753" calcext:value-type="float">
            <text:p>-0.014626102563675</text:p>
          </table:table-cell>
          <table:table-cell table:formula="of:=[.D111] * [.A111]" office:value-type="float" office:value="0.0146261025636753" calcext:value-type="float">
            <text:p>0.014626102563675</text:p>
          </table:table-cell>
          <table:table-cell table:formula="of:=1/(1 + EXP(-[.E111]))" office:value-type="float" office:value="0.503656460457773" calcext:value-type="float">
            <text:p>0.503656460457773</text:p>
          </table:table-cell>
          <table:table-cell table:formula="of:=1-[.F111]" office:value-type="float" office:value="0.496343539542227" calcext:value-type="float">
            <text:p>0.496343539542227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89044300163" calcext:value-type="float">
            <text:p>-0.89044300163</text:p>
          </table:table-cell>
          <table:table-cell office:value-type="float" office:value="-0.869161614255" calcext:value-type="float">
            <text:p>-0.869161614255</text:p>
          </table:table-cell>
          <table:table-cell table:formula="of:=[.B112] * [.$I$2] + [.C112] * [.$J$2]" office:value-type="float" office:value="-0.0600296192347208" calcext:value-type="float">
            <text:p>-0.060029619234721</text:p>
          </table:table-cell>
          <table:table-cell table:formula="of:=[.D112] * [.A112]" office:value-type="float" office:value="0.0600296192347208" calcext:value-type="float">
            <text:p>0.060029619234721</text:p>
          </table:table-cell>
          <table:table-cell table:formula="of:=1/(1 + EXP(-[.E112]))" office:value-type="float" office:value="0.515002899764473" calcext:value-type="float">
            <text:p>0.515002899764473</text:p>
          </table:table-cell>
          <table:table-cell table:formula="of:=1-[.F112]" office:value-type="float" office:value="0.484997100235527" calcext:value-type="float">
            <text:p>0.48499710023552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04808800218" calcext:value-type="float">
            <text:p>2.04808800218</text:p>
          </table:table-cell>
          <table:table-cell office:value-type="float" office:value="3.14318588365" calcext:value-type="float">
            <text:p>3.14318588365</text:p>
          </table:table-cell>
          <table:table-cell table:formula="of:=[.B113] * [.$I$2] + [.C113] * [.$J$2]" office:value-type="float" office:value="0.175208504877357" calcext:value-type="float">
            <text:p>0.175208504877357</text:p>
          </table:table-cell>
          <table:table-cell table:formula="of:=[.D113] * [.A113]" office:value-type="float" office:value="0.175208504877357" calcext:value-type="float">
            <text:p>0.175208504877357</text:p>
          </table:table-cell>
          <table:table-cell table:formula="of:=1/(1 + EXP(-[.E113]))" office:value-type="float" office:value="0.543690415922417" calcext:value-type="float">
            <text:p>0.543690415922417</text:p>
          </table:table-cell>
          <table:table-cell table:formula="of:=1-[.F113]" office:value-type="float" office:value="0.456309584077583" calcext:value-type="float">
            <text:p>0.45630958407758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4736715421" calcext:value-type="float">
            <text:p>1.64736715421</text:p>
          </table:table-cell>
          <table:table-cell office:value-type="float" office:value="2.29287895734" calcext:value-type="float">
            <text:p>2.29287895734</text:p>
          </table:table-cell>
          <table:table-cell table:formula="of:=[.B114] * [.$I$2] + [.C114] * [.$J$2]" office:value-type="float" office:value="0.133289302745097" calcext:value-type="float">
            <text:p>0.133289302745097</text:p>
          </table:table-cell>
          <table:table-cell table:formula="of:=[.D114] * [.A114]" office:value-type="float" office:value="0.133289302745097" calcext:value-type="float">
            <text:p>0.133289302745097</text:p>
          </table:table-cell>
          <table:table-cell table:formula="of:=1/(1 + EXP(-[.E114]))" office:value-type="float" office:value="0.533273079366297" calcext:value-type="float">
            <text:p>0.533273079366297</text:p>
          </table:table-cell>
          <table:table-cell table:formula="of:=1-[.F114]" office:value-type="float" office:value="0.466726920633703" calcext:value-type="float">
            <text:p>0.46672692063370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95264710891" calcext:value-type="float">
            <text:p>0.395264710891</text:p>
          </table:table-cell>
          <table:table-cell office:value-type="float" office:value="2.72965991477" calcext:value-type="float">
            <text:p>2.72965991477</text:p>
          </table:table-cell>
          <table:table-cell table:formula="of:=[.B115] * [.$I$2] + [.C115] * [.$J$2]" office:value-type="float" office:value="0.102727989049955" calcext:value-type="float">
            <text:p>0.102727989049955</text:p>
          </table:table-cell>
          <table:table-cell table:formula="of:=[.D115] * [.A115]" office:value-type="float" office:value="0.102727989049955" calcext:value-type="float">
            <text:p>0.102727989049955</text:p>
          </table:table-cell>
          <table:table-cell table:formula="of:=1/(1 + EXP(-[.E115]))" office:value-type="float" office:value="0.525659435809916" calcext:value-type="float">
            <text:p>0.525659435809916</text:p>
          </table:table-cell>
          <table:table-cell table:formula="of:=1-[.F115]" office:value-type="float" office:value="0.474340564190084" calcext:value-type="float">
            <text:p>0.474340564190084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.53670507995" calcext:value-type="float">
            <text:p>1.53670507995</text:p>
          </table:table-cell>
          <table:table-cell office:value-type="float" office:value="0.6347847922" calcext:value-type="float">
            <text:p>0.6347847922</text:p>
          </table:table-cell>
          <table:table-cell table:formula="of:=[.B116] * [.$I$2] + [.C116] * [.$J$2]" office:value-type="float" office:value="0.0755135194333333" calcext:value-type="float">
            <text:p>0.075513519433333</text:p>
          </table:table-cell>
          <table:table-cell table:formula="of:=[.D116] * [.A116]" office:value-type="float" office:value="-0.0755135194333333" calcext:value-type="float">
            <text:p>-0.075513519433333</text:p>
          </table:table-cell>
          <table:table-cell table:formula="of:=1/(1 + EXP(-[.E116]))" office:value-type="float" office:value="0.481130585864786" calcext:value-type="float">
            <text:p>0.481130585864786</text:p>
          </table:table-cell>
          <table:table-cell table:formula="of:=1-[.F116]" office:value-type="float" office:value="0.518869414135214" calcext:value-type="float">
            <text:p>0.51886941413521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9.37143230289" calcext:value-type="float">
            <text:p>-9.37143230289</text:p>
          </table:table-cell>
          <table:table-cell office:value-type="float" office:value="-6.71919886045" calcext:value-type="float">
            <text:p>-6.71919886045</text:p>
          </table:table-cell>
          <table:table-cell table:formula="of:=[.B117] * [.$I$2] + [.C117] * [.$J$2]" office:value-type="float" office:value="-0.552958171335526" calcext:value-type="float">
            <text:p>-0.552958171335526</text:p>
          </table:table-cell>
          <table:table-cell table:formula="of:=[.D117] * [.A117]" office:value-type="float" office:value="-0.552958171335526" calcext:value-type="float">
            <text:p>-0.552958171335526</text:p>
          </table:table-cell>
          <table:table-cell table:formula="of:=1/(1 + EXP(-[.E117]))" office:value-type="float" office:value="0.365178363349884" calcext:value-type="float">
            <text:p>0.365178363349884</text:p>
          </table:table-cell>
          <table:table-cell table:formula="of:=1-[.F117]" office:value-type="float" office:value="0.634821636650116" calcext:value-type="float">
            <text:p>0.634821636650116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439879994453" calcext:value-type="float">
            <text:p>-0.439879994453</text:p>
          </table:table-cell>
          <table:table-cell office:value-type="float" office:value="1.4746174904" calcext:value-type="float">
            <text:p>1.4746174904</text:p>
          </table:table-cell>
          <table:table-cell table:formula="of:=[.B118] * [.$I$2] + [.C118] * [.$J$2]" office:value-type="float" office:value="0.0321485686504606" calcext:value-type="float">
            <text:p>0.032148568650461</text:p>
          </table:table-cell>
          <table:table-cell table:formula="of:=[.D118] * [.A118]" office:value-type="float" office:value="-0.0321485686504606" calcext:value-type="float">
            <text:p>-0.032148568650461</text:p>
          </table:table-cell>
          <table:table-cell table:formula="of:=1/(1 + EXP(-[.E118]))" office:value-type="float" office:value="0.491963549985123" calcext:value-type="float">
            <text:p>0.491963549985123</text:p>
          </table:table-cell>
          <table:table-cell table:formula="of:=1-[.F118]" office:value-type="float" office:value="0.508036450014877" calcext:value-type="float">
            <text:p>0.508036450014877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71961284888" calcext:value-type="float">
            <text:p>0.71961284888</text:p>
          </table:table-cell>
          <table:table-cell office:value-type="float" office:value="-0.65492815767" calcext:value-type="float">
            <text:p>-0.65492815767</text:p>
          </table:table-cell>
          <table:table-cell table:formula="of:=[.B119] * [.$I$2] + [.C119] * [.$J$2]" office:value-type="float" office:value="0.00445373264867701" calcext:value-type="float">
            <text:p>0.004453732648677</text:p>
          </table:table-cell>
          <table:table-cell table:formula="of:=[.D119] * [.A119]" office:value-type="float" office:value="-0.00445373264867701" calcext:value-type="float">
            <text:p>-0.004453732648677</text:p>
          </table:table-cell>
          <table:table-cell table:formula="of:=1/(1 + EXP(-[.E119]))" office:value-type="float" office:value="0.498886568678307" calcext:value-type="float">
            <text:p>0.498886568678307</text:p>
          </table:table-cell>
          <table:table-cell table:formula="of:=1-[.F119]" office:value-type="float" office:value="0.501113431321692" calcext:value-type="float">
            <text:p>0.50111343132169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94376208903" calcext:value-type="float">
            <text:p>2.94376208903</text:p>
          </table:table-cell>
          <table:table-cell office:value-type="float" office:value="1.40848563935" calcext:value-type="float">
            <text:p>1.40848563935</text:p>
          </table:table-cell>
          <table:table-cell table:formula="of:=[.B120] * [.$I$2] + [.C120] * [.$J$2]" office:value-type="float" office:value="0.150903759617627" calcext:value-type="float">
            <text:p>0.150903759617627</text:p>
          </table:table-cell>
          <table:table-cell table:formula="of:=[.D120] * [.A120]" office:value-type="float" office:value="0.150903759617627" calcext:value-type="float">
            <text:p>0.150903759617627</text:p>
          </table:table-cell>
          <table:table-cell table:formula="of:=1/(1 + EXP(-[.E120]))" office:value-type="float" office:value="0.537654511471763" calcext:value-type="float">
            <text:p>0.537654511471763</text:p>
          </table:table-cell>
          <table:table-cell table:formula="of:=1-[.F120]" office:value-type="float" office:value="0.462345488528237" calcext:value-type="float">
            <text:p>0.462345488528237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763599059324" calcext:value-type="float">
            <text:p>-0.763599059324</text:p>
          </table:table-cell>
          <table:table-cell office:value-type="float" office:value="-0.102575405732" calcext:value-type="float">
            <text:p>-0.102575405732</text:p>
          </table:table-cell>
          <table:table-cell table:formula="of:=[.B121] * [.$I$2] + [.C121] * [.$J$2]" office:value-type="float" office:value="-0.0306139587532504" calcext:value-type="float">
            <text:p>-0.030613958753251</text:p>
          </table:table-cell>
          <table:table-cell table:formula="of:=[.D121] * [.A121]" office:value-type="float" office:value="0.0306139587532504" calcext:value-type="float">
            <text:p>0.030613958753251</text:p>
          </table:table-cell>
          <table:table-cell table:formula="of:=1/(1 + EXP(-[.E121]))" office:value-type="float" office:value="0.507652891997555" calcext:value-type="float">
            <text:p>0.507652891997555</text:p>
          </table:table-cell>
          <table:table-cell table:formula="of:=1-[.F121]" office:value-type="float" office:value="0.492347108002445" calcext:value-type="float">
            <text:p>0.49234710800244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64197606852" calcext:value-type="float">
            <text:p>3.64197606852</text:p>
          </table:table-cell>
          <table:table-cell office:value-type="float" office:value="1.30324677502" calcext:value-type="float">
            <text:p>1.30324677502</text:p>
          </table:table-cell>
          <table:table-cell table:formula="of:=[.B122] * [.$I$2] + [.C122] * [.$J$2]" office:value-type="float" office:value="0.172435781457573" calcext:value-type="float">
            <text:p>0.172435781457573</text:p>
          </table:table-cell>
          <table:table-cell table:formula="of:=[.D122] * [.A122]" office:value-type="float" office:value="0.172435781457573" calcext:value-type="float">
            <text:p>0.172435781457573</text:p>
          </table:table-cell>
          <table:table-cell table:formula="of:=1/(1 + EXP(-[.E122]))" office:value-type="float" office:value="0.543002444886304" calcext:value-type="float">
            <text:p>0.543002444886304</text:p>
          </table:table-cell>
          <table:table-cell table:formula="of:=1-[.F122]" office:value-type="float" office:value="0.456997555113696" calcext:value-type="float">
            <text:p>0.456997555113696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112633592764" calcext:value-type="float">
            <text:p>-0.112633592764</text:p>
          </table:table-cell>
          <table:table-cell office:value-type="float" office:value="0.708828254593" calcext:value-type="float">
            <text:p>0.708828254593</text:p>
          </table:table-cell>
          <table:table-cell table:formula="of:=[.B123] * [.$I$2] + [.C123] * [.$J$2]" office:value-type="float" office:value="0.0189840025651206" calcext:value-type="float">
            <text:p>0.018984002565121</text:p>
          </table:table-cell>
          <table:table-cell table:formula="of:=[.D123] * [.A123]" office:value-type="float" office:value="-0.0189840025651206" calcext:value-type="float">
            <text:p>-0.018984002565121</text:p>
          </table:table-cell>
          <table:table-cell table:formula="of:=1/(1 + EXP(-[.E123]))" office:value-type="float" office:value="0.495254141888778" calcext:value-type="float">
            <text:p>0.495254141888778</text:p>
          </table:table-cell>
          <table:table-cell table:formula="of:=1-[.F123]" office:value-type="float" office:value="0.504745858111222" calcext:value-type="float">
            <text:p>0.5047458581112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6324910809" calcext:value-type="float">
            <text:p>1.16324910809</text:p>
          </table:table-cell>
          <table:table-cell office:value-type="float" office:value="2.52629285281" calcext:value-type="float">
            <text:p>2.52629285281</text:p>
          </table:table-cell>
          <table:table-cell table:formula="of:=[.B124] * [.$I$2] + [.C124] * [.$J$2]" office:value-type="float" office:value="0.12356775817185" calcext:value-type="float">
            <text:p>0.12356775817185</text:p>
          </table:table-cell>
          <table:table-cell table:formula="of:=[.D124] * [.A124]" office:value-type="float" office:value="0.12356775817185" calcext:value-type="float">
            <text:p>0.12356775817185</text:p>
          </table:table-cell>
          <table:table-cell table:formula="of:=1/(1 + EXP(-[.E124]))" office:value-type="float" office:value="0.530852692073589" calcext:value-type="float">
            <text:p>0.530852692073589</text:p>
          </table:table-cell>
          <table:table-cell table:formula="of:=1-[.F124]" office:value-type="float" office:value="0.469147307926411" calcext:value-type="float">
            <text:p>0.469147307926411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1.73825873443" calcext:value-type="float">
            <text:p>-1.73825873443</text:p>
          </table:table-cell>
          <table:table-cell office:value-type="float" office:value="0.836758278756" calcext:value-type="float">
            <text:p>0.836758278756</text:p>
          </table:table-cell>
          <table:table-cell table:formula="of:=[.B125] * [.$I$2] + [.C125] * [.$J$2]" office:value-type="float" office:value="-0.0349490435441052" calcext:value-type="float">
            <text:p>-0.034949043544105</text:p>
          </table:table-cell>
          <table:table-cell table:formula="of:=[.D125] * [.A125]" office:value-type="float" office:value="0.0349490435441052" calcext:value-type="float">
            <text:p>0.034949043544105</text:p>
          </table:table-cell>
          <table:table-cell table:formula="of:=1/(1 + EXP(-[.E125]))" office:value-type="float" office:value="0.508736371661149" calcext:value-type="float">
            <text:p>0.508736371661149</text:p>
          </table:table-cell>
          <table:table-cell table:formula="of:=1-[.F125]" office:value-type="float" office:value="0.491263628338851" calcext:value-type="float">
            <text:p>0.49126362833885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0964870453" calcext:value-type="float">
            <text:p>2.0964870453</text:p>
          </table:table-cell>
          <table:table-cell office:value-type="float" office:value="2.84392191228" calcext:value-type="float">
            <text:p>2.84392191228</text:p>
          </table:table-cell>
          <table:table-cell table:formula="of:=[.B126] * [.$I$2] + [.C126] * [.$J$2]" office:value-type="float" office:value="0.167223764622068" calcext:value-type="float">
            <text:p>0.167223764622068</text:p>
          </table:table-cell>
          <table:table-cell table:formula="of:=[.D126] * [.A126]" office:value-type="float" office:value="0.167223764622068" calcext:value-type="float">
            <text:p>0.167223764622068</text:p>
          </table:table-cell>
          <table:table-cell table:formula="of:=1/(1 + EXP(-[.E126]))" office:value-type="float" office:value="0.541708791775205" calcext:value-type="float">
            <text:p>0.541708791775205</text:p>
          </table:table-cell>
          <table:table-cell table:formula="of:=1-[.F126]" office:value-type="float" office:value="0.458291208224795" calcext:value-type="float">
            <text:p>0.45829120822479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232693338" calcext:value-type="float">
            <text:p>2.3232693338</text:p>
          </table:table-cell>
          <table:table-cell office:value-type="float" office:value="1.42787134783" calcext:value-type="float">
            <text:p>1.42787134783</text:p>
          </table:table-cell>
          <table:table-cell table:formula="of:=[.B127] * [.$I$2] + [.C127] * [.$J$2]" office:value-type="float" office:value="0.129362024963149" calcext:value-type="float">
            <text:p>0.129362024963149</text:p>
          </table:table-cell>
          <table:table-cell table:formula="of:=[.D127] * [.A127]" office:value-type="float" office:value="0.129362024963149" calcext:value-type="float">
            <text:p>0.129362024963149</text:p>
          </table:table-cell>
          <table:table-cell table:formula="of:=1/(1 + EXP(-[.E127]))" office:value-type="float" office:value="0.532295481312639" calcext:value-type="float">
            <text:p>0.532295481312639</text:p>
          </table:table-cell>
          <table:table-cell table:formula="of:=1-[.F127]" office:value-type="float" office:value="0.467704518687361" calcext:value-type="float">
            <text:p>0.46770451868736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5567588519" calcext:value-type="float">
            <text:p>3.55567588519</text:p>
          </table:table-cell>
          <table:table-cell office:value-type="float" office:value="2.02358555842" calcext:value-type="float">
            <text:p>2.02358555842</text:p>
          </table:table-cell>
          <table:table-cell table:formula="of:=[.B128] * [.$I$2] + [.C128] * [.$J$2]" office:value-type="float" office:value="0.192734341604959" calcext:value-type="float">
            <text:p>0.192734341604959</text:p>
          </table:table-cell>
          <table:table-cell table:formula="of:=[.D128] * [.A128]" office:value-type="float" office:value="0.192734341604959" calcext:value-type="float">
            <text:p>0.192734341604959</text:p>
          </table:table-cell>
          <table:table-cell table:formula="of:=1/(1 + EXP(-[.E128]))" office:value-type="float" office:value="0.548034982980814" calcext:value-type="float">
            <text:p>0.548034982980814</text:p>
          </table:table-cell>
          <table:table-cell table:formula="of:=1-[.F128]" office:value-type="float" office:value="0.451965017019186" calcext:value-type="float">
            <text:p>0.451965017019186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264256809396" calcext:value-type="float">
            <text:p>-0.264256809396</text:p>
          </table:table-cell>
          <table:table-cell office:value-type="float" office:value="2.40986682547" calcext:value-type="float">
            <text:p>2.40986682547</text:p>
          </table:table-cell>
          <table:table-cell table:formula="of:=[.B129] * [.$I$2] + [.C129] * [.$J$2]" office:value-type="float" office:value="0.0687819734528844" calcext:value-type="float">
            <text:p>0.068781973452884</text:p>
          </table:table-cell>
          <table:table-cell table:formula="of:=[.D129] * [.A129]" office:value-type="float" office:value="-0.0687819734528844" calcext:value-type="float">
            <text:p>-0.068781973452884</text:p>
          </table:table-cell>
          <table:table-cell table:formula="of:=1/(1 + EXP(-[.E129]))" office:value-type="float" office:value="0.482811282696827" calcext:value-type="float">
            <text:p>0.482811282696827</text:p>
          </table:table-cell>
          <table:table-cell table:formula="of:=1-[.F129]" office:value-type="float" office:value="0.517188717303173" calcext:value-type="float">
            <text:p>0.51718871730317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6810292901" calcext:value-type="float">
            <text:p>1.66810292901</text:p>
          </table:table-cell>
          <table:table-cell office:value-type="float" office:value="2.06602044999" calcext:value-type="float">
            <text:p>2.06602044999</text:p>
          </table:table-cell>
          <table:table-cell table:formula="of:=[.B130] * [.$I$2] + [.C130] * [.$J$2]" office:value-type="float" office:value="0.126666397970309" calcext:value-type="float">
            <text:p>0.126666397970309</text:p>
          </table:table-cell>
          <table:table-cell table:formula="of:=[.D130] * [.A130]" office:value-type="float" office:value="0.126666397970309" calcext:value-type="float">
            <text:p>0.126666397970309</text:p>
          </table:table-cell>
          <table:table-cell table:formula="of:=1/(1 + EXP(-[.E130]))" office:value-type="float" office:value="0.531624328076402" calcext:value-type="float">
            <text:p>0.531624328076402</text:p>
          </table:table-cell>
          <table:table-cell table:formula="of:=1-[.F130]" office:value-type="float" office:value="0.468375671923597" calcext:value-type="float">
            <text:p>0.46837567192359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2.8972510773" calcext:value-type="float">
            <text:p>-12.8972510773</text:p>
          </table:table-cell>
          <table:table-cell office:value-type="float" office:value="-17.6772681159" calcext:value-type="float">
            <text:p>-17.6772681159</text:p>
          </table:table-cell>
          <table:table-cell table:formula="of:=[.B131] * [.$I$2] + [.C131] * [.$J$2]" office:value-type="float" office:value="-1.03463875322487" calcext:value-type="float">
            <text:p>-1.03463875322487</text:p>
          </table:table-cell>
          <table:table-cell table:formula="of:=[.D131] * [.A131]" office:value-type="float" office:value="-1.03463875322487" calcext:value-type="float">
            <text:p>-1.03463875322487</text:p>
          </table:table-cell>
          <table:table-cell table:formula="of:=1/(1 + EXP(-[.E131]))" office:value-type="float" office:value="0.262185773968119" calcext:value-type="float">
            <text:p>0.262185773968119</text:p>
          </table:table-cell>
          <table:table-cell table:formula="of:=1-[.F131]" office:value-type="float" office:value="0.737814226031881" calcext:value-type="float">
            <text:p>0.73781422603188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188866543" calcext:value-type="float">
            <text:p>1.9188866543</text:p>
          </table:table-cell>
          <table:table-cell office:value-type="float" office:value="2.07195955606" calcext:value-type="float">
            <text:p>2.07195955606</text:p>
          </table:table-cell>
          <table:table-cell table:formula="of:=[.B132] * [.$I$2] + [.C132] * [.$J$2]" office:value-type="float" office:value="0.135820002175111" calcext:value-type="float">
            <text:p>0.135820002175111</text:p>
          </table:table-cell>
          <table:table-cell table:formula="of:=[.D132] * [.A132]" office:value-type="float" office:value="0.135820002175111" calcext:value-type="float">
            <text:p>0.135820002175111</text:p>
          </table:table-cell>
          <table:table-cell table:formula="of:=1/(1 + EXP(-[.E132]))" office:value-type="float" office:value="0.53390289912242" calcext:value-type="float">
            <text:p>0.53390289912242</text:p>
          </table:table-cell>
          <table:table-cell table:formula="of:=1-[.F132]" office:value-type="float" office:value="0.46609710087758" calcext:value-type="float">
            <text:p>0.46609710087758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.29075427519" calcext:value-type="float">
            <text:p>1.29075427519</text:p>
          </table:table-cell>
          <table:table-cell office:value-type="float" office:value="0.857004294159" calcext:value-type="float">
            <text:p>0.857004294159</text:p>
          </table:table-cell>
          <table:table-cell table:formula="of:=[.B133] * [.$I$2] + [.C133] * [.$J$2]" office:value-type="float" office:value="0.0739386231887405" calcext:value-type="float">
            <text:p>0.073938623188741</text:p>
          </table:table-cell>
          <table:table-cell table:formula="of:=[.D133] * [.A133]" office:value-type="float" office:value="-0.0739386231887405" calcext:value-type="float">
            <text:p>-0.073938623188741</text:p>
          </table:table-cell>
          <table:table-cell table:formula="of:=1/(1 + EXP(-[.E133]))" office:value-type="float" office:value="0.481523760779441" calcext:value-type="float">
            <text:p>0.481523760779441</text:p>
          </table:table-cell>
          <table:table-cell table:formula="of:=1-[.F133]" office:value-type="float" office:value="0.518476239220559" calcext:value-type="float">
            <text:p>0.518476239220559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248407461019" calcext:value-type="float">
            <text:p>0.248407461019</text:p>
          </table:table-cell>
          <table:table-cell office:value-type="float" office:value="-1.02919534362" calcext:value-type="float">
            <text:p>-1.02919534362</text:p>
          </table:table-cell>
          <table:table-cell table:formula="of:=[.B134] * [.$I$2] + [.C134] * [.$J$2]" office:value-type="float" office:value="-0.0245317359183605" calcext:value-type="float">
            <text:p>-0.024531735918361</text:p>
          </table:table-cell>
          <table:table-cell table:formula="of:=[.D134] * [.A134]" office:value-type="float" office:value="0.0245317359183605" calcext:value-type="float">
            <text:p>0.024531735918361</text:p>
          </table:table-cell>
          <table:table-cell table:formula="of:=1/(1 + EXP(-[.E134]))" office:value-type="float" office:value="0.506132626428359" calcext:value-type="float">
            <text:p>0.506132626428359</text:p>
          </table:table-cell>
          <table:table-cell table:formula="of:=1-[.F134]" office:value-type="float" office:value="0.493867373571641" calcext:value-type="float">
            <text:p>0.493867373571641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.23891171595" calcext:value-type="float">
            <text:p>1.23891171595</text:p>
          </table:table-cell>
          <table:table-cell office:value-type="float" office:value="-1.1647343366" calcext:value-type="float">
            <text:p>-1.1647343366</text:p>
          </table:table-cell>
          <table:table-cell table:formula="of:=[.B135] * [.$I$2] + [.C135] * [.$J$2]" office:value-type="float" office:value="0.00646064740476686" calcext:value-type="float">
            <text:p>0.006460647404767</text:p>
          </table:table-cell>
          <table:table-cell table:formula="of:=[.D135] * [.A135]" office:value-type="float" office:value="-0.00646064740476686" calcext:value-type="float">
            <text:p>-0.006460647404767</text:p>
          </table:table-cell>
          <table:table-cell table:formula="of:=1/(1 + EXP(-[.E135]))" office:value-type="float" office:value="0.498384843766851" calcext:value-type="float">
            <text:p>0.498384843766851</text:p>
          </table:table-cell>
          <table:table-cell table:formula="of:=1-[.F135]" office:value-type="float" office:value="0.501615156233149" calcext:value-type="float">
            <text:p>0.50161515623314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1393768473" calcext:value-type="float">
            <text:p>3.51393768473</text:p>
          </table:table-cell>
          <table:table-cell office:value-type="float" office:value="2.94293860027" calcext:value-type="float">
            <text:p>2.94293860027</text:p>
          </table:table-cell>
          <table:table-cell table:formula="of:=[.B136] * [.$I$2] + [.C136] * [.$J$2]" office:value-type="float" office:value="0.221085154852869" calcext:value-type="float">
            <text:p>0.221085154852869</text:p>
          </table:table-cell>
          <table:table-cell table:formula="of:=[.D136] * [.A136]" office:value-type="float" office:value="0.221085154852869" calcext:value-type="float">
            <text:p>0.221085154852869</text:p>
          </table:table-cell>
          <table:table-cell table:formula="of:=1/(1 + EXP(-[.E136]))" office:value-type="float" office:value="0.555047251567907" calcext:value-type="float">
            <text:p>0.555047251567907</text:p>
          </table:table-cell>
          <table:table-cell table:formula="of:=1-[.F136]" office:value-type="float" office:value="0.444952748432093" calcext:value-type="float">
            <text:p>0.444952748432093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974732032452" calcext:value-type="float">
            <text:p>-0.974732032452</text:p>
          </table:table-cell>
          <table:table-cell office:value-type="float" office:value="-0.737487095139" calcext:value-type="float">
            <text:p>-0.737487095139</text:p>
          </table:table-cell>
          <table:table-cell table:formula="of:=[.B137] * [.$I$2] + [.C137] * [.$J$2]" office:value-type="float" office:value="-0.0587672224127903" calcext:value-type="float">
            <text:p>-0.05876722241279</text:p>
          </table:table-cell>
          <table:table-cell table:formula="of:=[.D137] * [.A137]" office:value-type="float" office:value="0.0587672224127903" calcext:value-type="float">
            <text:p>0.05876722241279</text:p>
          </table:table-cell>
          <table:table-cell table:formula="of:=1/(1 + EXP(-[.E137]))" office:value-type="float" office:value="0.514687578777923" calcext:value-type="float">
            <text:p>0.514687578777923</text:p>
          </table:table-cell>
          <table:table-cell table:formula="of:=1-[.F137]" office:value-type="float" office:value="0.485312421222077" calcext:value-type="float">
            <text:p>0.48531242122207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7857023587" calcext:value-type="float">
            <text:p>2.17857023587</text:p>
          </table:table-cell>
          <table:table-cell office:value-type="float" office:value="4.2283163009" calcext:value-type="float">
            <text:p>4.2283163009</text:p>
          </table:table-cell>
          <table:table-cell table:formula="of:=[.B138] * [.$I$2] + [.C138] * [.$J$2]" office:value-type="float" office:value="0.21509410158956" calcext:value-type="float">
            <text:p>0.21509410158956</text:p>
          </table:table-cell>
          <table:table-cell table:formula="of:=[.D138] * [.A138]" office:value-type="float" office:value="0.21509410158956" calcext:value-type="float">
            <text:p>0.21509410158956</text:p>
          </table:table-cell>
          <table:table-cell table:formula="of:=1/(1 + EXP(-[.E138]))" office:value-type="float" office:value="0.553567158646805" calcext:value-type="float">
            <text:p>0.553567158646805</text:p>
          </table:table-cell>
          <table:table-cell table:formula="of:=1-[.F138]" office:value-type="float" office:value="0.446432841353195" calcext:value-type="float">
            <text:p>0.446432841353195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869718820176" calcext:value-type="float">
            <text:p>0.869718820176</text:p>
          </table:table-cell>
          <table:table-cell office:value-type="float" office:value="0.794612954576" calcext:value-type="float">
            <text:p>0.794612954576</text:p>
          </table:table-cell>
          <table:table-cell table:formula="of:=[.B139] * [.$I$2] + [.C139] * [.$J$2]" office:value-type="float" office:value="0.0568692706549384" calcext:value-type="float">
            <text:p>0.056869270654939</text:p>
          </table:table-cell>
          <table:table-cell table:formula="of:=[.D139] * [.A139]" office:value-type="float" office:value="-0.0568692706549384" calcext:value-type="float">
            <text:p>-0.056869270654939</text:p>
          </table:table-cell>
          <table:table-cell table:formula="of:=1/(1 + EXP(-[.E139]))" office:value-type="float" office:value="0.485786512799564" calcext:value-type="float">
            <text:p>0.485786512799564</text:p>
          </table:table-cell>
          <table:table-cell table:formula="of:=1-[.F139]" office:value-type="float" office:value="0.514213487200436" calcext:value-type="float">
            <text:p>0.51421348720043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09144093043" calcext:value-type="float">
            <text:p>4.09144093043</text:p>
          </table:table-cell>
          <table:table-cell office:value-type="float" office:value="2.32554897921" calcext:value-type="float">
            <text:p>2.32554897921</text:p>
          </table:table-cell>
          <table:table-cell table:formula="of:=[.B140] * [.$I$2] + [.C140] * [.$J$2]" office:value-type="float" office:value="0.221679630672933" calcext:value-type="float">
            <text:p>0.221679630672933</text:p>
          </table:table-cell>
          <table:table-cell table:formula="of:=[.D140] * [.A140]" office:value-type="float" office:value="0.221679630672933" calcext:value-type="float">
            <text:p>0.221679630672933</text:p>
          </table:table-cell>
          <table:table-cell table:formula="of:=1/(1 + EXP(-[.E140]))" office:value-type="float" office:value="0.555194064333686" calcext:value-type="float">
            <text:p>0.555194064333686</text:p>
          </table:table-cell>
          <table:table-cell table:formula="of:=1-[.F140]" office:value-type="float" office:value="0.444805935666314" calcext:value-type="float">
            <text:p>0.444805935666314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594400570732" calcext:value-type="float">
            <text:p>0.594400570732</text:p>
          </table:table-cell>
          <table:table-cell office:value-type="float" office:value="0.0723858903714" calcext:value-type="float">
            <text:p>0.0723858903714</text:p>
          </table:table-cell>
          <table:table-cell table:formula="of:=[.B141] * [.$I$2] + [.C141] * [.$J$2]" office:value-type="float" office:value="0.0235883311108581" calcext:value-type="float">
            <text:p>0.023588331110858</text:p>
          </table:table-cell>
          <table:table-cell table:formula="of:=[.D141] * [.A141]" office:value-type="float" office:value="-0.0235883311108581" calcext:value-type="float">
            <text:p>-0.023588331110858</text:p>
          </table:table-cell>
          <table:table-cell table:formula="of:=1/(1 + EXP(-[.E141]))" office:value-type="float" office:value="0.494103190639746" calcext:value-type="float">
            <text:p>0.494103190639746</text:p>
          </table:table-cell>
          <table:table-cell table:formula="of:=1-[.F141]" office:value-type="float" office:value="0.505896809360254" calcext:value-type="float">
            <text:p>0.50589680936025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0078552756" calcext:value-type="float">
            <text:p>1.60078552756</text:p>
          </table:table-cell>
          <table:table-cell office:value-type="float" office:value="3.62306016753" calcext:value-type="float">
            <text:p>3.62306016753</text:p>
          </table:table-cell>
          <table:table-cell table:formula="of:=[.B142] * [.$I$2] + [.C142] * [.$J$2]" office:value-type="float" office:value="0.174802524243558" calcext:value-type="float">
            <text:p>0.174802524243558</text:p>
          </table:table-cell>
          <table:table-cell table:formula="of:=[.D142] * [.A142]" office:value-type="float" office:value="0.174802524243558" calcext:value-type="float">
            <text:p>0.174802524243558</text:p>
          </table:table-cell>
          <table:table-cell table:formula="of:=1/(1 + EXP(-[.E142]))" office:value-type="float" office:value="0.543589693935923" calcext:value-type="float">
            <text:p>0.543589693935923</text:p>
          </table:table-cell>
          <table:table-cell table:formula="of:=1-[.F142]" office:value-type="float" office:value="0.456410306064077" calcext:value-type="float">
            <text:p>0.45641030606407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5356482216" calcext:value-type="float">
            <text:p>1.75356482216</text:p>
          </table:table-cell>
          <table:table-cell office:value-type="float" office:value="2.72479147224" calcext:value-type="float">
            <text:p>2.72479147224</text:p>
          </table:table-cell>
          <table:table-cell table:formula="of:=[.B143] * [.$I$2] + [.C143] * [.$J$2]" office:value-type="float" office:value="0.151103747568267" calcext:value-type="float">
            <text:p>0.151103747568267</text:p>
          </table:table-cell>
          <table:table-cell table:formula="of:=[.D143] * [.A143]" office:value-type="float" office:value="0.151103747568267" calcext:value-type="float">
            <text:p>0.151103747568267</text:p>
          </table:table-cell>
          <table:table-cell table:formula="of:=1/(1 + EXP(-[.E143]))" office:value-type="float" office:value="0.537704224529533" calcext:value-type="float">
            <text:p>0.537704224529533</text:p>
          </table:table-cell>
          <table:table-cell table:formula="of:=1-[.F143]" office:value-type="float" office:value="0.462295775470467" calcext:value-type="float">
            <text:p>0.4622957754704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5557192822" calcext:value-type="float">
            <text:p>1.45557192822</text:p>
          </table:table-cell>
          <table:table-cell office:value-type="float" office:value="2.82991212468" calcext:value-type="float">
            <text:p>2.82991212468</text:p>
          </table:table-cell>
          <table:table-cell table:formula="of:=[.B144] * [.$I$2] + [.C144] * [.$J$2]" office:value-type="float" office:value="0.143868296241398" calcext:value-type="float">
            <text:p>0.143868296241398</text:p>
          </table:table-cell>
          <table:table-cell table:formula="of:=[.D144] * [.A144]" office:value-type="float" office:value="0.143868296241398" calcext:value-type="float">
            <text:p>0.143868296241398</text:p>
          </table:table-cell>
          <table:table-cell table:formula="of:=1/(1 + EXP(-[.E144]))" office:value-type="float" office:value="0.535905164729668" calcext:value-type="float">
            <text:p>0.535905164729668</text:p>
          </table:table-cell>
          <table:table-cell table:formula="of:=1-[.F144]" office:value-type="float" office:value="0.464094835270332" calcext:value-type="float">
            <text:p>0.46409483527033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71088101227" calcext:value-type="float">
            <text:p>0.971088101227</text:p>
          </table:table-cell>
          <table:table-cell office:value-type="float" office:value="0.677775893593" calcext:value-type="float">
            <text:p>0.677775893593</text:p>
          </table:table-cell>
          <table:table-cell table:formula="of:=[.B145] * [.$I$2] + [.C145] * [.$J$2]" office:value-type="float" office:value="0.0566987963114812" calcext:value-type="float">
            <text:p>0.056698796311481</text:p>
          </table:table-cell>
          <table:table-cell table:formula="of:=[.D145] * [.A145]" office:value-type="float" office:value="0.0566987963114812" calcext:value-type="float">
            <text:p>0.056698796311481</text:p>
          </table:table-cell>
          <table:table-cell table:formula="of:=1/(1 + EXP(-[.E145]))" office:value-type="float" office:value="0.514170902951267" calcext:value-type="float">
            <text:p>0.514170902951267</text:p>
          </table:table-cell>
          <table:table-cell table:formula="of:=1-[.F145]" office:value-type="float" office:value="0.485829097048733" calcext:value-type="float">
            <text:p>0.48582909704873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1589812319" calcext:value-type="float">
            <text:p>2.51589812319</text:p>
          </table:table-cell>
          <table:table-cell office:value-type="float" office:value="-0.0499116593066" calcext:value-type="float">
            <text:p>-0.0499116593066</text:p>
          </table:table-cell>
          <table:table-cell table:formula="of:=[.B146] * [.$I$2] + [.C146] * [.$J$2]" office:value-type="float" office:value="0.0882761041684527" calcext:value-type="float">
            <text:p>0.088276104168453</text:p>
          </table:table-cell>
          <table:table-cell table:formula="of:=[.D146] * [.A146]" office:value-type="float" office:value="0.0882761041684527" calcext:value-type="float">
            <text:p>0.088276104168453</text:p>
          </table:table-cell>
          <table:table-cell table:formula="of:=1/(1 + EXP(-[.E146]))" office:value-type="float" office:value="0.522054705813818" calcext:value-type="float">
            <text:p>0.522054705813818</text:p>
          </table:table-cell>
          <table:table-cell table:formula="of:=1-[.F146]" office:value-type="float" office:value="0.477945294186182" calcext:value-type="float">
            <text:p>0.47794529418618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44066636811" calcext:value-type="float">
            <text:p>2.44066636811</text:p>
          </table:table-cell>
          <table:table-cell office:value-type="float" office:value="1.79026527022" calcext:value-type="float">
            <text:p>1.79026527022</text:p>
          </table:table-cell>
          <table:table-cell table:formula="of:=[.B147] * [.$I$2] + [.C147] * [.$J$2]" office:value-type="float" office:value="0.145320065942241" calcext:value-type="float">
            <text:p>0.145320065942241</text:p>
          </table:table-cell>
          <table:table-cell table:formula="of:=[.D147] * [.A147]" office:value-type="float" office:value="0.145320065942241" calcext:value-type="float">
            <text:p>0.145320065942241</text:p>
          </table:table-cell>
          <table:table-cell table:formula="of:=1/(1 + EXP(-[.E147]))" office:value-type="float" office:value="0.536266216677557" calcext:value-type="float">
            <text:p>0.536266216677557</text:p>
          </table:table-cell>
          <table:table-cell table:formula="of:=1-[.F147]" office:value-type="float" office:value="0.463733783322443" calcext:value-type="float">
            <text:p>0.46373378332244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6873714334" calcext:value-type="float">
            <text:p>1.26873714334</text:p>
          </table:table-cell>
          <table:table-cell office:value-type="float" office:value="1.60015570624" calcext:value-type="float">
            <text:p>1.60015570624</text:p>
          </table:table-cell>
          <table:table-cell table:formula="of:=[.B148] * [.$I$2] + [.C148] * [.$J$2]" office:value-type="float" office:value="0.0972745956475895" calcext:value-type="float">
            <text:p>0.09727459564759</text:p>
          </table:table-cell>
          <table:table-cell table:formula="of:=[.D148] * [.A148]" office:value-type="float" office:value="0.0972745956475895" calcext:value-type="float">
            <text:p>0.09727459564759</text:p>
          </table:table-cell>
          <table:table-cell table:formula="of:=1/(1 + EXP(-[.E148]))" office:value-type="float" office:value="0.5242994910817" calcext:value-type="float">
            <text:p>0.5242994910817</text:p>
          </table:table-cell>
          <table:table-cell table:formula="of:=1-[.F148]" office:value-type="float" office:value="0.4757005089183" calcext:value-type="float">
            <text:p>0.475700508918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8882147375" calcext:value-type="float">
            <text:p>1.18882147375</text:p>
          </table:table-cell>
          <table:table-cell office:value-type="float" office:value="0.835785599258" calcext:value-type="float">
            <text:p>0.835785599258</text:p>
          </table:table-cell>
          <table:table-cell table:formula="of:=[.B149] * [.$I$2] + [.C149] * [.$J$2]" office:value-type="float" office:value="0.0696076765387059" calcext:value-type="float">
            <text:p>0.069607676538706</text:p>
          </table:table-cell>
          <table:table-cell table:formula="of:=[.D149] * [.A149]" office:value-type="float" office:value="0.0696076765387059" calcext:value-type="float">
            <text:p>0.069607676538706</text:p>
          </table:table-cell>
          <table:table-cell table:formula="of:=1/(1 + EXP(-[.E149]))" office:value-type="float" office:value="0.517394896181033" calcext:value-type="float">
            <text:p>0.517394896181033</text:p>
          </table:table-cell>
          <table:table-cell table:formula="of:=1-[.F149]" office:value-type="float" office:value="0.482605103818967" calcext:value-type="float">
            <text:p>0.4826051038189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1853745567" calcext:value-type="float">
            <text:p>2.61853745567</text:p>
          </table:table-cell>
          <table:table-cell office:value-type="float" office:value="1.3914855705" calcext:value-type="float">
            <text:p>1.3914855705</text:p>
          </table:table-cell>
          <table:table-cell table:formula="of:=[.B150] * [.$I$2] + [.C150] * [.$J$2]" office:value-type="float" office:value="0.138731248707521" calcext:value-type="float">
            <text:p>0.138731248707521</text:p>
          </table:table-cell>
          <table:table-cell table:formula="of:=[.D150] * [.A150]" office:value-type="float" office:value="0.138731248707521" calcext:value-type="float">
            <text:p>0.138731248707521</text:p>
          </table:table-cell>
          <table:table-cell table:formula="of:=1/(1 + EXP(-[.E150]))" office:value-type="float" office:value="0.534627292540599" calcext:value-type="float">
            <text:p>0.534627292540599</text:p>
          </table:table-cell>
          <table:table-cell table:formula="of:=1-[.F150]" office:value-type="float" office:value="0.465372707459401" calcext:value-type="float">
            <text:p>0.46537270745940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6302681695" calcext:value-type="float">
            <text:p>1.66302681695</text:p>
          </table:table-cell>
          <table:table-cell office:value-type="float" office:value="4.12546177078" calcext:value-type="float">
            <text:p>4.12546177078</text:p>
          </table:table-cell>
          <table:table-cell table:formula="of:=[.B151] * [.$I$2] + [.C151] * [.$J$2]" office:value-type="float" office:value="0.193334425529347" calcext:value-type="float">
            <text:p>0.193334425529347</text:p>
          </table:table-cell>
          <table:table-cell table:formula="of:=[.D151] * [.A151]" office:value-type="float" office:value="0.193334425529347" calcext:value-type="float">
            <text:p>0.193334425529347</text:p>
          </table:table-cell>
          <table:table-cell table:formula="of:=1/(1 + EXP(-[.E151]))" office:value-type="float" office:value="0.54818361506373" calcext:value-type="float">
            <text:p>0.54818361506373</text:p>
          </table:table-cell>
          <table:table-cell table:formula="of:=1-[.F151]" office:value-type="float" office:value="0.45181638493627" calcext:value-type="float">
            <text:p>0.45181638493627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690184726403" calcext:value-type="float">
            <text:p>-0.690184726403</text:p>
          </table:table-cell>
          <table:table-cell office:value-type="float" office:value="0.930578817992" calcext:value-type="float">
            <text:p>0.930578817992</text:p>
          </table:table-cell>
          <table:table-cell table:formula="of:=[.B152] * [.$I$2] + [.C152] * [.$J$2]" office:value-type="float" office:value="0.00554538370567405" calcext:value-type="float">
            <text:p>0.005545383705674</text:p>
          </table:table-cell>
          <table:table-cell table:formula="of:=[.D152] * [.A152]" office:value-type="float" office:value="-0.00554538370567405" calcext:value-type="float">
            <text:p>-0.005545383705674</text:p>
          </table:table-cell>
          <table:table-cell table:formula="of:=1/(1 + EXP(-[.E152]))" office:value-type="float" office:value="0.49861365762623" calcext:value-type="float">
            <text:p>0.49861365762623</text:p>
          </table:table-cell>
          <table:table-cell table:formula="of:=1-[.F152]" office:value-type="float" office:value="0.50138634237377" calcext:value-type="float">
            <text:p>0.50138634237377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387630509663" calcext:value-type="float">
            <text:p>-0.387630509663</text:p>
          </table:table-cell>
          <table:table-cell office:value-type="float" office:value="-0.71673899047" calcext:value-type="float">
            <text:p>-0.71673899047</text:p>
          </table:table-cell>
          <table:table-cell table:formula="of:=[.B153] * [.$I$2] + [.C153] * [.$J$2]" office:value-type="float" office:value="-0.0371158565294927" calcext:value-type="float">
            <text:p>-0.037115856529493</text:p>
          </table:table-cell>
          <table:table-cell table:formula="of:=[.D153] * [.A153]" office:value-type="float" office:value="0.0371158565294927" calcext:value-type="float">
            <text:p>0.037115856529493</text:p>
          </table:table-cell>
          <table:table-cell table:formula="of:=1/(1 + EXP(-[.E153]))" office:value-type="float" office:value="0.509277899064215" calcext:value-type="float">
            <text:p>0.509277899064215</text:p>
          </table:table-cell>
          <table:table-cell table:formula="of:=1-[.F153]" office:value-type="float" office:value="0.490722100935785" calcext:value-type="float">
            <text:p>0.490722100935785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605158203746" calcext:value-type="float">
            <text:p>0.605158203746</text:p>
          </table:table-cell>
          <table:table-cell office:value-type="float" office:value="1.63285755088" calcext:value-type="float">
            <text:p>1.63285755088</text:p>
          </table:table-cell>
          <table:table-cell table:formula="of:=[.B154] * [.$I$2] + [.C154] * [.$J$2]" office:value-type="float" office:value="0.0746255782866016" calcext:value-type="float">
            <text:p>0.074625578286602</text:p>
          </table:table-cell>
          <table:table-cell table:formula="of:=[.D154] * [.A154]" office:value-type="float" office:value="-0.0746255782866016" calcext:value-type="float">
            <text:p>-0.074625578286602</text:p>
          </table:table-cell>
          <table:table-cell table:formula="of:=1/(1 + EXP(-[.E154]))" office:value-type="float" office:value="0.481352258695318" calcext:value-type="float">
            <text:p>0.481352258695318</text:p>
          </table:table-cell>
          <table:table-cell table:formula="of:=1-[.F154]" office:value-type="float" office:value="0.518647741304682" calcext:value-type="float">
            <text:p>0.518647741304682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1.87906987112" calcext:value-type="float">
            <text:p>-1.87906987112</text:p>
          </table:table-cell>
          <table:table-cell office:value-type="float" office:value="0.587486888224" calcext:value-type="float">
            <text:p>0.587486888224</text:p>
          </table:table-cell>
          <table:table-cell table:formula="of:=[.B155] * [.$I$2] + [.C155] * [.$J$2]" office:value-type="float" office:value="-0.0480717461467095" calcext:value-type="float">
            <text:p>-0.04807174614671</text:p>
          </table:table-cell>
          <table:table-cell table:formula="of:=[.D155] * [.A155]" office:value-type="float" office:value="0.0480717461467095" calcext:value-type="float">
            <text:p>0.04807174614671</text:p>
          </table:table-cell>
          <table:table-cell table:formula="of:=1/(1 + EXP(-[.E155]))" office:value-type="float" office:value="0.512015622724478" calcext:value-type="float">
            <text:p>0.512015622724478</text:p>
          </table:table-cell>
          <table:table-cell table:formula="of:=1-[.F155]" office:value-type="float" office:value="0.487984377275522" calcext:value-type="float">
            <text:p>0.4879843772755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4905777493" calcext:value-type="float">
            <text:p>2.64905777493</text:p>
          </table:table-cell>
          <table:table-cell office:value-type="float" office:value="1.96517548022" calcext:value-type="float">
            <text:p>1.96517548022</text:p>
          </table:table-cell>
          <table:table-cell table:formula="of:=[.B156] * [.$I$2] + [.C156] * [.$J$2]" office:value-type="float" office:value="0.1584437357343" calcext:value-type="float">
            <text:p>0.1584437357343</text:p>
          </table:table-cell>
          <table:table-cell table:formula="of:=[.D156] * [.A156]" office:value-type="float" office:value="0.1584437357343" calcext:value-type="float">
            <text:p>0.1584437357343</text:p>
          </table:table-cell>
          <table:table-cell table:formula="of:=1/(1 + EXP(-[.E156]))" office:value-type="float" office:value="0.539528273988783" calcext:value-type="float">
            <text:p>0.539528273988783</text:p>
          </table:table-cell>
          <table:table-cell table:formula="of:=1-[.F156]" office:value-type="float" office:value="0.460471726011217" calcext:value-type="float">
            <text:p>0.460471726011217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2.0203783868" calcext:value-type="float">
            <text:p>-2.0203783868</text:p>
          </table:table-cell>
          <table:table-cell office:value-type="float" office:value="0.351209001229" calcext:value-type="float">
            <text:p>0.351209001229</text:p>
          </table:table-cell>
          <table:table-cell table:formula="of:=[.B157] * [.$I$2] + [.C157] * [.$J$2]" office:value-type="float" office:value="-0.0607904519972919" calcext:value-type="float">
            <text:p>-0.060790451997292</text:p>
          </table:table-cell>
          <table:table-cell table:formula="of:=[.D157] * [.A157]" office:value-type="float" office:value="0.0607904519972919" calcext:value-type="float">
            <text:p>0.060790451997292</text:p>
          </table:table-cell>
          <table:table-cell table:formula="of:=1/(1 + EXP(-[.E157]))" office:value-type="float" office:value="0.515192934523194" calcext:value-type="float">
            <text:p>0.515192934523194</text:p>
          </table:table-cell>
          <table:table-cell table:formula="of:=1-[.F157]" office:value-type="float" office:value="0.484807065476806" calcext:value-type="float">
            <text:p>0.484807065476806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95011872839" calcext:value-type="float">
            <text:p>-0.95011872839</text:p>
          </table:table-cell>
          <table:table-cell office:value-type="float" office:value="-1.45696765244" calcext:value-type="float">
            <text:p>-1.45696765244</text:p>
          </table:table-cell>
          <table:table-cell table:formula="of:=[.B158] * [.$I$2] + [.C158] * [.$J$2]" office:value-type="float" office:value="-0.0812420751053326" calcext:value-type="float">
            <text:p>-0.081242075105333</text:p>
          </table:table-cell>
          <table:table-cell table:formula="of:=[.D158] * [.A158]" office:value-type="float" office:value="0.0812420751053326" calcext:value-type="float">
            <text:p>0.081242075105333</text:p>
          </table:table-cell>
          <table:table-cell table:formula="of:=1/(1 + EXP(-[.E158]))" office:value-type="float" office:value="0.520299354894361" calcext:value-type="float">
            <text:p>0.520299354894361</text:p>
          </table:table-cell>
          <table:table-cell table:formula="of:=1-[.F158]" office:value-type="float" office:value="0.479700645105639" calcext:value-type="float">
            <text:p>0.47970064510563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16142190625" calcext:value-type="float">
            <text:p>3.16142190625</text:p>
          </table:table-cell>
          <table:table-cell office:value-type="float" office:value="0.836809838246" calcext:value-type="float">
            <text:p>0.836809838246</text:p>
          </table:table-cell>
          <table:table-cell table:formula="of:=[.B159] * [.$I$2] + [.C159] * [.$J$2]" office:value-type="float" office:value="0.140124441961303" calcext:value-type="float">
            <text:p>0.140124441961303</text:p>
          </table:table-cell>
          <table:table-cell table:formula="of:=[.D159] * [.A159]" office:value-type="float" office:value="0.140124441961303" calcext:value-type="float">
            <text:p>0.140124441961303</text:p>
          </table:table-cell>
          <table:table-cell table:formula="of:=1/(1 + EXP(-[.E159]))" office:value-type="float" office:value="0.534973903569075" calcext:value-type="float">
            <text:p>0.534973903569075</text:p>
          </table:table-cell>
          <table:table-cell table:formula="of:=1-[.F159]" office:value-type="float" office:value="0.465026096430925" calcext:value-type="float">
            <text:p>0.465026096430925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517300002823" calcext:value-type="float">
            <text:p>-0.517300002823</text:p>
          </table:table-cell>
          <table:table-cell office:value-type="float" office:value="1.47303782745" calcext:value-type="float">
            <text:p>1.47303782745</text:p>
          </table:table-cell>
          <table:table-cell table:formula="of:=[.B160] * [.$I$2] + [.C160] * [.$J$2]" office:value-type="float" office:value="0.0293309776160228" calcext:value-type="float">
            <text:p>0.029330977616023</text:p>
          </table:table-cell>
          <table:table-cell table:formula="of:=[.D160] * [.A160]" office:value-type="float" office:value="-0.0293309776160228" calcext:value-type="float">
            <text:p>-0.029330977616023</text:p>
          </table:table-cell>
          <table:table-cell table:formula="of:=1/(1 + EXP(-[.E160]))" office:value-type="float" office:value="0.492667781251257" calcext:value-type="float">
            <text:p>0.492667781251257</text:p>
          </table:table-cell>
          <table:table-cell table:formula="of:=1-[.F160]" office:value-type="float" office:value="0.507332218748743" calcext:value-type="float">
            <text:p>0.507332218748743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341827192253" calcext:value-type="float">
            <text:p>-0.341827192253</text:p>
          </table:table-cell>
          <table:table-cell office:value-type="float" office:value="0.085493583542" calcext:value-type="float">
            <text:p>0.085493583542</text:p>
          </table:table-cell>
          <table:table-cell table:formula="of:=[.B161] * [.$I$2] + [.C161] * [.$J$2]" office:value-type="float" office:value="-0.00943880054276804" calcext:value-type="float">
            <text:p>-0.009438800542768</text:p>
          </table:table-cell>
          <table:table-cell table:formula="of:=[.D161] * [.A161]" office:value-type="float" office:value="0.00943880054276804" calcext:value-type="float">
            <text:p>0.009438800542768</text:p>
          </table:table-cell>
          <table:table-cell table:formula="of:=1/(1 + EXP(-[.E161]))" office:value-type="float" office:value="0.502359682616853" calcext:value-type="float">
            <text:p>0.502359682616853</text:p>
          </table:table-cell>
          <table:table-cell table:formula="of:=1-[.F161]" office:value-type="float" office:value="0.497640317383147" calcext:value-type="float">
            <text:p>0.497640317383147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389458193477" calcext:value-type="float">
            <text:p>-0.389458193477</text:p>
          </table:table-cell>
          <table:table-cell office:value-type="float" office:value="-1.66988184442" calcext:value-type="float">
            <text:p>-1.66988184442</text:p>
          </table:table-cell>
          <table:table-cell table:formula="of:=[.B162] * [.$I$2] + [.C162] * [.$J$2]" office:value-type="float" office:value="-0.0681201504382568" calcext:value-type="float">
            <text:p>-0.068120150438257</text:p>
          </table:table-cell>
          <table:table-cell table:formula="of:=[.D162] * [.A162]" office:value-type="float" office:value="0.0681201504382568" calcext:value-type="float">
            <text:p>0.068120150438257</text:p>
          </table:table-cell>
          <table:table-cell table:formula="of:=1/(1 + EXP(-[.E162]))" office:value-type="float" office:value="0.51702345521248" calcext:value-type="float">
            <text:p>0.51702345521248</text:p>
          </table:table-cell>
          <table:table-cell table:formula="of:=1-[.F162]" office:value-type="float" office:value="0.48297654478752" calcext:value-type="float">
            <text:p>0.48297654478752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892315157386" calcext:value-type="float">
            <text:p>-0.892315157386</text:p>
          </table:table-cell>
          <table:table-cell office:value-type="float" office:value="-1.60048370401" calcext:value-type="float">
            <text:p>-1.60048370401</text:p>
          </table:table-cell>
          <table:table-cell table:formula="of:=[.B163] * [.$I$2] + [.C163] * [.$J$2]" office:value-type="float" office:value="-0.0838352068313051" calcext:value-type="float">
            <text:p>-0.083835206831305</text:p>
          </table:table-cell>
          <table:table-cell table:formula="of:=[.D163] * [.A163]" office:value-type="float" office:value="0.0838352068313051" calcext:value-type="float">
            <text:p>0.083835206831305</text:p>
          </table:table-cell>
          <table:table-cell table:formula="of:=1/(1 + EXP(-[.E163]))" office:value-type="float" office:value="0.520946534860621" calcext:value-type="float">
            <text:p>0.520946534860621</text:p>
          </table:table-cell>
          <table:table-cell table:formula="of:=1-[.F163]" office:value-type="float" office:value="0.479053465139379" calcext:value-type="float">
            <text:p>0.47905346513937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5339980174" calcext:value-type="float">
            <text:p>1.45339980174</text:p>
          </table:table-cell>
          <table:table-cell office:value-type="float" office:value="2.18054992519" calcext:value-type="float">
            <text:p>2.18054992519</text:p>
          </table:table-cell>
          <table:table-cell table:formula="of:=[.B164] * [.$I$2] + [.C164] * [.$J$2]" office:value-type="float" office:value="0.122712405889088" calcext:value-type="float">
            <text:p>0.122712405889088</text:p>
          </table:table-cell>
          <table:table-cell table:formula="of:=[.D164] * [.A164]" office:value-type="float" office:value="0.122712405889088" calcext:value-type="float">
            <text:p>0.122712405889088</text:p>
          </table:table-cell>
          <table:table-cell table:formula="of:=1/(1 + EXP(-[.E164]))" office:value-type="float" office:value="0.530639662594149" calcext:value-type="float">
            <text:p>0.530639662594149</text:p>
          </table:table-cell>
          <table:table-cell table:formula="of:=1-[.F164]" office:value-type="float" office:value="0.469360337405851" calcext:value-type="float">
            <text:p>0.46936033740585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5895191082" calcext:value-type="float">
            <text:p>1.15895191082</text:p>
          </table:table-cell>
          <table:table-cell office:value-type="float" office:value="2.08052149823" calcext:value-type="float">
            <text:p>2.08052149823</text:p>
          </table:table-cell>
          <table:table-cell table:formula="of:=[.B165] * [.$I$2] + [.C165] * [.$J$2]" office:value-type="float" office:value="0.108944489059426" calcext:value-type="float">
            <text:p>0.108944489059426</text:p>
          </table:table-cell>
          <table:table-cell table:formula="of:=[.D165] * [.A165]" office:value-type="float" office:value="0.108944489059426" calcext:value-type="float">
            <text:p>0.108944489059426</text:p>
          </table:table-cell>
          <table:table-cell table:formula="of:=1/(1 + EXP(-[.E165]))" office:value-type="float" office:value="0.527209215628148" calcext:value-type="float">
            <text:p>0.527209215628148</text:p>
          </table:table-cell>
          <table:table-cell table:formula="of:=1-[.F165]" office:value-type="float" office:value="0.472790784371852" calcext:value-type="float">
            <text:p>0.47279078437185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850763042" calcext:value-type="float">
            <text:p>1.7850763042</text:p>
          </table:table-cell>
          <table:table-cell office:value-type="float" office:value="2.27604167947" calcext:value-type="float">
            <text:p>2.27604167947</text:p>
          </table:table-cell>
          <table:table-cell table:formula="of:=[.B166] * [.$I$2] + [.C166] * [.$J$2]" office:value-type="float" office:value="0.137663288030318" calcext:value-type="float">
            <text:p>0.137663288030318</text:p>
          </table:table-cell>
          <table:table-cell table:formula="of:=[.D166] * [.A166]" office:value-type="float" office:value="0.137663288030318" calcext:value-type="float">
            <text:p>0.137663288030318</text:p>
          </table:table-cell>
          <table:table-cell table:formula="of:=1/(1 + EXP(-[.E166]))" office:value-type="float" office:value="0.53436157310769" calcext:value-type="float">
            <text:p>0.53436157310769</text:p>
          </table:table-cell>
          <table:table-cell table:formula="of:=1-[.F166]" office:value-type="float" office:value="0.46563842689231" calcext:value-type="float">
            <text:p>0.4656384268923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4556588333" calcext:value-type="float">
            <text:p>1.74556588333</text:p>
          </table:table-cell>
          <table:table-cell office:value-type="float" office:value="3.25772123831" calcext:value-type="float">
            <text:p>3.25772123831</text:p>
          </table:table-cell>
          <table:table-cell table:formula="of:=[.B167] * [.$I$2] + [.C167] * [.$J$2]" office:value-type="float" office:value="0.168116819543958" calcext:value-type="float">
            <text:p>0.168116819543958</text:p>
          </table:table-cell>
          <table:table-cell table:formula="of:=[.D167] * [.A167]" office:value-type="float" office:value="0.168116819543958" calcext:value-type="float">
            <text:p>0.168116819543958</text:p>
          </table:table-cell>
          <table:table-cell table:formula="of:=1/(1 + EXP(-[.E167]))" office:value-type="float" office:value="0.541930493653777" calcext:value-type="float">
            <text:p>0.541930493653777</text:p>
          </table:table-cell>
          <table:table-cell table:formula="of:=1-[.F167]" office:value-type="float" office:value="0.458069506346223" calcext:value-type="float">
            <text:p>0.458069506346223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573551764016" calcext:value-type="float">
            <text:p>0.573551764016</text:p>
          </table:table-cell>
          <table:table-cell office:value-type="float" office:value="-1.44885562704" calcext:value-type="float">
            <text:p>-1.44885562704</text:p>
          </table:table-cell>
          <table:table-cell table:formula="of:=[.B168] * [.$I$2] + [.C168] * [.$J$2]" office:value-type="float" office:value="-0.0265360772490176" calcext:value-type="float">
            <text:p>-0.026536077249018</text:p>
          </table:table-cell>
          <table:table-cell table:formula="of:=[.D168] * [.A168]" office:value-type="float" office:value="0.0265360772490176" calcext:value-type="float">
            <text:p>0.026536077249018</text:p>
          </table:table-cell>
          <table:table-cell table:formula="of:=1/(1 + EXP(-[.E168]))" office:value-type="float" office:value="0.506633630053534" calcext:value-type="float">
            <text:p>0.506633630053534</text:p>
          </table:table-cell>
          <table:table-cell table:formula="of:=1-[.F168]" office:value-type="float" office:value="0.493366369946466" calcext:value-type="float">
            <text:p>0.49336636994646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8321147969" calcext:value-type="float">
            <text:p>1.38321147969</text:p>
          </table:table-cell>
          <table:table-cell office:value-type="float" office:value="0.741397802147" calcext:value-type="float">
            <text:p>0.741397802147</text:p>
          </table:table-cell>
          <table:table-cell table:formula="of:=[.B169] * [.$I$2] + [.C169] * [.$J$2]" office:value-type="float" office:value="0.0734896532636605" calcext:value-type="float">
            <text:p>0.073489653263661</text:p>
          </table:table-cell>
          <table:table-cell table:formula="of:=[.D169] * [.A169]" office:value-type="float" office:value="0.0734896532636605" calcext:value-type="float">
            <text:p>0.073489653263661</text:p>
          </table:table-cell>
          <table:table-cell table:formula="of:=1/(1 + EXP(-[.E169]))" office:value-type="float" office:value="0.518364149076852" calcext:value-type="float">
            <text:p>0.518364149076852</text:p>
          </table:table-cell>
          <table:table-cell table:formula="of:=1-[.F169]" office:value-type="float" office:value="0.481635850923148" calcext:value-type="float">
            <text:p>0.481635850923148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.10003839773" calcext:value-type="float">
            <text:p>1.10003839773</text:p>
          </table:table-cell>
          <table:table-cell office:value-type="float" office:value="-0.110939278537" calcext:value-type="float">
            <text:p>-0.110939278537</text:p>
          </table:table-cell>
          <table:table-cell table:formula="of:=[.B170] * [.$I$2] + [.C170] * [.$J$2]" office:value-type="float" office:value="0.0357046833465253" calcext:value-type="float">
            <text:p>0.035704683346525</text:p>
          </table:table-cell>
          <table:table-cell table:formula="of:=[.D170] * [.A170]" office:value-type="float" office:value="-0.0357046833465253" calcext:value-type="float">
            <text:p>-0.035704683346525</text:p>
          </table:table-cell>
          <table:table-cell table:formula="of:=1/(1 + EXP(-[.E170]))" office:value-type="float" office:value="0.491074777317537" calcext:value-type="float">
            <text:p>0.491074777317537</text:p>
          </table:table-cell>
          <table:table-cell table:formula="of:=1-[.F170]" office:value-type="float" office:value="0.508925222682463" calcext:value-type="float">
            <text:p>0.508925222682463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1.37960965229" calcext:value-type="float">
            <text:p>-1.37960965229</text:p>
          </table:table-cell>
          <table:table-cell office:value-type="float" office:value="-0.840594282478" calcext:value-type="float">
            <text:p>-0.840594282478</text:p>
          </table:table-cell>
          <table:table-cell table:formula="of:=[.B171] * [.$I$2] + [.C171] * [.$J$2]" office:value-type="float" office:value="-0.0765808701719875" calcext:value-type="float">
            <text:p>-0.076580870171988</text:p>
          </table:table-cell>
          <table:table-cell table:formula="of:=[.D171] * [.A171]" office:value-type="float" office:value="0.0765808701719875" calcext:value-type="float">
            <text:p>0.076580870171988</text:p>
          </table:table-cell>
          <table:table-cell table:formula="of:=1/(1 + EXP(-[.E171]))" office:value-type="float" office:value="0.519135866392815" calcext:value-type="float">
            <text:p>0.519135866392815</text:p>
          </table:table-cell>
          <table:table-cell table:formula="of:=1-[.F171]" office:value-type="float" office:value="0.480864133607185" calcext:value-type="float">
            <text:p>0.48086413360718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421221181" calcext:value-type="float">
            <text:p>1.6421221181</text:p>
          </table:table-cell>
          <table:table-cell office:value-type="float" office:value="3.52253192462" calcext:value-type="float">
            <text:p>3.52253192462</text:p>
          </table:table-cell>
          <table:table-cell table:formula="of:=[.B172] * [.$I$2] + [.C172] * [.$J$2]" office:value-type="float" office:value="0.17301638937201" calcext:value-type="float">
            <text:p>0.17301638937201</text:p>
          </table:table-cell>
          <table:table-cell table:formula="of:=[.D172] * [.A172]" office:value-type="float" office:value="0.17301638937201" calcext:value-type="float">
            <text:p>0.17301638937201</text:p>
          </table:table-cell>
          <table:table-cell table:formula="of:=1/(1 + EXP(-[.E172]))" office:value-type="float" office:value="0.543146519597556" calcext:value-type="float">
            <text:p>0.543146519597556</text:p>
          </table:table-cell>
          <table:table-cell table:formula="of:=1-[.F172]" office:value-type="float" office:value="0.456853480402444" calcext:value-type="float">
            <text:p>0.456853480402444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709475446457" calcext:value-type="float">
            <text:p>0.709475446457</text:p>
          </table:table-cell>
          <table:table-cell office:value-type="float" office:value="-0.368796778988" calcext:value-type="float">
            <text:p>-0.368796778988</text:p>
          </table:table-cell>
          <table:table-cell table:formula="of:=[.B173] * [.$I$2] + [.C173] * [.$J$2]" office:value-type="float" office:value="0.0133793263536785" calcext:value-type="float">
            <text:p>0.013379326353679</text:p>
          </table:table-cell>
          <table:table-cell table:formula="of:=[.D173] * [.A173]" office:value-type="float" office:value="-0.0133793263536785" calcext:value-type="float">
            <text:p>-0.013379326353679</text:p>
          </table:table-cell>
          <table:table-cell table:formula="of:=1/(1 + EXP(-[.E173]))" office:value-type="float" office:value="0.496655218306202" calcext:value-type="float">
            <text:p>0.496655218306202</text:p>
          </table:table-cell>
          <table:table-cell table:formula="of:=1-[.F173]" office:value-type="float" office:value="0.503344781693798" calcext:value-type="float">
            <text:p>0.503344781693798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.39605278347" calcext:value-type="float">
            <text:p>1.39605278347</text:p>
          </table:table-cell>
          <table:table-cell office:value-type="float" office:value="0.528091382458" calcext:value-type="float">
            <text:p>0.528091382458</text:p>
          </table:table-cell>
          <table:table-cell table:formula="of:=[.B174] * [.$I$2] + [.C174] * [.$J$2]" office:value-type="float" office:value="0.0670245693722633" calcext:value-type="float">
            <text:p>0.067024569372263</text:p>
          </table:table-cell>
          <table:table-cell table:formula="of:=[.D174] * [.A174]" office:value-type="float" office:value="-0.0670245693722633" calcext:value-type="float">
            <text:p>-0.067024569372263</text:p>
          </table:table-cell>
          <table:table-cell table:formula="of:=1/(1 + EXP(-[.E174]))" office:value-type="float" office:value="0.483250127631899" calcext:value-type="float">
            <text:p>0.483250127631899</text:p>
          </table:table-cell>
          <table:table-cell table:formula="of:=1-[.F174]" office:value-type="float" office:value="0.516749872368101" calcext:value-type="float">
            <text:p>0.516749872368101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349762224616" calcext:value-type="float">
            <text:p>-0.349762224616</text:p>
          </table:table-cell>
          <table:table-cell office:value-type="float" office:value="-0.696985048047" calcext:value-type="float">
            <text:p>-0.696985048047</text:p>
          </table:table-cell>
          <table:table-cell table:formula="of:=[.B175] * [.$I$2] + [.C175] * [.$J$2]" office:value-type="float" office:value="-0.0351215622336091" calcext:value-type="float">
            <text:p>-0.035121562233609</text:p>
          </table:table-cell>
          <table:table-cell table:formula="of:=[.D175] * [.A175]" office:value-type="float" office:value="0.0351215622336091" calcext:value-type="float">
            <text:p>0.035121562233609</text:p>
          </table:table-cell>
          <table:table-cell table:formula="of:=1/(1 + EXP(-[.E175]))" office:value-type="float" office:value="0.508779488101084" calcext:value-type="float">
            <text:p>0.508779488101084</text:p>
          </table:table-cell>
          <table:table-cell table:formula="of:=1-[.F175]" office:value-type="float" office:value="0.491220511898916" calcext:value-type="float">
            <text:p>0.49122051189891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1504419468" calcext:value-type="float">
            <text:p>2.31504419468</text:p>
          </table:table-cell>
          <table:table-cell office:value-type="float" office:value="1.1939383508" calcext:value-type="float">
            <text:p>1.1939383508</text:p>
          </table:table-cell>
          <table:table-cell table:formula="of:=[.B176] * [.$I$2] + [.C176] * [.$J$2]" office:value-type="float" office:value="0.121474672230861" calcext:value-type="float">
            <text:p>0.121474672230861</text:p>
          </table:table-cell>
          <table:table-cell table:formula="of:=[.D176] * [.A176]" office:value-type="float" office:value="0.121474672230861" calcext:value-type="float">
            <text:p>0.121474672230861</text:p>
          </table:table-cell>
          <table:table-cell table:formula="of:=1/(1 + EXP(-[.E176]))" office:value-type="float" office:value="0.53033137949835" calcext:value-type="float">
            <text:p>0.53033137949835</text:p>
          </table:table-cell>
          <table:table-cell table:formula="of:=1-[.F176]" office:value-type="float" office:value="0.46966862050165" calcext:value-type="float">
            <text:p>0.4696686205016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12183586073" calcext:value-type="float">
            <text:p>0.212183586073</text:p>
          </table:table-cell>
          <table:table-cell office:value-type="float" office:value="2.70099967859" calcext:value-type="float">
            <text:p>2.70099967859</text:p>
          </table:table-cell>
          <table:table-cell table:formula="of:=[.B177] * [.$I$2] + [.C177] * [.$J$2]" office:value-type="float" office:value="0.0952559575405836" calcext:value-type="float">
            <text:p>0.095255957540584</text:p>
          </table:table-cell>
          <table:table-cell table:formula="of:=[.D177] * [.A177]" office:value-type="float" office:value="0.0952559575405836" calcext:value-type="float">
            <text:p>0.095255957540584</text:p>
          </table:table-cell>
          <table:table-cell table:formula="of:=1/(1 + EXP(-[.E177]))" office:value-type="float" office:value="0.523795998964376" calcext:value-type="float">
            <text:p>0.523795998964376</text:p>
          </table:table-cell>
          <table:table-cell table:formula="of:=1-[.F177]" office:value-type="float" office:value="0.476204001035624" calcext:value-type="float">
            <text:p>0.476204001035624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239311336448" calcext:value-type="float">
            <text:p>-0.239311336448</text:p>
          </table:table-cell>
          <table:table-cell office:value-type="float" office:value="1.36249958234" calcext:value-type="float">
            <text:p>1.36249958234</text:p>
          </table:table-cell>
          <table:table-cell table:formula="of:=[.B178] * [.$I$2] + [.C178] * [.$J$2]" office:value-type="float" office:value="0.0356757975910846" calcext:value-type="float">
            <text:p>0.035675797591085</text:p>
          </table:table-cell>
          <table:table-cell table:formula="of:=[.D178] * [.A178]" office:value-type="float" office:value="-0.0356757975910846" calcext:value-type="float">
            <text:p>-0.035675797591085</text:p>
          </table:table-cell>
          <table:table-cell table:formula="of:=1/(1 + EXP(-[.E178]))" office:value-type="float" office:value="0.49108199645723" calcext:value-type="float">
            <text:p>0.49108199645723</text:p>
          </table:table-cell>
          <table:table-cell table:formula="of:=1-[.F178]" office:value-type="float" office:value="0.50891800354277" calcext:value-type="float">
            <text:p>0.5089180035427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2863827337" calcext:value-type="float">
            <text:p>1.82863827337</text:p>
          </table:table-cell>
          <table:table-cell office:value-type="float" office:value="1.60803617252" calcext:value-type="float">
            <text:p>1.60803617252</text:p>
          </table:table-cell>
          <table:table-cell table:formula="of:=[.B179] * [.$I$2] + [.C179] * [.$J$2]" office:value-type="float" office:value="0.117536373797031" calcext:value-type="float">
            <text:p>0.117536373797031</text:p>
          </table:table-cell>
          <table:table-cell table:formula="of:=[.D179] * [.A179]" office:value-type="float" office:value="0.117536373797031" calcext:value-type="float">
            <text:p>0.117536373797031</text:p>
          </table:table-cell>
          <table:table-cell table:formula="of:=1/(1 + EXP(-[.E179]))" office:value-type="float" office:value="0.529350312170843" calcext:value-type="float">
            <text:p>0.529350312170843</text:p>
          </table:table-cell>
          <table:table-cell table:formula="of:=1-[.F179]" office:value-type="float" office:value="0.470649687829157" calcext:value-type="float">
            <text:p>0.470649687829157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277534489548" calcext:value-type="float">
            <text:p>0.277534489548</text:p>
          </table:table-cell>
          <table:table-cell office:value-type="float" office:value="-0.758549412294" calcext:value-type="float">
            <text:p>-0.758549412294</text:p>
          </table:table-cell>
          <table:table-cell table:formula="of:=[.B180] * [.$I$2] + [.C180] * [.$J$2]" office:value-type="float" office:value="-0.0147058313862291" calcext:value-type="float">
            <text:p>-0.014705831386229</text:p>
          </table:table-cell>
          <table:table-cell table:formula="of:=[.D180] * [.A180]" office:value-type="float" office:value="0.0147058313862291" calcext:value-type="float">
            <text:p>0.014705831386229</text:p>
          </table:table-cell>
          <table:table-cell table:formula="of:=1/(1 + EXP(-[.E180]))" office:value-type="float" office:value="0.50367639159164" calcext:value-type="float">
            <text:p>0.50367639159164</text:p>
          </table:table-cell>
          <table:table-cell table:formula="of:=1-[.F180]" office:value-type="float" office:value="0.49632360840836" calcext:value-type="float">
            <text:p>0.4963236084083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8659463351" calcext:value-type="float">
            <text:p>2.58659463351</text:p>
          </table:table-cell>
          <table:table-cell office:value-type="float" office:value="2.59342363407" calcext:value-type="float">
            <text:p>2.59342363407</text:p>
          </table:table-cell>
          <table:table-cell table:formula="of:=[.B181] * [.$I$2] + [.C181] * [.$J$2]" office:value-type="float" office:value="0.1766047645897" calcext:value-type="float">
            <text:p>0.1766047645897</text:p>
          </table:table-cell>
          <table:table-cell table:formula="of:=[.D181] * [.A181]" office:value-type="float" office:value="0.1766047645897" calcext:value-type="float">
            <text:p>0.1766047645897</text:p>
          </table:table-cell>
          <table:table-cell table:formula="of:=1/(1 + EXP(-[.E181]))" office:value-type="float" office:value="0.544036794410281" calcext:value-type="float">
            <text:p>0.544036794410281</text:p>
          </table:table-cell>
          <table:table-cell table:formula="of:=1-[.F181]" office:value-type="float" office:value="0.455963205589719" calcext:value-type="float">
            <text:p>0.45596320558971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02241185626" calcext:value-type="float">
            <text:p>2.02241185626</text:p>
          </table:table-cell>
          <table:table-cell office:value-type="float" office:value="3.26793283679" calcext:value-type="float">
            <text:p>3.26793283679</text:p>
          </table:table-cell>
          <table:table-cell table:formula="of:=[.B182] * [.$I$2] + [.C182] * [.$J$2]" office:value-type="float" office:value="0.178340345931446" calcext:value-type="float">
            <text:p>0.178340345931446</text:p>
          </table:table-cell>
          <table:table-cell table:formula="of:=[.D182] * [.A182]" office:value-type="float" office:value="0.178340345931446" calcext:value-type="float">
            <text:p>0.178340345931446</text:p>
          </table:table-cell>
          <table:table-cell table:formula="of:=1/(1 + EXP(-[.E182]))" office:value-type="float" office:value="0.544467291027559" calcext:value-type="float">
            <text:p>0.544467291027559</text:p>
          </table:table-cell>
          <table:table-cell table:formula="of:=1-[.F182]" office:value-type="float" office:value="0.455532708972441" calcext:value-type="float">
            <text:p>0.455532708972441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208456575965" calcext:value-type="float">
            <text:p>-0.208456575965</text:p>
          </table:table-cell>
          <table:table-cell office:value-type="float" office:value="1.26844332075" calcext:value-type="float">
            <text:p>1.26844332075</text:p>
          </table:table-cell>
          <table:table-cell table:formula="of:=[.B183] * [.$I$2] + [.C183] * [.$J$2]" office:value-type="float" office:value="0.0337252139391644" calcext:value-type="float">
            <text:p>0.033725213939165</text:p>
          </table:table-cell>
          <table:table-cell table:formula="of:=[.D183] * [.A183]" office:value-type="float" office:value="-0.0337252139391644" calcext:value-type="float">
            <text:p>-0.033725213939165</text:p>
          </table:table-cell>
          <table:table-cell table:formula="of:=1/(1 + EXP(-[.E183]))" office:value-type="float" office:value="0.491569495564387" calcext:value-type="float">
            <text:p>0.491569495564387</text:p>
          </table:table-cell>
          <table:table-cell table:formula="of:=1-[.F183]" office:value-type="float" office:value="0.508430504435613" calcext:value-type="float">
            <text:p>0.50843050443561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45055007277" calcext:value-type="float">
            <text:p>2.45055007277</text:p>
          </table:table-cell>
          <table:table-cell office:value-type="float" office:value="1.4403279592" calcext:value-type="float">
            <text:p>1.4403279592</text:p>
          </table:table-cell>
          <table:table-cell table:formula="of:=[.B184] * [.$I$2] + [.C184] * [.$J$2]" office:value-type="float" office:value="0.134314268644458" calcext:value-type="float">
            <text:p>0.134314268644458</text:p>
          </table:table-cell>
          <table:table-cell table:formula="of:=[.D184] * [.A184]" office:value-type="float" office:value="0.134314268644458" calcext:value-type="float">
            <text:p>0.134314268644458</text:p>
          </table:table-cell>
          <table:table-cell table:formula="of:=1/(1 + EXP(-[.E184]))" office:value-type="float" office:value="0.533528177381497" calcext:value-type="float">
            <text:p>0.533528177381497</text:p>
          </table:table-cell>
          <table:table-cell table:formula="of:=1-[.F184]" office:value-type="float" office:value="0.466471822618503" calcext:value-type="float">
            <text:p>0.466471822618503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725817118862" calcext:value-type="float">
            <text:p>0.725817118862</text:p>
          </table:table-cell>
          <table:table-cell office:value-type="float" office:value="-1.26995228038" calcext:value-type="float">
            <text:p>-1.26995228038</text:p>
          </table:table-cell>
          <table:table-cell table:formula="of:=[.B185] * [.$I$2] + [.C185] * [.$J$2]" office:value-type="float" office:value="-0.0152882454778862" calcext:value-type="float">
            <text:p>-0.015288245477886</text:p>
          </table:table-cell>
          <table:table-cell table:formula="of:=[.D185] * [.A185]" office:value-type="float" office:value="0.0152882454778862" calcext:value-type="float">
            <text:p>0.015288245477886</text:p>
          </table:table-cell>
          <table:table-cell table:formula="of:=1/(1 + EXP(-[.E185]))" office:value-type="float" office:value="0.503821986926868" calcext:value-type="float">
            <text:p>0.503821986926868</text:p>
          </table:table-cell>
          <table:table-cell table:formula="of:=1-[.F185]" office:value-type="float" office:value="0.496178013073132" calcext:value-type="float">
            <text:p>0.49617801307313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4966012188" calcext:value-type="float">
            <text:p>1.04966012188</text:p>
          </table:table-cell>
          <table:table-cell office:value-type="float" office:value="1.48935443771" calcext:value-type="float">
            <text:p>1.48935443771</text:p>
          </table:table-cell>
          <table:table-cell table:formula="of:=[.B186] * [.$I$2] + [.C186] * [.$J$2]" office:value-type="float" office:value="0.0858500895905607" calcext:value-type="float">
            <text:p>0.085850089590561</text:p>
          </table:table-cell>
          <table:table-cell table:formula="of:=[.D186] * [.A186]" office:value-type="float" office:value="0.0858500895905607" calcext:value-type="float">
            <text:p>0.085850089590561</text:p>
          </table:table-cell>
          <table:table-cell table:formula="of:=1/(1 + EXP(-[.E186]))" office:value-type="float" office:value="0.521449350114538" calcext:value-type="float">
            <text:p>0.521449350114538</text:p>
          </table:table-cell>
          <table:table-cell table:formula="of:=1-[.F186]" office:value-type="float" office:value="0.478550649885462" calcext:value-type="float">
            <text:p>0.478550649885462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320264683263" calcext:value-type="float">
            <text:p>0.320264683263</text:p>
          </table:table-cell>
          <table:table-cell office:value-type="float" office:value="-0.733109409979" calcext:value-type="float">
            <text:p>-0.733109409979</text:p>
          </table:table-cell>
          <table:table-cell table:formula="of:=[.B187] * [.$I$2] + [.C187] * [.$J$2]" office:value-type="float" office:value="-0.0123532455855013" calcext:value-type="float">
            <text:p>-0.012353245585501</text:p>
          </table:table-cell>
          <table:table-cell table:formula="of:=[.D187] * [.A187]" office:value-type="float" office:value="0.0123532455855013" calcext:value-type="float">
            <text:p>0.012353245585501</text:p>
          </table:table-cell>
          <table:table-cell table:formula="of:=1/(1 + EXP(-[.E187]))" office:value-type="float" office:value="0.503088272123259" calcext:value-type="float">
            <text:p>0.503088272123259</text:p>
          </table:table-cell>
          <table:table-cell table:formula="of:=1-[.F187]" office:value-type="float" office:value="0.496911727876741" calcext:value-type="float">
            <text:p>0.496911727876741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.13877674803" calcext:value-type="float">
            <text:p>2.13877674803</text:p>
          </table:table-cell>
          <table:table-cell office:value-type="float" office:value="-1.54666437975" calcext:value-type="float">
            <text:p>-1.54666437975</text:p>
          </table:table-cell>
          <table:table-cell table:formula="of:=[.B188] * [.$I$2] + [.C188] * [.$J$2]" office:value-type="float" office:value="0.0262165300868283" calcext:value-type="float">
            <text:p>0.026216530086828</text:p>
          </table:table-cell>
          <table:table-cell table:formula="of:=[.D188] * [.A188]" office:value-type="float" office:value="-0.0262165300868283" calcext:value-type="float">
            <text:p>-0.026216530086828</text:p>
          </table:table-cell>
          <table:table-cell table:formula="of:=1/(1 + EXP(-[.E188]))" office:value-type="float" office:value="0.493446242843957" calcext:value-type="float">
            <text:p>0.493446242843957</text:p>
          </table:table-cell>
          <table:table-cell table:formula="of:=1-[.F188]" office:value-type="float" office:value="0.506553757156043" calcext:value-type="float">
            <text:p>0.506553757156043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963075012443" calcext:value-type="float">
            <text:p>-0.963075012443</text:p>
          </table:table-cell>
          <table:table-cell office:value-type="float" office:value="0.807908786038" calcext:value-type="float">
            <text:p>0.807908786038</text:p>
          </table:table-cell>
          <table:table-cell table:formula="of:=[.B189] * [.$I$2] + [.C189] * [.$J$2]" office:value-type="float" office:value="-0.0081871983423243" calcext:value-type="float">
            <text:p>-0.008187198342324</text:p>
          </table:table-cell>
          <table:table-cell table:formula="of:=[.D189] * [.A189]" office:value-type="float" office:value="0.0081871983423243" calcext:value-type="float">
            <text:p>0.008187198342324</text:p>
          </table:table-cell>
          <table:table-cell table:formula="of:=1/(1 + EXP(-[.E189]))" office:value-type="float" office:value="0.502046788152539" calcext:value-type="float">
            <text:p>0.502046788152539</text:p>
          </table:table-cell>
          <table:table-cell table:formula="of:=1-[.F189]" office:value-type="float" office:value="0.497953211847461" calcext:value-type="float">
            <text:p>0.497953211847461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405414997769" calcext:value-type="float">
            <text:p>-0.405414997769</text:p>
          </table:table-cell>
          <table:table-cell office:value-type="float" office:value="1.06974685088" calcext:value-type="float">
            <text:p>1.06974685088</text:p>
          </table:table-cell>
          <table:table-cell table:formula="of:=[.B190] * [.$I$2] + [.C190] * [.$J$2]" office:value-type="float" office:value="0.0202379579398257" calcext:value-type="float">
            <text:p>0.020237957939826</text:p>
          </table:table-cell>
          <table:table-cell table:formula="of:=[.D190] * [.A190]" office:value-type="float" office:value="-0.0202379579398257" calcext:value-type="float">
            <text:p>-0.020237957939826</text:p>
          </table:table-cell>
          <table:table-cell table:formula="of:=1/(1 + EXP(-[.E190]))" office:value-type="float" office:value="0.494940683194647" calcext:value-type="float">
            <text:p>0.494940683194647</text:p>
          </table:table-cell>
          <table:table-cell table:formula="of:=1-[.F190]" office:value-type="float" office:value="0.505059316805353" calcext:value-type="float">
            <text:p>0.505059316805353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53942691245" calcext:value-type="float">
            <text:p>-0.53942691245</text:p>
          </table:table-cell>
          <table:table-cell office:value-type="float" office:value="-0.935384406949" calcext:value-type="float">
            <text:p>-0.935384406949</text:p>
          </table:table-cell>
          <table:table-cell table:formula="of:=[.B191] * [.$I$2] + [.C191] * [.$J$2]" office:value-type="float" office:value="-0.0496369584420496" calcext:value-type="float">
            <text:p>-0.04963695844205</text:p>
          </table:table-cell>
          <table:table-cell table:formula="of:=[.D191] * [.A191]" office:value-type="float" office:value="0.0496369584420496" calcext:value-type="float">
            <text:p>0.04963695844205</text:p>
          </table:table-cell>
          <table:table-cell table:formula="of:=1/(1 + EXP(-[.E191]))" office:value-type="float" office:value="0.512406692385804" calcext:value-type="float">
            <text:p>0.512406692385804</text:p>
          </table:table-cell>
          <table:table-cell table:formula="of:=1-[.F191]" office:value-type="float" office:value="0.487593307614196" calcext:value-type="float">
            <text:p>0.48759330761419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46599203536" calcext:value-type="float">
            <text:p>4.46599203536</text:p>
          </table:table-cell>
          <table:table-cell office:value-type="float" office:value="1.11007294541" calcext:value-type="float">
            <text:p>1.11007294541</text:p>
          </table:table-cell>
          <table:table-cell table:formula="of:=[.B192] * [.$I$2] + [.C192] * [.$J$2]" office:value-type="float" office:value="0.195608501739118" calcext:value-type="float">
            <text:p>0.195608501739118</text:p>
          </table:table-cell>
          <table:table-cell table:formula="of:=[.D192] * [.A192]" office:value-type="float" office:value="0.195608501739118" calcext:value-type="float">
            <text:p>0.195608501739118</text:p>
          </table:table-cell>
          <table:table-cell table:formula="of:=1/(1 + EXP(-[.E192]))" office:value-type="float" office:value="0.548746792530803" calcext:value-type="float">
            <text:p>0.548746792530803</text:p>
          </table:table-cell>
          <table:table-cell table:formula="of:=1-[.F192]" office:value-type="float" office:value="0.451253207469197" calcext:value-type="float">
            <text:p>0.45125320746919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25526064709" calcext:value-type="float">
            <text:p>3.25526064709</text:p>
          </table:table-cell>
          <table:table-cell office:value-type="float" office:value="-0.0372752602586" calcext:value-type="float">
            <text:p>-0.0372752602586</text:p>
          </table:table-cell>
          <table:table-cell table:formula="of:=[.B193] * [.$I$2] + [.C193] * [.$J$2]" office:value-type="float" office:value="0.115104643271811" calcext:value-type="float">
            <text:p>0.115104643271811</text:p>
          </table:table-cell>
          <table:table-cell table:formula="of:=[.D193] * [.A193]" office:value-type="float" office:value="0.115104643271811" calcext:value-type="float">
            <text:p>0.115104643271811</text:p>
          </table:table-cell>
          <table:table-cell table:formula="of:=1/(1 + EXP(-[.E193]))" office:value-type="float" office:value="0.528744431387097" calcext:value-type="float">
            <text:p>0.528744431387097</text:p>
          </table:table-cell>
          <table:table-cell table:formula="of:=1-[.F193]" office:value-type="float" office:value="0.471255568612903" calcext:value-type="float">
            <text:p>0.471255568612903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371661527652" calcext:value-type="float">
            <text:p>-0.371661527652</text:p>
          </table:table-cell>
          <table:table-cell office:value-type="float" office:value="1.37134415028" calcext:value-type="float">
            <text:p>1.37134415028</text:p>
          </table:table-cell>
          <table:table-cell table:formula="of:=[.B194] * [.$I$2] + [.C194] * [.$J$2]" office:value-type="float" office:value="0.0312338515846182" calcext:value-type="float">
            <text:p>0.031233851584618</text:p>
          </table:table-cell>
          <table:table-cell table:formula="of:=[.D194] * [.A194]" office:value-type="float" office:value="-0.0312338515846182" calcext:value-type="float">
            <text:p>-0.031233851584618</text:p>
          </table:table-cell>
          <table:table-cell table:formula="of:=1/(1 + EXP(-[.E194]))" office:value-type="float" office:value="0.492192171839689" calcext:value-type="float">
            <text:p>0.492192171839689</text:p>
          </table:table-cell>
          <table:table-cell table:formula="of:=1-[.F194]" office:value-type="float" office:value="0.507807828160311" calcext:value-type="float">
            <text:p>0.507807828160311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726213529703" calcext:value-type="float">
            <text:p>-0.726213529703</text:p>
          </table:table-cell>
          <table:table-cell office:value-type="float" office:value="-1.20840446628" calcext:value-type="float">
            <text:p>-1.20840446628</text:p>
          </table:table-cell>
          <table:table-cell table:formula="of:=[.B195] * [.$I$2] + [.C195] * [.$J$2]" office:value-type="float" office:value="-0.0651733044307857" calcext:value-type="float">
            <text:p>-0.065173304430786</text:p>
          </table:table-cell>
          <table:table-cell table:formula="of:=[.D195] * [.A195]" office:value-type="float" office:value="0.0651733044307857" calcext:value-type="float">
            <text:p>0.065173304430786</text:p>
          </table:table-cell>
          <table:table-cell table:formula="of:=1/(1 + EXP(-[.E195]))" office:value-type="float" office:value="0.516287561316822" calcext:value-type="float">
            <text:p>0.516287561316822</text:p>
          </table:table-cell>
          <table:table-cell table:formula="of:=1-[.F195]" office:value-type="float" office:value="0.483712438683178" calcext:value-type="float">
            <text:p>0.48371243868317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6798198952" calcext:value-type="float">
            <text:p>2.16798198952</text:p>
          </table:table-cell>
          <table:table-cell office:value-type="float" office:value="-0.247935889859" calcext:value-type="float">
            <text:p>-0.247935889859</text:p>
          </table:table-cell>
          <table:table-cell table:formula="of:=[.B196] * [.$I$2] + [.C196] * [.$J$2]" office:value-type="float" office:value="0.0694167582759298" calcext:value-type="float">
            <text:p>0.06941675827593</text:p>
          </table:table-cell>
          <table:table-cell table:formula="of:=[.D196] * [.A196]" office:value-type="float" office:value="0.0694167582759298" calcext:value-type="float">
            <text:p>0.06941675827593</text:p>
          </table:table-cell>
          <table:table-cell table:formula="of:=1/(1 + EXP(-[.E196]))" office:value-type="float" office:value="0.517347224225674" calcext:value-type="float">
            <text:p>0.517347224225674</text:p>
          </table:table-cell>
          <table:table-cell table:formula="of:=1-[.F196]" office:value-type="float" office:value="0.482652775774326" calcext:value-type="float">
            <text:p>0.48265277577432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4676576603" calcext:value-type="float">
            <text:p>2.14676576603</text:p>
          </table:table-cell>
          <table:table-cell office:value-type="float" office:value="2.83746881909" calcext:value-type="float">
            <text:p>2.83746881909</text:p>
          </table:table-cell>
          <table:table-cell table:formula="of:=[.B197] * [.$I$2] + [.C197] * [.$J$2]" office:value-type="float" office:value="0.168810819956372" calcext:value-type="float">
            <text:p>0.168810819956372</text:p>
          </table:table-cell>
          <table:table-cell table:formula="of:=[.D197] * [.A197]" office:value-type="float" office:value="0.168810819956372" calcext:value-type="float">
            <text:p>0.168810819956372</text:p>
          </table:table-cell>
          <table:table-cell table:formula="of:=1/(1 + EXP(-[.E197]))" office:value-type="float" office:value="0.542102768568668" calcext:value-type="float">
            <text:p>0.542102768568668</text:p>
          </table:table-cell>
          <table:table-cell table:formula="of:=1-[.F197]" office:value-type="float" office:value="0.457897231431332" calcext:value-type="float">
            <text:p>0.457897231431332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660295955223" calcext:value-type="float">
            <text:p>0.660295955223</text:p>
          </table:table-cell>
          <table:table-cell office:value-type="float" office:value="-0.969696458955" calcext:value-type="float">
            <text:p>-0.969696458955</text:p>
          </table:table-cell>
          <table:table-cell table:formula="of:=[.B198] * [.$I$2] + [.C198] * [.$J$2]" office:value-type="float" office:value="-0.00788310491080461" calcext:value-type="float">
            <text:p>-0.007883104910805</text:p>
          </table:table-cell>
          <table:table-cell table:formula="of:=[.D198] * [.A198]" office:value-type="float" office:value="0.00788310491080461" calcext:value-type="float">
            <text:p>0.007883104910805</text:p>
          </table:table-cell>
          <table:table-cell table:formula="of:=1/(1 + EXP(-[.E198]))" office:value-type="float" office:value="0.501970766021879" calcext:value-type="float">
            <text:p>0.501970766021879</text:p>
          </table:table-cell>
          <table:table-cell table:formula="of:=1-[.F198]" office:value-type="float" office:value="0.498029233978121" calcext:value-type="float">
            <text:p>0.49802923397812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1104387273" calcext:value-type="float">
            <text:p>2.31104387273</text:p>
          </table:table-cell>
          <table:table-cell office:value-type="float" office:value="2.11570222558" calcext:value-type="float">
            <text:p>2.11570222558</text:p>
          </table:table-cell>
          <table:table-cell table:formula="of:=[.B199] * [.$I$2] + [.C199] * [.$J$2]" office:value-type="float" office:value="0.151252163369621" calcext:value-type="float">
            <text:p>0.151252163369621</text:p>
          </table:table-cell>
          <table:table-cell table:formula="of:=[.D199] * [.A199]" office:value-type="float" office:value="0.151252163369621" calcext:value-type="float">
            <text:p>0.151252163369621</text:p>
          </table:table-cell>
          <table:table-cell table:formula="of:=1/(1 + EXP(-[.E199]))" office:value-type="float" office:value="0.537741117284184" calcext:value-type="float">
            <text:p>0.537741117284184</text:p>
          </table:table-cell>
          <table:table-cell table:formula="of:=1-[.F199]" office:value-type="float" office:value="0.462258882715816" calcext:value-type="float">
            <text:p>0.46225888271581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01091974748" calcext:value-type="float">
            <text:p>3.01091974748</text:p>
          </table:table-cell>
          <table:table-cell office:value-type="float" office:value="1.51983710014" calcext:value-type="float">
            <text:p>1.51983710014</text:p>
          </table:table-cell>
          <table:table-cell table:formula="of:=[.B200] * [.$I$2] + [.C200] * [.$J$2]" office:value-type="float" office:value="0.156917853120971" calcext:value-type="float">
            <text:p>0.156917853120971</text:p>
          </table:table-cell>
          <table:table-cell table:formula="of:=[.D200] * [.A200]" office:value-type="float" office:value="0.156917853120971" calcext:value-type="float">
            <text:p>0.156917853120971</text:p>
          </table:table-cell>
          <table:table-cell table:formula="of:=1/(1 + EXP(-[.E200]))" office:value-type="float" office:value="0.539149164710687" calcext:value-type="float">
            <text:p>0.539149164710687</text:p>
          </table:table-cell>
          <table:table-cell table:formula="of:=1-[.F200]" office:value-type="float" office:value="0.460850835289313" calcext:value-type="float">
            <text:p>0.460850835289313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1.03366771262" calcext:value-type="float">
            <text:p>-1.03366771262</text:p>
          </table:table-cell>
          <table:table-cell office:value-type="float" office:value="-0.147538937784" calcext:value-type="float">
            <text:p>-0.147538937784</text:p>
          </table:table-cell>
          <table:table-cell table:formula="of:=[.B201] * [.$I$2] + [.C201] * [.$J$2]" office:value-type="float" office:value="-0.0417233696242081" calcext:value-type="float">
            <text:p>-0.041723369624208</text:p>
          </table:table-cell>
          <table:table-cell table:formula="of:=[.D201] * [.A201]" office:value-type="float" office:value="0.0417233696242081" calcext:value-type="float">
            <text:p>0.041723369624208</text:p>
          </table:table-cell>
          <table:table-cell table:formula="of:=1/(1 + EXP(-[.E201]))" office:value-type="float" office:value="0.510429329467493" calcext:value-type="float">
            <text:p>0.510429329467493</text:p>
          </table:table-cell>
          <table:table-cell table:formula="of:=1-[.F201]" office:value-type="float" office:value="0.489570670532507" calcext:value-type="float">
            <text:p>0.48957067053250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4517619042" calcext:value-type="float">
            <text:p>4.24517619042</text:p>
          </table:table-cell>
          <table:table-cell office:value-type="float" office:value="3.05393139864" calcext:value-type="float">
            <text:p>3.05393139864</text:p>
          </table:table-cell>
          <table:table-cell table:formula="of:=[.B202] * [.$I$2] + [.C202] * [.$J$2]" office:value-type="float" office:value="0.250816058239381" calcext:value-type="float">
            <text:p>0.250816058239381</text:p>
          </table:table-cell>
          <table:table-cell table:formula="of:=[.D202] * [.A202]" office:value-type="float" office:value="0.250816058239381" calcext:value-type="float">
            <text:p>0.250816058239381</text:p>
          </table:table-cell>
          <table:table-cell table:formula="of:=1/(1 + EXP(-[.E202]))" office:value-type="float" office:value="0.562377350429828" calcext:value-type="float">
            <text:p>0.562377350429828</text:p>
          </table:table-cell>
          <table:table-cell table:formula="of:=1-[.F202]" office:value-type="float" office:value="0.437622649570173" calcext:value-type="float">
            <text:p>0.43762264957017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43793547443" calcext:value-type="float">
            <text:p>2.43793547443</text:p>
          </table:table-cell>
          <table:table-cell office:value-type="float" office:value="1.35780395589" calcext:value-type="float">
            <text:p>1.35780395589</text:p>
          </table:table-cell>
          <table:table-cell table:formula="of:=[.B203] * [.$I$2] + [.C203] * [.$J$2]" office:value-type="float" office:value="0.131184806353507" calcext:value-type="float">
            <text:p>0.131184806353507</text:p>
          </table:table-cell>
          <table:table-cell table:formula="of:=[.D203] * [.A203]" office:value-type="float" office:value="0.131184806353507" calcext:value-type="float">
            <text:p>0.131184806353507</text:p>
          </table:table-cell>
          <table:table-cell table:formula="of:=1/(1 + EXP(-[.E203]))" office:value-type="float" office:value="0.532749248664843" calcext:value-type="float">
            <text:p>0.532749248664843</text:p>
          </table:table-cell>
          <table:table-cell table:formula="of:=1-[.F203]" office:value-type="float" office:value="0.467250751335157" calcext:value-type="float">
            <text:p>0.467250751335157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1.87663766373" calcext:value-type="float">
            <text:p>-1.87663766373</text:p>
          </table:table-cell>
          <table:table-cell office:value-type="float" office:value="1.5333975233" calcext:value-type="float">
            <text:p>1.5333975233</text:p>
          </table:table-cell>
          <table:table-cell table:formula="of:=[.B204] * [.$I$2] + [.C204] * [.$J$2]" office:value-type="float" office:value="-0.0172806094505135" calcext:value-type="float">
            <text:p>-0.017280609450514</text:p>
          </table:table-cell>
          <table:table-cell table:formula="of:=[.D204] * [.A204]" office:value-type="float" office:value="0.0172806094505135" calcext:value-type="float">
            <text:p>0.017280609450514</text:p>
          </table:table-cell>
          <table:table-cell table:formula="of:=1/(1 + EXP(-[.E204]))" office:value-type="float" office:value="0.50432004485904" calcext:value-type="float">
            <text:p>0.50432004485904</text:p>
          </table:table-cell>
          <table:table-cell table:formula="of:=1-[.F204]" office:value-type="float" office:value="0.495679955140959" calcext:value-type="float">
            <text:p>0.49567995514095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6.82444648019" calcext:value-type="float">
            <text:p>-6.82444648019</text:p>
          </table:table-cell>
          <table:table-cell office:value-type="float" office:value="-13.9342109412" calcext:value-type="float">
            <text:p>-13.9342109412</text:p>
          </table:table-cell>
          <table:table-cell table:formula="of:=[.B205] * [.$I$2] + [.C205] * [.$J$2]" office:value-type="float" office:value="-0.696150208909242" calcext:value-type="float">
            <text:p>-0.696150208909242</text:p>
          </table:table-cell>
          <table:table-cell table:formula="of:=[.D205] * [.A205]" office:value-type="float" office:value="-0.696150208909242" calcext:value-type="float">
            <text:p>-0.696150208909242</text:p>
          </table:table-cell>
          <table:table-cell table:formula="of:=1/(1 + EXP(-[.E205]))" office:value-type="float" office:value="0.332666328040721" calcext:value-type="float">
            <text:p>0.332666328040721</text:p>
          </table:table-cell>
          <table:table-cell table:formula="of:=1-[.F205]" office:value-type="float" office:value="0.667333671959279" calcext:value-type="float">
            <text:p>0.667333671959279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00180474151159" calcext:value-type="float">
            <text:p>0.00180474151159</text:p>
          </table:table-cell>
          <table:table-cell office:value-type="float" office:value="0.865147483615" calcext:value-type="float">
            <text:p>0.865147483615</text:p>
          </table:table-cell>
          <table:table-cell table:formula="of:=[.B206] * [.$I$2] + [.C206] * [.$J$2]" office:value-type="float" office:value="0.0281471470699492" calcext:value-type="float">
            <text:p>0.028147147069949</text:p>
          </table:table-cell>
          <table:table-cell table:formula="of:=[.D206] * [.A206]" office:value-type="float" office:value="-0.0281471470699492" calcext:value-type="float">
            <text:p>-0.028147147069949</text:p>
          </table:table-cell>
          <table:table-cell table:formula="of:=1/(1 + EXP(-[.E206]))" office:value-type="float" office:value="0.492963677777206" calcext:value-type="float">
            <text:p>0.492963677777206</text:p>
          </table:table-cell>
          <table:table-cell table:formula="of:=1-[.F206]" office:value-type="float" office:value="0.507036322222794" calcext:value-type="float">
            <text:p>0.50703632222279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5T21:21:08.757356695</dc:date>
    <meta:editing-duration>PT39M21S</meta:editing-duration>
    <meta:editing-cycles>1</meta:editing-cycles>
    <meta:document-statistic meta:table-count="1" meta:cell-count="1444" meta:object-count="0"/>
    <meta:generator>LibreOffice/6.1.4.2$Linux_X86_64 LibreOffice_project/10$Build-2</meta:generator>
  </office:meta>
</office:document-meta>
</file>